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89781653" calcext:value-type="float">
            <text:p>0.02897816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79833686" calcext:value-type="float">
            <text:p>0.057983368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70125042" calcext:value-type="float">
            <text:p>0.08701250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160609153" calcext:value-type="float">
            <text:p>0.116060915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45122589" calcext:value-type="float">
            <text:p>0.14512258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741905" calcext:value-type="float">
            <text:p>0.17419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32570424" calcext:value-type="float">
            <text:p>0.20325704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23145508" calcext:value-type="float">
            <text:p>0.23231455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613558602" calcext:value-type="float">
            <text:p>0.26135586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903748136" calcext:value-type="float">
            <text:p>0.29037481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193666992" calcext:value-type="float">
            <text:p>0.319366699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483285593" calcext:value-type="float">
            <text:p>0.348328559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3772593178" calcext:value-type="float">
            <text:p>0.377259317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061597288" calcext:value-type="float">
            <text:p>0.406159728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350321525" calcext:value-type="float">
            <text:p>0.43503215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638802076" calcext:value-type="float">
            <text:p>0.46388020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92708322" calcext:value-type="float">
            <text:p>0.49270832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215212627" calcext:value-type="float">
            <text:p>0.521521262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503236992" calcext:value-type="float">
            <text:p>0.550323699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79119822" calcext:value-type="float">
            <text:p>0.5791198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079130551" calcext:value-type="float">
            <text:p>0.607913055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367058856" calcext:value-type="float">
            <text:p>0.636705885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654997839" calcext:value-type="float">
            <text:p>0.665499783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6942951737" calcext:value-type="float">
            <text:p>0.694295173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7230914746" calcext:value-type="float">
            <text:p>0.723091474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751887161" calcext:value-type="float">
            <text:p>0.75188716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780679822" calcext:value-type="float">
            <text:p>0.78067982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8094662331" calcext:value-type="float">
            <text:p>0.809466233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8382424534" calcext:value-type="float">
            <text:p>0.838242453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8670039364" calcext:value-type="float">
            <text:p>0.8670039364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957456864" calcext:value-type="float">
            <text:p>0.895745686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244624831" calcext:value-type="float">
            <text:p>0.924462483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531491525" calcext:value-type="float">
            <text:p>0.953149152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818008941" calcext:value-type="float">
            <text:p>0.981800894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0104136356" calcext:value-type="float">
            <text:p>1.010413635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0389843771" calcext:value-type="float">
            <text:p>1.038984377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0675114915" calcext:value-type="float">
            <text:p>1.06751149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095994928" calcext:value-type="float">
            <text:p>1.09599492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1244363008" calcext:value-type="float">
            <text:p>1.124436300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1528387966" calcext:value-type="float">
            <text:p>1.152838796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1812069449" calcext:value-type="float">
            <text:p>1.181206944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2095462203" calcext:value-type="float">
            <text:p>1.209546220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2378625297" calcext:value-type="float">
            <text:p>1.237862529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2661616186" calcext:value-type="float">
            <text:p>1.266161618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2944484788" calcext:value-type="float">
            <text:p>1.294448478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3227268178" calcext:value-type="float">
            <text:p>1.322726817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3509986144" calcext:value-type="float">
            <text:p>1.350998614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3792638856" calcext:value-type="float">
            <text:p>1.379263885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4075206102" calcext:value-type="float">
            <text:p>1.407520610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4357648729" calcext:value-type="float">
            <text:p>1.435764872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4639911822" calcext:value-type="float">
            <text:p>1.463991182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4921929492" calcext:value-type="float">
            <text:p>1.492192949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5203630424" calcext:value-type="float">
            <text:p>1.520363042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5484943729" calcext:value-type="float">
            <text:p>1.54849437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5765804364" calcext:value-type="float">
            <text:p>1.576580436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6046157542" calcext:value-type="float">
            <text:p>1.604615754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6325961271" calcext:value-type="float">
            <text:p>1.632596127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6605187246" calcext:value-type="float">
            <text:p>1.660518724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6883819195" calcext:value-type="float">
            <text:p>1.688381919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7161849831" calcext:value-type="float">
            <text:p>1.7161849831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.7439276017" calcext:value-type="float">
            <text:p>1.743927601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7716093686" calcext:value-type="float">
            <text:p>1.771609368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.7992292966" calcext:value-type="float">
            <text:p>1.799229296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8267855169" calcext:value-type="float">
            <text:p>1.826785516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8542752288" calcext:value-type="float">
            <text:p>1.854275228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8816950254" calcext:value-type="float">
            <text:p>1.881695025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.9090416144" calcext:value-type="float">
            <text:p>1.909041614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9363129322" calcext:value-type="float">
            <text:p>1.936312932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.9635095636" calcext:value-type="float">
            <text:p>1.963509563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9906363178" calcext:value-type="float">
            <text:p>1.990636317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0177037034" calcext:value-type="float">
            <text:p>2.017703703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0447290847" calcext:value-type="float">
            <text:p>2.044729084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0717371822" calcext:value-type="float">
            <text:p>2.071737182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0987596992" calcext:value-type="float">
            <text:p>2.098759699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1258339407" calcext:value-type="float">
            <text:p>2.1258339407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1530003983" calcext:value-type="float">
            <text:p>2.153000398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1802994915" calcext:value-type="float">
            <text:p>2.180299491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2077678093" calcext:value-type="float">
            <text:p>2.207767809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2354343093" calcext:value-type="float">
            <text:p>2.235434309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2633169534" calcext:value-type="float">
            <text:p>2.263316953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2914202203" calcext:value-type="float">
            <text:p>2.291420220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3197338051" calcext:value-type="float">
            <text:p>2.319733805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3482326314" calcext:value-type="float">
            <text:p>2.348232631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376878161" calcext:value-type="float">
            <text:p>2.37687816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4056208347" calcext:value-type="float">
            <text:p>2.405620834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4344033602" calcext:value-type="float">
            <text:p>2.434403360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4631645297" calcext:value-type="float">
            <text:p>2.463164529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4918432076" calcext:value-type="float">
            <text:p>2.491843207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.5203821483" calcext:value-type="float">
            <text:p>2.520382148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.5487312924" calcext:value-type="float">
            <text:p>2.548731292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.576850322" calcext:value-type="float">
            <text:p>2.57685032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.6047102331" calcext:value-type="float">
            <text:p>2.604710233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.6322938136" calcext:value-type="float">
            <text:p>2.632293813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.6595950085" calcext:value-type="float">
            <text:p>2.659595008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.6866172585" calcext:value-type="float">
            <text:p>2.686617258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7133710169" calcext:value-type="float">
            <text:p>2.713371016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.7398706822" calcext:value-type="float">
            <text:p>2.739870682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.7661313559" calcext:value-type="float">
            <text:p>2.766131355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.79216575" calcext:value-type="float">
            <text:p>2.792165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8179815636" calcext:value-type="float">
            <text:p>2.817981563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.8435796271" calcext:value-type="float">
            <text:p>2.843579627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.868952928" calcext:value-type="float">
            <text:p>2.86895292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.894086589" calcext:value-type="float">
            <text:p>2.89408658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.9189587076" calcext:value-type="float">
            <text:p>2.91895870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.9435418941" calcext:value-type="float">
            <text:p>2.943541894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.9678052458" calcext:value-type="float">
            <text:p>2.967805245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2.9917164025" calcext:value-type="float">
            <text:p>2.991716402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0152431441" calcext:value-type="float">
            <text:p>3.015243144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038353839" calcext:value-type="float">
            <text:p>3.03835383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0610154237" calcext:value-type="float">
            <text:p>3.061015423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0831863263" calcext:value-type="float">
            <text:p>3.083186326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1047977373" calcext:value-type="float">
            <text:p>3.104797737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1257024915" calcext:value-type="float">
            <text:p>3.125702491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1455024958" calcext:value-type="float">
            <text:p>3.145502495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1625944534" calcext:value-type="float">
            <text:p>3.162594453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.179686411" calcext:value-type="float">
            <text:p>3.17968641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.2096630636" calcext:value-type="float">
            <text:p>3.209663063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2356270551" calcext:value-type="float">
            <text:p>3.235627055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2605426441" calcext:value-type="float">
            <text:p>3.260542644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.285085678" calcext:value-type="float">
            <text:p>3.28508567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.3095390763" calcext:value-type="float">
            <text:p>3.309539076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.3340562246" calcext:value-type="float">
            <text:p>3.334056224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.3587312669" calcext:value-type="float">
            <text:p>3.358731266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.3836247881" calcext:value-type="float">
            <text:p>3.383624788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.4087753686" calcext:value-type="float">
            <text:p>3.408775368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.4342056864" calcext:value-type="float">
            <text:p>3.434205686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.4599261864" calcext:value-type="float">
            <text:p>3.459926186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.4859375508" calcext:value-type="float">
            <text:p>3.485937550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.5122325212" calcext:value-type="float">
            <text:p>3.512232521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.5387973983" calcext:value-type="float">
            <text:p>3.538797398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.5656133517" calcext:value-type="float">
            <text:p>3.565613351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.5926576737" calcext:value-type="float">
            <text:p>3.592657673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.619905" calcext:value-type="float">
            <text:p>3.61990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.6473285" calcext:value-type="float">
            <text:p>3.647328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.6749010381" calcext:value-type="float">
            <text:p>3.674901038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.7025962203" calcext:value-type="float">
            <text:p>3.702596220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.7303892924" calcext:value-type="float">
            <text:p>3.730389292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.7582578347" calcext:value-type="float">
            <text:p>3.758257834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.7861822076" calcext:value-type="float">
            <text:p>3.786182207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.8141457415" calcext:value-type="float">
            <text:p>3.814145741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.8421346695" calcext:value-type="float">
            <text:p>3.842134669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.8701378644" calcext:value-type="float">
            <text:p>3.870137864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.8981464153" calcext:value-type="float">
            <text:p>3.89814641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.9261531314" calcext:value-type="float">
            <text:p>3.926153131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.9541520551" calcext:value-type="float">
            <text:p>3.954152055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.9821380381" calcext:value-type="float">
            <text:p>3.982138038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.010106428" calcext:value-type="float">
            <text:p>4.01010642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.0380529025" calcext:value-type="float">
            <text:p>4.038052902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.065973411" calcext:value-type="float">
            <text:p>4.06597341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.0938642585" calcext:value-type="float">
            <text:p>4.09386425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.1217222458" calcext:value-type="float">
            <text:p>4.121722245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.1495448517" calcext:value-type="float">
            <text:p>4.149544851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.177330428" calcext:value-type="float">
            <text:p>4.17733042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.2050783814" calcext:value-type="float">
            <text:p>4.205078381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.2327893093" calcext:value-type="float">
            <text:p>4.232789309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.2604650975" calcext:value-type="float">
            <text:p>4.260465097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.288109" calcext:value-type="float">
            <text:p>4.28810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.3157256483" calcext:value-type="float">
            <text:p>4.315725648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.3433210424" calcext:value-type="float">
            <text:p>4.343321042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.3709024703" calcext:value-type="float">
            <text:p>4.370902470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.3984783686" calcext:value-type="float">
            <text:p>4.398478368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.4260580847" calcext:value-type="float">
            <text:p>4.426058084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.4536515636" calcext:value-type="float">
            <text:p>4.45365156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.4812689364" calcext:value-type="float">
            <text:p>4.48126893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.5089200339" calcext:value-type="float">
            <text:p>4.508920033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4.5366138559" calcext:value-type="float">
            <text:p>4.536613855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.5643580593" calcext:value-type="float">
            <text:p>4.564358059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.5921585" calcext:value-type="float">
            <text:p>4.59215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4.620018911" calcext:value-type="float">
            <text:p>4.62001891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.6479407331" calcext:value-type="float">
            <text:p>4.647940733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4.6759231441" calcext:value-type="float">
            <text:p>4.675923144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4.7039633136" calcext:value-type="float">
            <text:p>4.703963313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4.7320568178" calcext:value-type="float">
            <text:p>4.732056817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4.7601982076" calcext:value-type="float">
            <text:p>4.76019820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4.7883816568" calcext:value-type="float">
            <text:p>4.788381656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.8166016102" calcext:value-type="float">
            <text:p>4.816601610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4.8448533771" calcext:value-type="float">
            <text:p>4.844853377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4.8731335466" calcext:value-type="float">
            <text:p>4.873133546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4.9014402415" calcext:value-type="float">
            <text:p>4.901440241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.9297731314" calcext:value-type="float">
            <text:p>4.929773131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4.9581332203" calcext:value-type="float">
            <text:p>4.958133220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4.9865224407" calcext:value-type="float">
            <text:p>4.986522440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.0149431017" calcext:value-type="float">
            <text:p>5.014943101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.0433972797" calcext:value-type="float">
            <text:p>5.043397279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.0718862203" calcext:value-type="float">
            <text:p>5.071886220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5.1004098347" calcext:value-type="float">
            <text:p>5.100409834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.1289663814" calcext:value-type="float">
            <text:p>5.128966381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.1575523517" calcext:value-type="float">
            <text:p>5.157552351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5.1861625805" calcext:value-type="float">
            <text:p>5.18616258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.2147905932" calcext:value-type="float">
            <text:p>5.214790593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5.2434291229" calcext:value-type="float">
            <text:p>5.243429122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5.2720707458" calcext:value-type="float">
            <text:p>5.272070745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5.3007085805" calcext:value-type="float">
            <text:p>5.300708580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5.3293369576" calcext:value-type="float">
            <text:p>5.329336957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5.3579519746" calcext:value-type="float">
            <text:p>5.357951974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5.3865519068" calcext:value-type="float">
            <text:p>5.386551906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5.4151374025" calcext:value-type="float">
            <text:p>5.415137402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.4437114576" calcext:value-type="float">
            <text:p>5.443711457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5.4722791737" calcext:value-type="float">
            <text:p>5.472279173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.5008473051" calcext:value-type="float">
            <text:p>5.500847305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5.5294236992" calcext:value-type="float">
            <text:p>5.529423699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5.5580166144" calcext:value-type="float">
            <text:p>5.558016614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.5866340636" calcext:value-type="float">
            <text:p>5.586634063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5.6152831992" calcext:value-type="float">
            <text:p>5.615283199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5.6439698093" calcext:value-type="float">
            <text:p>5.643969809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5.6726979915" calcext:value-type="float">
            <text:p>5.672697991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5.7014700085" calcext:value-type="float">
            <text:p>5.701470008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5.7302863178" calcext:value-type="float">
            <text:p>5.730286317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5.7591457966" calcext:value-type="float">
            <text:p>5.759145796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.788046089" calcext:value-type="float">
            <text:p>5.78804608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5.8169840636" calcext:value-type="float">
            <text:p>5.816984063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5.8459563136" calcext:value-type="float">
            <text:p>5.845956313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5.8749596271" calcext:value-type="float">
            <text:p>5.874959627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5.9039914237" calcext:value-type="float">
            <text:p>5.903991423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.9330500381" calcext:value-type="float">
            <text:p>5.933050038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5.9621348898" calcext:value-type="float">
            <text:p>5.962134889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5.9912464703" calcext:value-type="float">
            <text:p>5.991246470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6.0203861653" calcext:value-type="float">
            <text:p>6.020386165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6.049555928" calcext:value-type="float">
            <text:p>6.04955592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6.078757839" calcext:value-type="float">
            <text:p>6.07875783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6.1079936144" calcext:value-type="float">
            <text:p>6.107993614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6.1372641144" calcext:value-type="float">
            <text:p>6.137264114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6.1665689025" calcext:value-type="float">
            <text:p>6.166568902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6.1959059492" calcext:value-type="float">
            <text:p>6.195905949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6.2252714873" calcext:value-type="float">
            <text:p>6.225271487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6.2546600466" calcext:value-type="float">
            <text:p>6.254660046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6.2840646907" calcext:value-type="float">
            <text:p>6.284064690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6.3134774237" calcext:value-type="float">
            <text:p>6.313477423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6.3428897161" calcext:value-type="float">
            <text:p>6.342889716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6.3722930975" calcext:value-type="float">
            <text:p>6.372293097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6.4016797797" calcext:value-type="float">
            <text:p>6.401679779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6.4310432203" calcext:value-type="float">
            <text:p>6.4310432203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6.4603785593" calcext:value-type="float">
            <text:p>6.460378559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6.4896829237" calcext:value-type="float">
            <text:p>6.489682923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6.5189555381" calcext:value-type="float">
            <text:p>6.518955538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38847" calcext:value-type="float">
            <text:p>6.838847</text:p>
          </table:table-cell>
          <table:table-cell office:value-type="float" office:value="6.5481976441" calcext:value-type="float">
            <text:p>6.5481976441</text:p>
          </table:table-cell>
          <table:table-cell table:formula="of:=POWER([.C237]-6.75;2)" office:value-type="float" office:value="0.0407241908467902" calcext:value-type="float">
            <text:p>0.0407241908</text:p>
          </table:table-cell>
          <table:table-cell table:formula="of:=SQRT(SUM([.D237:.D336])/100)" office:value-type="float" office:value="0.198671441264705" calcext:value-type="float">
            <text:p>0.198671441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45228" calcext:value-type="float">
            <text:p>6.845228</text:p>
          </table:table-cell>
          <table:table-cell office:value-type="float" office:value="6.5484340636" calcext:value-type="float">
            <text:p>6.5484340636</text:p>
          </table:table-cell>
          <table:table-cell table:formula="of:=POWER([.C238]-6.75;2)" office:value-type="float" office:value="0.0406288267168087" calcext:value-type="float">
            <text:p>0.040628826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850876" calcext:value-type="float">
            <text:p>6.850876</text:p>
          </table:table-cell>
          <table:table-cell office:value-type="float" office:value="6.54862025" calcext:value-type="float">
            <text:p>6.54862025</text:p>
          </table:table-cell>
          <table:table-cell table:formula="of:=POWER([.C239]-6.75;2)" office:value-type="float" office:value="0.0405538037100625" calcext:value-type="float">
            <text:p>0.040553803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55425" calcext:value-type="float">
            <text:p>6.855425</text:p>
          </table:table-cell>
          <table:table-cell office:value-type="float" office:value="6.5487644449" calcext:value-type="float">
            <text:p>6.5487644449</text:p>
          </table:table-cell>
          <table:table-cell table:formula="of:=POWER([.C240]-6.75;2)" office:value-type="float" office:value="0.0404957486364052" calcext:value-type="float">
            <text:p>0.040495748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58555" calcext:value-type="float">
            <text:p>6.858555</text:p>
          </table:table-cell>
          <table:table-cell office:value-type="float" office:value="6.5488766695" calcext:value-type="float">
            <text:p>6.5488766695</text:p>
          </table:table-cell>
          <table:table-cell table:formula="of:=POWER([.C241]-6.75;2)" office:value-type="float" office:value="0.0404505940714121" calcext:value-type="float">
            <text:p>0.040450594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60027" calcext:value-type="float">
            <text:p>6.860027</text:p>
          </table:table-cell>
          <table:table-cell office:value-type="float" office:value="6.5489679619" calcext:value-type="float">
            <text:p>6.5489679619</text:p>
          </table:table-cell>
          <table:table-cell table:formula="of:=POWER([.C242]-6.75;2)" office:value-type="float" office:value="0.0404138803426399" calcext:value-type="float">
            <text:p>0.040413880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59704" calcext:value-type="float">
            <text:p>6.859704</text:p>
          </table:table-cell>
          <table:table-cell office:value-type="float" office:value="6.5490495042" calcext:value-type="float">
            <text:p>6.5490495042</text:p>
          </table:table-cell>
          <table:table-cell table:formula="of:=POWER([.C243]-6.75;2)" office:value-type="float" office:value="0.0403811017622658" calcext:value-type="float">
            <text:p>0.040381101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57572" calcext:value-type="float">
            <text:p>6.857572</text:p>
          </table:table-cell>
          <table:table-cell office:value-type="float" office:value="6.5491317754" calcext:value-type="float">
            <text:p>6.5491317754</text:p>
          </table:table-cell>
          <table:table-cell table:formula="of:=POWER([.C244]-6.75;2)" office:value-type="float" office:value="0.0403480436539559" calcext:value-type="float">
            <text:p>0.040348043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53749" calcext:value-type="float">
            <text:p>6.853749</text:p>
          </table:table-cell>
          <table:table-cell office:value-type="float" office:value="6.5492237627" calcext:value-type="float">
            <text:p>6.5492237627</text:p>
          </table:table-cell>
          <table:table-cell table:formula="of:=POWER([.C245]-6.75;2)" office:value-type="float" office:value="0.0403110974643457" calcext:value-type="float">
            <text:p>0.040311097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48473" calcext:value-type="float">
            <text:p>6.848473</text:p>
          </table:table-cell>
          <table:table-cell office:value-type="float" office:value="6.5493322669" calcext:value-type="float">
            <text:p>6.5493322669</text:p>
          </table:table-cell>
          <table:table-cell table:formula="of:=POWER([.C246]-6.75;2)" office:value-type="float" office:value="0.0402675391074927" calcext:value-type="float">
            <text:p>0.040267539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42085" calcext:value-type="float">
            <text:p>6.842085</text:p>
          </table:table-cell>
          <table:table-cell office:value-type="float" office:value="6.5494614534" calcext:value-type="float">
            <text:p>6.5494614534</text:p>
          </table:table-cell>
          <table:table-cell table:formula="of:=POWER([.C247]-6.75;2)" office:value-type="float" office:value="0.0402157086724403" calcext:value-type="float">
            <text:p>0.0402157087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34999" calcext:value-type="float">
            <text:p>6.834999</text:p>
          </table:table-cell>
          <table:table-cell office:value-type="float" office:value="6.5496126059" calcext:value-type="float">
            <text:p>6.5496126059</text:p>
          </table:table-cell>
          <table:table-cell table:formula="of:=POWER([.C248]-6.75;2)" office:value-type="float" office:value="0.0401551077141887" calcext:value-type="float">
            <text:p>0.040155107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827659" calcext:value-type="float">
            <text:p>6.827659</text:p>
          </table:table-cell>
          <table:table-cell office:value-type="float" office:value="6.5497841356" calcext:value-type="float">
            <text:p>6.5497841356</text:p>
          </table:table-cell>
          <table:table-cell table:formula="of:=POWER([.C249]-6.75;2)" office:value-type="float" office:value="0.040086392357439" calcext:value-type="float">
            <text:p>0.040086392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820497" calcext:value-type="float">
            <text:p>6.820497</text:p>
          </table:table-cell>
          <table:table-cell office:value-type="float" office:value="6.5499718686" calcext:value-type="float">
            <text:p>6.5499718686</text:p>
          </table:table-cell>
          <table:table-cell table:formula="of:=POWER([.C250]-6.75;2)" office:value-type="float" office:value="0.0400112533513756" calcext:value-type="float">
            <text:p>0.040011253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813892" calcext:value-type="float">
            <text:p>6.813892</text:p>
          </table:table-cell>
          <table:table-cell office:value-type="float" office:value="6.5501695636" calcext:value-type="float">
            <text:p>6.5501695636</text:p>
          </table:table-cell>
          <table:table-cell table:formula="of:=POWER([.C251]-6.75;2)" office:value-type="float" office:value="0.0399322033118145" calcext:value-type="float">
            <text:p>0.039932203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808141" calcext:value-type="float">
            <text:p>6.808141</text:p>
          </table:table-cell>
          <table:table-cell office:value-type="float" office:value="6.5503696059" calcext:value-type="float">
            <text:p>6.5503696059</text:p>
          </table:table-cell>
          <table:table-cell table:formula="of:=POWER([.C252]-6.75;2)" office:value-type="float" office:value="0.0398522942485212" calcext:value-type="float">
            <text:p>0.039852294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803435" calcext:value-type="float">
            <text:p>6.803435</text:p>
          </table:table-cell>
          <table:table-cell office:value-type="float" office:value="6.5505637881" calcext:value-type="float">
            <text:p>6.5505637881</text:p>
          </table:table-cell>
          <table:table-cell table:formula="of:=POWER([.C253]-6.75;2)" office:value-type="float" office:value="0.0397748026170218" calcext:value-type="float">
            <text:p>0.039774802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99854" calcext:value-type="float">
            <text:p>6.799854</text:p>
          </table:table-cell>
          <table:table-cell office:value-type="float" office:value="6.5507441144" calcext:value-type="float">
            <text:p>6.5507441144</text:p>
          </table:table-cell>
          <table:table-cell table:formula="of:=POWER([.C254]-6.75;2)" office:value-type="float" office:value="0.0397029079462401" calcext:value-type="float">
            <text:p>0.039702907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97375" calcext:value-type="float">
            <text:p>6.797375</text:p>
          </table:table-cell>
          <table:table-cell office:value-type="float" office:value="6.5509035254" calcext:value-type="float">
            <text:p>6.5509035254</text:p>
          </table:table-cell>
          <table:table-cell table:formula="of:=POWER([.C255]-6.75;2)" office:value-type="float" office:value="0.0396394061981485" calcext:value-type="float">
            <text:p>0.039639406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95885" calcext:value-type="float">
            <text:p>6.795885</text:p>
          </table:table-cell>
          <table:table-cell office:value-type="float" office:value="6.5510364534" calcext:value-type="float">
            <text:p>6.5510364534</text:p>
          </table:table-cell>
          <table:table-cell table:formula="of:=POWER([.C256]-6.75;2)" office:value-type="float" office:value="0.0395864928756503" calcext:value-type="float">
            <text:p>0.03958649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95203" calcext:value-type="float">
            <text:p>6.795203</text:p>
          </table:table-cell>
          <table:table-cell office:value-type="float" office:value="6.5511391992" calcext:value-type="float">
            <text:p>6.5511391992</text:p>
          </table:table-cell>
          <table:table-cell table:formula="of:=POWER([.C257]-6.75;2)" office:value-type="float" office:value="0.0395456180948174" calcext:value-type="float">
            <text:p>0.039545618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95108" calcext:value-type="float">
            <text:p>6.795108</text:p>
          </table:table-cell>
          <table:table-cell office:value-type="float" office:value="6.5512100678" calcext:value-type="float">
            <text:p>6.5512100678</text:p>
          </table:table-cell>
          <table:table-cell table:formula="of:=POWER([.C258]-6.75;2)" office:value-type="float" office:value="0.0395174371440808" calcext:value-type="float">
            <text:p>0.039517437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9536" calcext:value-type="float">
            <text:p>6.79536</text:p>
          </table:table-cell>
          <table:table-cell office:value-type="float" office:value="6.5512492797" calcext:value-type="float">
            <text:p>6.5512492797</text:p>
          </table:table-cell>
          <table:table-cell table:formula="of:=POWER([.C259]-6.75;2)" office:value-type="float" office:value="0.0395018488197687" calcext:value-type="float">
            <text:p>0.039501848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95712" calcext:value-type="float">
            <text:p>6.795712</text:p>
          </table:table-cell>
          <table:table-cell office:value-type="float" office:value="6.5512587119" calcext:value-type="float">
            <text:p>6.5512587119</text:p>
          </table:table-cell>
          <table:table-cell table:formula="of:=POWER([.C260]-6.75;2)" office:value-type="float" office:value="0.0394980995956472" calcext:value-type="float">
            <text:p>0.039498099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95927" calcext:value-type="float">
            <text:p>6.795927</text:p>
          </table:table-cell>
          <table:table-cell office:value-type="float" office:value="6.5512415212" calcext:value-type="float">
            <text:p>6.5512415212</text:p>
          </table:table-cell>
          <table:table-cell table:formula="of:=POWER([.C261]-6.75;2)" office:value-type="float" office:value="0.0395049328948902" calcext:value-type="float">
            <text:p>0.039504932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95782" calcext:value-type="float">
            <text:p>6.795782</text:p>
          </table:table-cell>
          <table:table-cell office:value-type="float" office:value="6.5512017076" calcext:value-type="float">
            <text:p>6.5512017076</text:p>
          </table:table-cell>
          <table:table-cell table:formula="of:=POWER([.C262]-6.75;2)" office:value-type="float" office:value="0.039520761061156" calcext:value-type="float">
            <text:p>0.039520761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95068" calcext:value-type="float">
            <text:p>6.795068</text:p>
          </table:table-cell>
          <table:table-cell office:value-type="float" office:value="6.5511436864" calcext:value-type="float">
            <text:p>6.5511436864</text:p>
          </table:table-cell>
          <table:table-cell table:formula="of:=POWER([.C263]-6.75;2)" office:value-type="float" office:value="0.0395438334585817" calcext:value-type="float">
            <text:p>0.0395438335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93593" calcext:value-type="float">
            <text:p>6.793593</text:p>
          </table:table-cell>
          <table:table-cell office:value-type="float" office:value="6.551071928" calcext:value-type="float">
            <text:p>6.551071928</text:p>
          </table:table-cell>
          <table:table-cell table:formula="of:=POWER([.C264]-6.75;2)" office:value-type="float" office:value="0.0395723778296373" calcext:value-type="float">
            <text:p>0.039572377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91188" calcext:value-type="float">
            <text:p>6.791188</text:p>
          </table:table-cell>
          <table:table-cell office:value-type="float" office:value="6.5509907288" calcext:value-type="float">
            <text:p>6.5509907288</text:p>
          </table:table-cell>
          <table:table-cell table:formula="of:=POWER([.C265]-6.75;2)" office:value-type="float" office:value="0.039604690023555" calcext:value-type="float">
            <text:p>0.0396046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8771" calcext:value-type="float">
            <text:p>6.78771</text:p>
          </table:table-cell>
          <table:table-cell office:value-type="float" office:value="6.5509040593" calcext:value-type="float">
            <text:p>6.5509040593</text:p>
          </table:table-cell>
          <table:table-cell table:formula="of:=POWER([.C266]-6.75;2)" office:value-type="float" office:value="0.0396391936032181" calcext:value-type="float">
            <text:p>0.039639193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83053" calcext:value-type="float">
            <text:p>6.783053</text:p>
          </table:table-cell>
          <table:table-cell office:value-type="float" office:value="6.5508155466" calcext:value-type="float">
            <text:p>6.5508155466</text:p>
          </table:table-cell>
          <table:table-cell table:formula="of:=POWER([.C267]-6.75;2)" office:value-type="float" office:value="0.0396744464762568" calcext:value-type="float">
            <text:p>0.0396744465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77164" calcext:value-type="float">
            <text:p>6.777164</text:p>
          </table:table-cell>
          <table:table-cell office:value-type="float" office:value="6.5507285551" calcext:value-type="float">
            <text:p>6.5507285551</text:p>
          </table:table-cell>
          <table:table-cell table:formula="of:=POWER([.C268]-6.75;2)" office:value-type="float" office:value="0.0397091087525337" calcext:value-type="float">
            <text:p>0.039709108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70054" calcext:value-type="float">
            <text:p>6.770054</text:p>
          </table:table-cell>
          <table:table-cell office:value-type="float" office:value="6.5506462924" calcext:value-type="float">
            <text:p>6.5506462924</text:p>
          </table:table-cell>
          <table:table-cell table:formula="of:=POWER([.C269]-6.75;2)" office:value-type="float" office:value="0.0397419007338664" calcext:value-type="float">
            <text:p>0.039741900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61811" calcext:value-type="float">
            <text:p>6.761811</text:p>
          </table:table-cell>
          <table:table-cell office:value-type="float" office:value="6.5505719322" calcext:value-type="float">
            <text:p>6.5505719322</text:p>
          </table:table-cell>
          <table:table-cell table:formula="of:=POWER([.C270]-6.75;2)" office:value-type="float" office:value="0.0397715542264412" calcext:value-type="float">
            <text:p>0.039771554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52607" calcext:value-type="float">
            <text:p>6.752607</text:p>
          </table:table-cell>
          <table:table-cell office:value-type="float" office:value="6.5505086992" calcext:value-type="float">
            <text:p>6.5505086992</text:p>
          </table:table-cell>
          <table:table-cell table:formula="of:=POWER([.C271]-6.75;2)" office:value-type="float" office:value="0.0397967790948761" calcext:value-type="float">
            <text:p>0.039796779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42695" calcext:value-type="float">
            <text:p>6.742695</text:p>
          </table:table-cell>
          <table:table-cell office:value-type="float" office:value="6.5504598898" calcext:value-type="float">
            <text:p>6.5504598898</text:p>
          </table:table-cell>
          <table:table-cell table:formula="of:=POWER([.C272]-6.75;2)" office:value-type="float" office:value="0.0398162555786282" calcext:value-type="float">
            <text:p>0.039816255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32399" calcext:value-type="float">
            <text:p>6.732399</text:p>
          </table:table-cell>
          <table:table-cell office:value-type="float" office:value="6.5504287881" calcext:value-type="float">
            <text:p>6.5504287881</text:p>
          </table:table-cell>
          <table:table-cell table:formula="of:=POWER([.C273]-6.75;2)" office:value-type="float" office:value="0.0398286686192349" calcext:value-type="float">
            <text:p>0.039828668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22091" calcext:value-type="float">
            <text:p>6.722091</text:p>
          </table:table-cell>
          <table:table-cell office:value-type="float" office:value="6.5504185085" calcext:value-type="float">
            <text:p>6.5504185085</text:p>
          </table:table-cell>
          <table:table-cell table:formula="of:=POWER([.C274]-6.75;2)" office:value-type="float" office:value="0.0398327717493646" calcext:value-type="float">
            <text:p>0.039832771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12164" calcext:value-type="float">
            <text:p>6.712164</text:p>
          </table:table-cell>
          <table:table-cell office:value-type="float" office:value="6.5504317246" calcext:value-type="float">
            <text:p>6.5504317246</text:p>
          </table:table-cell>
          <table:table-cell table:formula="of:=POWER([.C275]-6.75;2)" office:value-type="float" office:value="0.0398274965461302" calcext:value-type="float">
            <text:p>0.039827496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02989" calcext:value-type="float">
            <text:p>6.702989</text:p>
          </table:table-cell>
          <table:table-cell office:value-type="float" office:value="6.5504703686" calcext:value-type="float">
            <text:p>6.5504703686</text:p>
          </table:table-cell>
          <table:table-cell table:formula="of:=POWER([.C276]-6.75;2)" office:value-type="float" office:value="0.0398120738066198" calcext:value-type="float">
            <text:p>0.039812073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94883" calcext:value-type="float">
            <text:p>6.694883</text:p>
          </table:table-cell>
          <table:table-cell office:value-type="float" office:value="6.5505353136" calcext:value-type="float">
            <text:p>6.5505353136</text:p>
          </table:table-cell>
          <table:table-cell table:formula="of:=POWER([.C277]-6.75;2)" office:value-type="float" office:value="0.0397861611206503" calcext:value-type="float">
            <text:p>0.039786161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88069" calcext:value-type="float">
            <text:p>6.688069</text:p>
          </table:table-cell>
          <table:table-cell office:value-type="float" office:value="6.550626072" calcext:value-type="float">
            <text:p>6.550626072</text:p>
          </table:table-cell>
          <table:table-cell table:formula="of:=POWER([.C278]-6.75;2)" office:value-type="float" office:value="0.0397499631661492" calcext:value-type="float">
            <text:p>0.039749963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682649" calcext:value-type="float">
            <text:p>6.682649</text:p>
          </table:table-cell>
          <table:table-cell office:value-type="float" office:value="6.5507405932" calcext:value-type="float">
            <text:p>6.5507405932</text:p>
          </table:table-cell>
          <table:table-cell table:formula="of:=POWER([.C279]-6.75;2)" office:value-type="float" office:value="0.0397043111982877" calcext:value-type="float">
            <text:p>0.039704311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78585" calcext:value-type="float">
            <text:p>6.678585</text:p>
          </table:table-cell>
          <table:table-cell office:value-type="float" office:value="6.5508751907" calcext:value-type="float">
            <text:p>6.5508751907</text:p>
          </table:table-cell>
          <table:table-cell table:formula="of:=POWER([.C280]-6.75;2)" office:value-type="float" office:value="0.0396506896787613" calcext:value-type="float">
            <text:p>0.039650689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75699" calcext:value-type="float">
            <text:p>6.675699</text:p>
          </table:table-cell>
          <table:table-cell office:value-type="float" office:value="6.5510246186" calcext:value-type="float">
            <text:p>6.5510246186</text:p>
          </table:table-cell>
          <table:table-cell table:formula="of:=POWER([.C281]-6.75;2)" office:value-type="float" office:value="0.0395912024032756" calcext:value-type="float">
            <text:p>0.039591202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73688" calcext:value-type="float">
            <text:p>6.673688</text:p>
          </table:table-cell>
          <table:table-cell office:value-type="float" office:value="6.5511823051" calcext:value-type="float">
            <text:p>6.5511823051</text:p>
          </table:table-cell>
          <table:table-cell table:formula="of:=POWER([.C282]-6.75;2)" office:value-type="float" office:value="0.0395284758053494" calcext:value-type="float">
            <text:p>0.039528475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72144" calcext:value-type="float">
            <text:p>6.672144</text:p>
          </table:table-cell>
          <table:table-cell office:value-type="float" office:value="6.5513407373" calcext:value-type="float">
            <text:p>6.5513407373</text:p>
          </table:table-cell>
          <table:table-cell table:formula="of:=POWER([.C283]-6.75;2)" office:value-type="float" office:value="0.0394655026565075" calcext:value-type="float">
            <text:p>0.039465502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70604" calcext:value-type="float">
            <text:p>6.670604</text:p>
          </table:table-cell>
          <table:table-cell office:value-type="float" office:value="6.5514919831" calcext:value-type="float">
            <text:p>6.5514919831</text:p>
          </table:table-cell>
          <table:table-cell table:formula="of:=POWER([.C284]-6.75;2)" office:value-type="float" office:value="0.0394054327735707" calcext:value-type="float">
            <text:p>0.039405432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68587" calcext:value-type="float">
            <text:p>6.668587</text:p>
          </table:table-cell>
          <table:table-cell office:value-type="float" office:value="6.55162825" calcext:value-type="float">
            <text:p>6.55162825</text:p>
          </table:table-cell>
          <table:table-cell table:formula="of:=POWER([.C285]-6.75;2)" office:value-type="float" office:value="0.0393513511980624" calcext:value-type="float">
            <text:p>0.039351351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65646" calcext:value-type="float">
            <text:p>6.665646</text:p>
          </table:table-cell>
          <table:table-cell office:value-type="float" office:value="6.5517424915" calcext:value-type="float">
            <text:p>6.5517424915</text:p>
          </table:table-cell>
          <table:table-cell table:formula="of:=POWER([.C286]-6.75;2)" office:value-type="float" office:value="0.0393060396766277" calcext:value-type="float">
            <text:p>0.039306039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61409" calcext:value-type="float">
            <text:p>6.661409</text:p>
          </table:table-cell>
          <table:table-cell office:value-type="float" office:value="6.5518289364" calcext:value-type="float">
            <text:p>6.5518289364</text:p>
          </table:table-cell>
          <table:table-cell table:formula="of:=POWER([.C287]-6.75;2)" office:value-type="float" office:value="0.0392717704483553" calcext:value-type="float">
            <text:p>0.039271770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55617" calcext:value-type="float">
            <text:p>6.655617</text:p>
          </table:table-cell>
          <table:table-cell office:value-type="float" office:value="6.5518835551" calcext:value-type="float">
            <text:p>6.5518835551</text:p>
          </table:table-cell>
          <table:table-cell table:formula="of:=POWER([.C288]-6.75;2)" office:value-type="float" office:value="0.0392501257398148" calcext:value-type="float">
            <text:p>0.039250125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48142" calcext:value-type="float">
            <text:p>6.648142</text:p>
          </table:table-cell>
          <table:table-cell office:value-type="float" office:value="6.5519043263" calcext:value-type="float">
            <text:p>6.5519043263</text:p>
          </table:table-cell>
          <table:table-cell table:formula="of:=POWER([.C289]-6.75;2)" office:value-type="float" office:value="0.0392418959386569" calcext:value-type="float">
            <text:p>0.039241895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38994" calcext:value-type="float">
            <text:p>6.638994</text:p>
          </table:table-cell>
          <table:table-cell office:value-type="float" office:value="6.5518913983" calcext:value-type="float">
            <text:p>6.5518913983</text:p>
          </table:table-cell>
          <table:table-cell table:formula="of:=POWER([.C290]-6.75;2)" office:value-type="float" office:value="0.0392470180675291" calcext:value-type="float">
            <text:p>0.039247018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28311" calcext:value-type="float">
            <text:p>6.628311</text:p>
          </table:table-cell>
          <table:table-cell office:value-type="float" office:value="6.5518470297" calcext:value-type="float">
            <text:p>6.5518470297</text:p>
          </table:table-cell>
          <table:table-cell table:formula="of:=POWER([.C291]-6.75;2)" office:value-type="float" office:value="0.0392645996387126" calcext:value-type="float">
            <text:p>0.039264599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16335" calcext:value-type="float">
            <text:p>6.616335</text:p>
          </table:table-cell>
          <table:table-cell office:value-type="float" office:value="6.5517754195" calcext:value-type="float">
            <text:p>6.5517754195</text:p>
          </table:table-cell>
          <table:table-cell table:formula="of:=POWER([.C292]-6.75;2)" office:value-type="float" office:value="0.0392929843144009" calcext:value-type="float">
            <text:p>0.039292984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03368" calcext:value-type="float">
            <text:p>6.603368</text:p>
          </table:table-cell>
          <table:table-cell office:value-type="float" office:value="6.5516823898" calcext:value-type="float">
            <text:p>6.5516823898</text:p>
          </table:table-cell>
          <table:table-cell table:formula="of:=POWER([.C293]-6.75;2)" office:value-type="float" office:value="0.0393298745154392" calcext:value-type="float">
            <text:p>0.039329874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589733" calcext:value-type="float">
            <text:p>6.589733</text:p>
          </table:table-cell>
          <table:table-cell office:value-type="float" office:value="6.5515750466" calcext:value-type="float">
            <text:p>6.5515750466</text:p>
          </table:table-cell>
          <table:table-cell table:formula="of:=POWER([.C294]-6.75;2)" office:value-type="float" office:value="0.0393724621317922" calcext:value-type="float">
            <text:p>0.039372462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575714" calcext:value-type="float">
            <text:p>6.575714</text:p>
          </table:table-cell>
          <table:table-cell office:value-type="float" office:value="6.5514614237" calcext:value-type="float">
            <text:p>6.5514614237</text:p>
          </table:table-cell>
          <table:table-cell table:formula="of:=POWER([.C295]-6.75;2)" office:value-type="float" office:value="0.0394175662792309" calcext:value-type="float">
            <text:p>0.039417566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561523" calcext:value-type="float">
            <text:p>6.561523</text:p>
          </table:table-cell>
          <table:table-cell office:value-type="float" office:value="6.5513502288" calcext:value-type="float">
            <text:p>6.5513502288</text:p>
          </table:table-cell>
          <table:table-cell table:formula="of:=POWER([.C296]-6.75;2)" office:value-type="float" office:value="0.0394617315978121" calcext:value-type="float">
            <text:p>0.039461731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547258" calcext:value-type="float">
            <text:p>6.547258</text:p>
          </table:table-cell>
          <table:table-cell office:value-type="float" office:value="6.5512506483" calcext:value-type="float">
            <text:p>6.5512506483</text:p>
          </table:table-cell>
          <table:table-cell table:formula="of:=POWER([.C297]-6.75;2)" office:value-type="float" office:value="0.0395013048011703" calcext:value-type="float">
            <text:p>0.039501304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532897" calcext:value-type="float">
            <text:p>6.532897</text:p>
          </table:table-cell>
          <table:table-cell office:value-type="float" office:value="6.5511723008" calcext:value-type="float">
            <text:p>6.5511723008</text:p>
          </table:table-cell>
          <table:table-cell table:formula="of:=POWER([.C298]-6.75;2)" office:value-type="float" office:value="0.0395324539691656" calcext:value-type="float">
            <text:p>0.03953245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518303" calcext:value-type="float">
            <text:p>6.518303</text:p>
          </table:table-cell>
          <table:table-cell office:value-type="float" office:value="6.5511252585" calcext:value-type="float">
            <text:p>6.5511252585</text:p>
          </table:table-cell>
          <table:table-cell table:formula="of:=POWER([.C299]-6.75;2)" office:value-type="float" office:value="0.0395511628066918" calcext:value-type="float">
            <text:p>0.039551162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503268" calcext:value-type="float">
            <text:p>6.503268</text:p>
          </table:table-cell>
          <table:table-cell office:value-type="float" office:value="6.5511201017" calcext:value-type="float">
            <text:p>6.5511201017</text:p>
          </table:table-cell>
          <table:table-cell table:formula="of:=POWER([.C300]-6.75;2)" office:value-type="float" office:value="0.0395532139478182" calcext:value-type="float">
            <text:p>0.039553213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487572" calcext:value-type="float">
            <text:p>6.487572</text:p>
          </table:table-cell>
          <table:table-cell office:value-type="float" office:value="6.5511678856" calcext:value-type="float">
            <text:p>6.5511678856</text:p>
          </table:table-cell>
          <table:table-cell table:formula="of:=POWER([.C301]-6.75;2)" office:value-type="float" office:value="0.0395342097167747" calcext:value-type="float">
            <text:p>0.039534209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471072" calcext:value-type="float">
            <text:p>6.471072</text:p>
          </table:table-cell>
          <table:table-cell office:value-type="float" office:value="6.5512799534" calcext:value-type="float">
            <text:p>6.5512799534</text:p>
          </table:table-cell>
          <table:table-cell table:formula="of:=POWER([.C302]-6.75;2)" office:value-type="float" office:value="0.0394896569207062" calcext:value-type="float">
            <text:p>0.039489656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453795" calcext:value-type="float">
            <text:p>6.453795</text:p>
          </table:table-cell>
          <table:table-cell office:value-type="float" office:value="6.5514674322" calcext:value-type="float">
            <text:p>6.5514674322</text:p>
          </table:table-cell>
          <table:table-cell table:formula="of:=POWER([.C303]-6.75;2)" office:value-type="float" office:value="0.0394151804772616" calcext:value-type="float">
            <text:p>0.039415180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436031" calcext:value-type="float">
            <text:p>6.436031</text:p>
          </table:table-cell>
          <table:table-cell office:value-type="float" office:value="6.5517404195" calcext:value-type="float">
            <text:p>6.5517404195</text:p>
          </table:table-cell>
          <table:table-cell table:formula="of:=POWER([.C304]-6.75;2)" office:value-type="float" office:value="0.0393068612600361" calcext:value-type="float">
            <text:p>0.039306861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418405" calcext:value-type="float">
            <text:p>6.418405</text:p>
          </table:table-cell>
          <table:table-cell office:value-type="float" office:value="6.5521067669" calcext:value-type="float">
            <text:p>6.5521067669</text:p>
          </table:table-cell>
          <table:table-cell table:formula="of:=POWER([.C305]-6.75;2)" office:value-type="float" office:value="0.039161731706771" calcext:value-type="float">
            <text:p>0.039161731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401914" calcext:value-type="float">
            <text:p>6.401914</text:p>
          </table:table-cell>
          <table:table-cell office:value-type="float" office:value="6.5525706059" calcext:value-type="float">
            <text:p>6.5525706059</text:p>
          </table:table-cell>
          <table:table-cell table:formula="of:=POWER([.C306]-6.75;2)" office:value-type="float" office:value="0.0389783656546932" calcext:value-type="float">
            <text:p>0.038978365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387903" calcext:value-type="float">
            <text:p>6.387903</text:p>
          </table:table-cell>
          <table:table-cell office:value-type="float" office:value="6.553130678" calcext:value-type="float">
            <text:p>6.553130678</text:p>
          </table:table-cell>
          <table:table-cell table:formula="of:=POWER([.C307]-6.75;2)" office:value-type="float" office:value="0.0387575299447395" calcext:value-type="float">
            <text:p>0.038757529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37799" calcext:value-type="float">
            <text:p>6.37799</text:p>
          </table:table-cell>
          <table:table-cell office:value-type="float" office:value="6.5537787627" calcext:value-type="float">
            <text:p>6.5537787627</text:p>
          </table:table-cell>
          <table:table-cell table:formula="of:=POWER([.C308]-6.75;2)" office:value-type="float" office:value="0.0385027739675428" calcext:value-type="float">
            <text:p>0.03850277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373911" calcext:value-type="float">
            <text:p>6.373911</text:p>
          </table:table-cell>
          <table:table-cell office:value-type="float" office:value="6.554498428" calcext:value-type="float">
            <text:p>6.554498428</text:p>
          </table:table-cell>
          <table:table-cell table:formula="of:=POWER([.C309]-6.75;2)" office:value-type="float" office:value="0.038220864654471" calcext:value-type="float">
            <text:p>0.038220864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377314" calcext:value-type="float">
            <text:p>6.377314</text:p>
          </table:table-cell>
          <table:table-cell office:value-type="float" office:value="6.5552644449" calcext:value-type="float">
            <text:p>6.5552644449</text:p>
          </table:table-cell>
          <table:table-cell table:formula="of:=POWER([.C310]-6.75;2)" office:value-type="float" office:value="0.0379219364201053" calcext:value-type="float">
            <text:p>0.0379219364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389521" calcext:value-type="float">
            <text:p>6.389521</text:p>
          </table:table-cell>
          <table:table-cell office:value-type="float" office:value="6.5560431059" calcext:value-type="float">
            <text:p>6.5560431059</text:p>
          </table:table-cell>
          <table:table-cell table:formula="of:=POWER([.C311]-6.75;2)" office:value-type="float" office:value="0.0376192767689187" calcext:value-type="float">
            <text:p>0.037619276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411284" calcext:value-type="float">
            <text:p>6.411284</text:p>
          </table:table-cell>
          <table:table-cell office:value-type="float" office:value="6.5567936144" calcext:value-type="float">
            <text:p>6.5567936144</text:p>
          </table:table-cell>
          <table:table-cell table:formula="of:=POWER([.C312]-6.75;2)" office:value-type="float" office:value="0.0373287074366159" calcext:value-type="float">
            <text:p>0.037328707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442586" calcext:value-type="float">
            <text:p>6.442586</text:p>
          </table:table-cell>
          <table:table-cell office:value-type="float" office:value="6.5574705678" calcext:value-type="float">
            <text:p>6.5574705678</text:p>
          </table:table-cell>
          <table:table-cell table:formula="of:=POWER([.C313]-6.75;2)" office:value-type="float" office:value="0.0370675822632543" calcext:value-type="float">
            <text:p>0.03706758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482523" calcext:value-type="float">
            <text:p>6.482523</text:p>
          </table:table-cell>
          <table:table-cell office:value-type="float" office:value="6.5580273729" calcext:value-type="float">
            <text:p>6.5580273729</text:p>
          </table:table-cell>
          <table:table-cell table:formula="of:=POWER([.C314]-6.75;2)" office:value-type="float" office:value="0.0368534895556757" calcext:value-type="float">
            <text:p>0.036853489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529294" calcext:value-type="float">
            <text:p>6.529294</text:p>
          </table:table-cell>
          <table:table-cell office:value-type="float" office:value="6.5584202076" calcext:value-type="float">
            <text:p>6.5584202076</text:p>
          </table:table-cell>
          <table:table-cell table:formula="of:=POWER([.C315]-6.75;2)" office:value-type="float" office:value="0.036702816856027" calcext:value-type="float">
            <text:p>0.036702816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580304" calcext:value-type="float">
            <text:p>6.580304</text:p>
          </table:table-cell>
          <table:table-cell office:value-type="float" office:value="6.5586120805" calcext:value-type="float">
            <text:p>6.5586120805</text:p>
          </table:table-cell>
          <table:table-cell table:formula="of:=POWER([.C316]-6.75;2)" office:value-type="float" office:value="0.0366293357305386" calcext:value-type="float">
            <text:p>0.036629335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32371" calcext:value-type="float">
            <text:p>6.632371</text:p>
          </table:table-cell>
          <table:table-cell office:value-type="float" office:value="6.5585764873" calcext:value-type="float">
            <text:p>6.5585764873</text:p>
          </table:table-cell>
          <table:table-cell table:formula="of:=POWER([.C317]-6.75;2)" office:value-type="float" office:value="0.0366429612144071" calcext:value-type="float">
            <text:p>0.0366429612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82006" calcext:value-type="float">
            <text:p>6.682006</text:p>
          </table:table-cell>
          <table:table-cell office:value-type="float" office:value="6.5583001568" calcext:value-type="float">
            <text:p>6.5583001568</text:p>
          </table:table-cell>
          <table:table-cell table:formula="of:=POWER([.C318]-6.75;2)" office:value-type="float" office:value="0.0367488298829047" calcext:value-type="float">
            <text:p>0.036748829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25723" calcext:value-type="float">
            <text:p>6.725723</text:p>
          </table:table-cell>
          <table:table-cell office:value-type="float" office:value="6.5577845678" calcext:value-type="float">
            <text:p>6.5577845678</text:p>
          </table:table-cell>
          <table:table-cell table:formula="of:=POWER([.C319]-6.75;2)" office:value-type="float" office:value="0.0369467723758329" calcext:value-type="float">
            <text:p>0.036946772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60345" calcext:value-type="float">
            <text:p>6.760345</text:p>
          </table:table-cell>
          <table:table-cell office:value-type="float" office:value="6.5570460975" calcext:value-type="float">
            <text:p>6.5570460975</text:p>
          </table:table-cell>
          <table:table-cell table:formula="of:=POWER([.C320]-6.75;2)" office:value-type="float" office:value="0.0372312084899796" calcext:value-type="float">
            <text:p>0.037231208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83271" calcext:value-type="float">
            <text:p>6.783271</text:p>
          </table:table-cell>
          <table:table-cell office:value-type="float" office:value="6.5561147839" calcext:value-type="float">
            <text:p>6.5561147839</text:p>
          </table:table-cell>
          <table:table-cell table:formula="of:=POWER([.C321]-6.75;2)" office:value-type="float" office:value="0.0375914770221437" calcext:value-type="float">
            <text:p>0.03759147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92676" calcext:value-type="float">
            <text:p>6.792676</text:p>
          </table:table-cell>
          <table:table-cell office:value-type="float" office:value="6.5550318983" calcext:value-type="float">
            <text:p>6.5550318983</text:p>
          </table:table-cell>
          <table:table-cell table:formula="of:=POWER([.C322]-6.75;2)" office:value-type="float" office:value="0.0380125606805015" calcext:value-type="float">
            <text:p>0.0380125607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87636" calcext:value-type="float">
            <text:p>6.787636</text:p>
          </table:table-cell>
          <table:table-cell office:value-type="float" office:value="6.5538466398" calcext:value-type="float">
            <text:p>6.5538466398</text:p>
          </table:table-cell>
          <table:table-cell table:formula="of:=POWER([.C323]-6.75;2)" office:value-type="float" office:value="0.0384761407177511" calcext:value-type="float">
            <text:p>0.038476140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68168" calcext:value-type="float">
            <text:p>6.768168</text:p>
          </table:table-cell>
          <table:table-cell office:value-type="float" office:value="6.5526123008" calcext:value-type="float">
            <text:p>6.5526123008</text:p>
          </table:table-cell>
          <table:table-cell table:formula="of:=POWER([.C324]-6.75;2)" office:value-type="float" office:value="0.0389619037954697" calcext:value-type="float">
            <text:p>0.038961903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3519" calcext:value-type="float">
            <text:p>6.73519</text:p>
          </table:table-cell>
          <table:table-cell office:value-type="float" office:value="6.5513823602" calcext:value-type="float">
            <text:p>6.5513823602</text:p>
          </table:table-cell>
          <table:table-cell table:formula="of:=POWER([.C325]-6.75;2)" office:value-type="float" office:value="0.0394489668397226" calcext:value-type="float">
            <text:p>0.039448966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90398" calcext:value-type="float">
            <text:p>6.690398</text:p>
          </table:table-cell>
          <table:table-cell office:value-type="float" office:value="6.5502068602" calcext:value-type="float">
            <text:p>6.5502068602</text:p>
          </table:table-cell>
          <table:table-cell table:formula="of:=POWER([.C326]-6.75;2)" office:value-type="float" office:value="0.0399172987111422" calcext:value-type="float">
            <text:p>0.039917298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636091" calcext:value-type="float">
            <text:p>6.636091</text:p>
          </table:table-cell>
          <table:table-cell office:value-type="float" office:value="6.5491294831" calcext:value-type="float">
            <text:p>6.5491294831</text:p>
          </table:table-cell>
          <table:table-cell table:formula="of:=POWER([.C327]-6.75;2)" office:value-type="float" office:value="0.0403489645596733" calcext:value-type="float">
            <text:p>0.0403489646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74939" calcext:value-type="float">
            <text:p>6.574939</text:p>
          </table:table-cell>
          <table:table-cell office:value-type="float" office:value="6.5481855678" calcext:value-type="float">
            <text:p>6.5481855678</text:p>
          </table:table-cell>
          <table:table-cell table:formula="of:=POWER([.C328]-6.75;2)" office:value-type="float" office:value="0.0407290650442084" calcext:value-type="float">
            <text:p>0.04072906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09725" calcext:value-type="float">
            <text:p>6.509725</text:p>
          </table:table-cell>
          <table:table-cell office:value-type="float" office:value="6.5474012924" calcext:value-type="float">
            <text:p>6.5474012924</text:p>
          </table:table-cell>
          <table:table-cell table:formula="of:=POWER([.C329]-6.75;2)" office:value-type="float" office:value="0.0410462363211903" calcext:value-type="float">
            <text:p>0.041046236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443082" calcext:value-type="float">
            <text:p>6.443082</text:p>
          </table:table-cell>
          <table:table-cell office:value-type="float" office:value="6.5467940678" calcext:value-type="float">
            <text:p>6.5467940678</text:p>
          </table:table-cell>
          <table:table-cell table:formula="of:=POWER([.C330]-6.75;2)" office:value-type="float" office:value="0.0412926508812708" calcext:value-type="float">
            <text:p>0.041292650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377251" calcext:value-type="float">
            <text:p>6.377251</text:p>
          </table:table-cell>
          <table:table-cell office:value-type="float" office:value="6.5463740678" calcext:value-type="float">
            <text:p>6.5463740678</text:p>
          </table:table-cell>
          <table:table-cell table:formula="of:=POWER([.C331]-6.75;2)" office:value-type="float" office:value="0.0414635202643188" calcext:value-type="float">
            <text:p>0.041463520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313887" calcext:value-type="float">
            <text:p>6.313887</text:p>
          </table:table-cell>
          <table:table-cell office:value-type="float" office:value="6.5461466737" calcext:value-type="float">
            <text:p>6.5461466737</text:p>
          </table:table-cell>
          <table:table-cell table:formula="of:=POWER([.C332]-6.75;2)" office:value-type="float" office:value="0.0415561786435743" calcext:value-type="float">
            <text:p>0.041556178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253921" calcext:value-type="float">
            <text:p>6.253921</text:p>
          </table:table-cell>
          <table:table-cell office:value-type="float" office:value="6.5461155169" calcext:value-type="float">
            <text:p>6.5461155169</text:p>
          </table:table-cell>
          <table:table-cell table:formula="of:=POWER([.C333]-6.75;2)" office:value-type="float" office:value="0.041568882448954" calcext:value-type="float">
            <text:p>0.041568882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197519" calcext:value-type="float">
            <text:p>6.197519</text:p>
          </table:table-cell>
          <table:table-cell office:value-type="float" office:value="6.5462856822" calcext:value-type="float">
            <text:p>6.5462856822</text:p>
          </table:table-cell>
          <table:table-cell table:formula="of:=POWER([.C334]-6.75;2)" office:value-type="float" office:value="0.0414995232767195" calcext:value-type="float">
            <text:p>0.041499523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144117" calcext:value-type="float">
            <text:p>6.144117</text:p>
          </table:table-cell>
          <table:table-cell office:value-type="float" office:value="6.5466666144" calcext:value-type="float">
            <text:p>6.5466666144</text:p>
          </table:table-cell>
          <table:table-cell table:formula="of:=POWER([.C335]-6.75;2)" office:value-type="float" office:value="0.0413444656995582" calcext:value-type="float">
            <text:p>0.041344465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092532" calcext:value-type="float">
            <text:p>6.092532</text:p>
          </table:table-cell>
          <table:table-cell office:value-type="float" office:value="6.547274339" calcext:value-type="float">
            <text:p>6.547274339</text:p>
          </table:table-cell>
          <table:table-cell table:formula="of:=POWER([.C336]-6.75;2)" office:value-type="float" office:value="0.0410976936278868" calcext:value-type="float">
            <text:p>0.041097693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041143" calcext:value-type="float">
            <text:p>6.041143</text:p>
          </table:table-cell>
          <table:table-cell office:value-type="float" office:value="6.5481326864" calcext:value-type="float">
            <text:p>6.5481326864</text:p>
          </table:table-cell>
          <table:table-cell table:formula="of:=POWER([.C337]-6.75;2)" office:value-type="float" office:value="0.0407504123000808" calcext:value-type="float">
            <text:p>0.040750412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988099" calcext:value-type="float">
            <text:p>5.988099</text:p>
          </table:table-cell>
          <table:table-cell office:value-type="float" office:value="6.5492733898" calcext:value-type="float">
            <text:p>6.5492733898</text:p>
          </table:table-cell>
          <table:table-cell table:formula="of:=POWER([.C338]-6.75;2)" office:value-type="float" office:value="0.0402911720423829" calcext:value-type="float">
            <text:p>0.04029117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931544" calcext:value-type="float">
            <text:p>5.931544</text:p>
          </table:table-cell>
          <table:table-cell office:value-type="float" office:value="6.5507351102" calcext:value-type="float">
            <text:p>6.5507351102</text:p>
          </table:table-cell>
          <table:table-cell table:formula="of:=POWER([.C339]-6.75;2)" office:value-type="float" office:value="0.0397064963070062" calcext:value-type="float">
            <text:p>0.039706496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86982" calcext:value-type="float">
            <text:p>5.86982</text:p>
          </table:table-cell>
          <table:table-cell office:value-type="float" office:value="6.5525616102" calcext:value-type="float">
            <text:p>6.5525616102</text:p>
          </table:table-cell>
          <table:table-cell table:formula="of:=POWER([.C340]-6.75;2)" office:value-type="float" office:value="0.0389819177668169" calcext:value-type="float">
            <text:p>0.038981917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801632" calcext:value-type="float">
            <text:p>5.801632</text:p>
          </table:table-cell>
          <table:table-cell office:value-type="float" office:value="6.5547994746" calcext:value-type="float">
            <text:p>6.5547994746</text:p>
          </table:table-cell>
          <table:table-cell table:formula="of:=POWER([.C341]-6.75;2)" office:value-type="float" office:value="0.0381032451164359" calcext:value-type="float">
            <text:p>0.038103245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726151" calcext:value-type="float">
            <text:p>5.726151</text:p>
          </table:table-cell>
          <table:table-cell office:value-type="float" office:value="6.5574959195" calcext:value-type="float">
            <text:p>6.5574959195</text:p>
          </table:table-cell>
          <table:table-cell table:formula="of:=POWER([.C342]-6.75;2)" office:value-type="float" office:value="0.0370578210091505" calcext:value-type="float">
            <text:p>0.03705782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643033" calcext:value-type="float">
            <text:p>5.643033</text:p>
          </table:table-cell>
          <table:table-cell office:value-type="float" office:value="6.5606974407" calcext:value-type="float">
            <text:p>6.5606974407</text:p>
          </table:table-cell>
          <table:table-cell table:formula="of:=POWER([.C343]-6.75;2)" office:value-type="float" office:value="0.0358354589575299" calcext:value-type="float">
            <text:p>0.035835459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552311" calcext:value-type="float">
            <text:p>5.552311</text:p>
          </table:table-cell>
          <table:table-cell office:value-type="float" office:value="6.5644503941" calcext:value-type="float">
            <text:p>6.5644503941</text:p>
          </table:table-cell>
          <table:table-cell table:formula="of:=POWER([.C344]-6.75;2)" office:value-type="float" office:value="0.0344286562496454" calcext:value-type="float">
            <text:p>0.034428656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454124" calcext:value-type="float">
            <text:p>5.454124</text:p>
          </table:table-cell>
          <table:table-cell office:value-type="float" office:value="6.5688058983" calcext:value-type="float">
            <text:p>6.5688058983</text:p>
          </table:table-cell>
          <table:table-cell table:formula="of:=POWER([.C345]-6.75;2)" office:value-type="float" office:value="0.03283130249087" calcext:value-type="float">
            <text:p>0.032831302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348134" calcext:value-type="float">
            <text:p>5.348134</text:p>
          </table:table-cell>
          <table:table-cell office:value-type="float" office:value="6.5738348983" calcext:value-type="float">
            <text:p>6.5738348983</text:p>
          </table:table-cell>
          <table:table-cell table:formula="of:=POWER([.C346]-6.75;2)" office:value-type="float" office:value="0.0310341430569712" calcext:value-type="float">
            <text:p>0.031034143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232333" calcext:value-type="float">
            <text:p>5.232333</text:p>
          </table:table-cell>
          <table:table-cell office:value-type="float" office:value="6.5796741271" calcext:value-type="float">
            <text:p>6.5796741271</text:p>
          </table:table-cell>
          <table:table-cell table:formula="of:=POWER([.C347]-6.75;2)" office:value-type="float" office:value="0.0290109029791471" calcext:value-type="float">
            <text:p>0.02901090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100293" calcext:value-type="float">
            <text:p>5.100293</text:p>
          </table:table-cell>
          <table:table-cell office:value-type="float" office:value="6.5867115847" calcext:value-type="float">
            <text:p>6.5867115847</text:p>
          </table:table-cell>
          <table:table-cell table:formula="of:=POWER([.C348]-6.75;2)" office:value-type="float" office:value="0.0266631065711854" calcext:value-type="float">
            <text:p>0.0266631066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933522" calcext:value-type="float">
            <text:p>4.933522</text:p>
          </table:table-cell>
          <table:table-cell office:value-type="float" office:value="6.5973225212" calcext:value-type="float">
            <text:p>6.5973225212</text:p>
          </table:table-cell>
          <table:table-cell table:formula="of:=POWER([.C349]-6.75;2)" office:value-type="float" office:value="0.0233104125327245" calcext:value-type="float">
            <text:p>0.023310412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672801" calcext:value-type="float">
            <text:p>4.672801</text:p>
          </table:table-cell>
          <table:table-cell office:value-type="float" office:value="6.5972485" calcext:value-type="float">
            <text:p>6.5972485</text:p>
          </table:table-cell>
          <table:table-cell table:formula="of:=POWER([.C350]-6.75;2)" office:value-type="float" office:value="0.02333302075225" calcext:value-type="float">
            <text:p>0.02333302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033702" calcext:value-type="float">
            <text:p>4.033702</text:p>
          </table:table-cell>
          <table:table-cell office:value-type="float" office:value="6.6029331059" calcext:value-type="float">
            <text:p>6.6029331059</text:p>
          </table:table-cell>
          <table:table-cell table:formula="of:=POWER([.C351]-6.75;2)" office:value-type="float" office:value="0.0216286713402206" calcext:value-type="float">
            <text:p>0.021628671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033702" calcext:value-type="float">
            <text:p>4.033702</text:p>
          </table:table-cell>
          <table:table-cell office:value-type="float" office:value="6.6120551059" calcext:value-type="float">
            <text:p>6.6120551059</text:p>
          </table:table-cell>
          <table:table-cell table:formula="of:=POWER([.C352]-6.75;2)" office:value-type="float" office:value="0.0190287938082603" calcext:value-type="float">
            <text:p>0.019028793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07449" calcext:value-type="float">
            <text:p>7.07449</text:p>
          </table:table-cell>
          <table:table-cell office:value-type="float" office:value="6.6214236907" calcext:value-type="float">
            <text:p>6.6214236907</text:p>
          </table:table-cell>
          <table:table-cell table:formula="of:=POWER([.C353]-6.75;2)" office:value-type="float" office:value="0.0165318673132092" calcext:value-type="float">
            <text:p>0.016531867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127502" calcext:value-type="float">
            <text:p>6.127502</text:p>
          </table:table-cell>
          <table:table-cell office:value-type="float" office:value="6.6179951949" calcext:value-type="float">
            <text:p>6.6179951949</text:p>
          </table:table-cell>
          <table:table-cell table:formula="of:=POWER([.C354]-6.75;2)" office:value-type="float" office:value="0.017425268569489" calcext:value-type="float">
            <text:p>0.017425268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880079" calcext:value-type="float">
            <text:p>5.880079</text:p>
          </table:table-cell>
          <table:table-cell office:value-type="float" office:value="6.618596928" calcext:value-type="float">
            <text:p>6.618596928</text:p>
          </table:table-cell>
          <table:table-cell table:formula="of:=POWER([.C355]-6.75;2)" office:value-type="float" office:value="0.0172667673310373" calcext:value-type="float">
            <text:p>0.017266767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792156" calcext:value-type="float">
            <text:p>5.792156</text:p>
          </table:table-cell>
          <table:table-cell office:value-type="float" office:value="6.6202310381" calcext:value-type="float">
            <text:p>6.6202310381</text:p>
          </table:table-cell>
          <table:table-cell table:formula="of:=POWER([.C356]-6.75;2)" office:value-type="float" office:value="0.0168399834726036" calcext:value-type="float">
            <text:p>0.016839983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771002" calcext:value-type="float">
            <text:p>5.771002</text:p>
          </table:table-cell>
          <table:table-cell office:value-type="float" office:value="6.6222065042" calcext:value-type="float">
            <text:p>6.6222065042</text:p>
          </table:table-cell>
          <table:table-cell table:formula="of:=POWER([.C357]-6.75;2)" office:value-type="float" office:value="0.0163311775687846" calcext:value-type="float">
            <text:p>0.016331177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786047" calcext:value-type="float">
            <text:p>5.786047</text:p>
          </table:table-cell>
          <table:table-cell office:value-type="float" office:value="6.6242354025" calcext:value-type="float">
            <text:p>6.6242354025</text:p>
          </table:table-cell>
          <table:table-cell table:formula="of:=POWER([.C358]-6.75;2)" office:value-type="float" office:value="0.015816733984337" calcext:value-type="float">
            <text:p>0.01581673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82331" calcext:value-type="float">
            <text:p>5.82331</text:p>
          </table:table-cell>
          <table:table-cell office:value-type="float" office:value="6.6261648941" calcext:value-type="float">
            <text:p>6.6261648941</text:p>
          </table:table-cell>
          <table:table-cell table:formula="of:=POWER([.C359]-6.75;2)" office:value-type="float" office:value="0.0153351334532641" calcext:value-type="float">
            <text:p>0.015335133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874871" calcext:value-type="float">
            <text:p>5.874871</text:p>
          </table:table-cell>
          <table:table-cell office:value-type="float" office:value="6.6279041229" calcext:value-type="float">
            <text:p>6.6279041229</text:p>
          </table:table-cell>
          <table:table-cell table:formula="of:=POWER([.C360]-6.75;2)" office:value-type="float" office:value="0.0149074032048182" calcext:value-type="float">
            <text:p>0.014907403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935537" calcext:value-type="float">
            <text:p>5.935537</text:p>
          </table:table-cell>
          <table:table-cell office:value-type="float" office:value="6.6293969364" calcext:value-type="float">
            <text:p>6.6293969364</text:p>
          </table:table-cell>
          <table:table-cell table:formula="of:=POWER([.C361]-6.75;2)" office:value-type="float" office:value="0.0145450989497056" calcext:value-type="float">
            <text:p>0.014545098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001555" calcext:value-type="float">
            <text:p>6.001555</text:p>
          </table:table-cell>
          <table:table-cell office:value-type="float" office:value="6.6306096992" calcext:value-type="float">
            <text:p>6.6306096992</text:p>
          </table:table-cell>
          <table:table-cell table:formula="of:=POWER([.C362]-6.75;2)" office:value-type="float" office:value="0.0142540439251145" calcext:value-type="float">
            <text:p>0.014254043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070038" calcext:value-type="float">
            <text:p>6.070038</text:p>
          </table:table-cell>
          <table:table-cell office:value-type="float" office:value="6.6315254449" calcext:value-type="float">
            <text:p>6.6315254449</text:p>
          </table:table-cell>
          <table:table-cell table:formula="of:=POWER([.C363]-6.75;2)" office:value-type="float" office:value="0.0140362202061429" calcext:value-type="float">
            <text:p>0.0140362202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138682" calcext:value-type="float">
            <text:p>6.138682</text:p>
          </table:table-cell>
          <table:table-cell office:value-type="float" office:value="6.6321411059" calcext:value-type="float">
            <text:p>6.6321411059</text:p>
          </table:table-cell>
          <table:table-cell table:formula="of:=POWER([.C364]-6.75;2)" office:value-type="float" office:value="0.0138907189184751" calcext:value-type="float">
            <text:p>0.0138907189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205613" calcext:value-type="float">
            <text:p>6.205613</text:p>
          </table:table-cell>
          <table:table-cell office:value-type="float" office:value="6.6324664025" calcext:value-type="float">
            <text:p>6.6324664025</text:p>
          </table:table-cell>
          <table:table-cell table:formula="of:=POWER([.C365]-6.75;2)" office:value-type="float" office:value="0.0138141465412919" calcext:value-type="float">
            <text:p>0.013814146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269311" calcext:value-type="float">
            <text:p>6.269311</text:p>
          </table:table-cell>
          <table:table-cell office:value-type="float" office:value="6.6325234407" calcext:value-type="float">
            <text:p>6.6325234407</text:p>
          </table:table-cell>
          <table:table-cell table:formula="of:=POWER([.C366]-6.75;2)" office:value-type="float" office:value="0.0138007419849664" calcext:value-type="float">
            <text:p>0.01380074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328565" calcext:value-type="float">
            <text:p>6.328565</text:p>
          </table:table-cell>
          <table:table-cell office:value-type="float" office:value="6.6323463686" calcext:value-type="float">
            <text:p>6.6323463686</text:p>
          </table:table-cell>
          <table:table-cell table:formula="of:=POWER([.C367]-6.75;2)" office:value-type="float" office:value="0.013842376981607" calcext:value-type="float">
            <text:p>0.013842377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38246" calcext:value-type="float">
            <text:p>6.38246</text:p>
          </table:table-cell>
          <table:table-cell office:value-type="float" office:value="6.6319805636" calcext:value-type="float">
            <text:p>6.6319805636</text:p>
          </table:table-cell>
          <table:table-cell table:formula="of:=POWER([.C368]-6.75;2)" office:value-type="float" office:value="0.0139285873681736" calcext:value-type="float">
            <text:p>0.013928587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430369" calcext:value-type="float">
            <text:p>6.430369</text:p>
          </table:table-cell>
          <table:table-cell office:value-type="float" office:value="6.6314809068" calcext:value-type="float">
            <text:p>6.6314809068</text:p>
          </table:table-cell>
          <table:table-cell table:formula="of:=POWER([.C369]-6.75;2)" office:value-type="float" office:value="0.0140467754529502" calcext:value-type="float">
            <text:p>0.014046775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471946" calcext:value-type="float">
            <text:p>6.471946</text:p>
          </table:table-cell>
          <table:table-cell office:value-type="float" office:value="6.6309089873" calcext:value-type="float">
            <text:p>6.6309089873</text:p>
          </table:table-cell>
          <table:table-cell table:formula="of:=POWER([.C370]-6.75;2)" office:value-type="float" office:value="0.0141826693059116" calcext:value-type="float">
            <text:p>0.014182669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507119" calcext:value-type="float">
            <text:p>6.507119</text:p>
          </table:table-cell>
          <table:table-cell office:value-type="float" office:value="6.6303292331" calcext:value-type="float">
            <text:p>6.6303292331</text:p>
          </table:table-cell>
          <table:table-cell table:formula="of:=POWER([.C371]-6.75;2)" office:value-type="float" office:value="0.0143210924504341" calcext:value-type="float">
            <text:p>0.014321092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536063" calcext:value-type="float">
            <text:p>6.536063</text:p>
          </table:table-cell>
          <table:table-cell office:value-type="float" office:value="6.6298042288" calcext:value-type="float">
            <text:p>6.6298042288</text:p>
          </table:table-cell>
          <table:table-cell table:formula="of:=POWER([.C372]-6.75;2)" office:value-type="float" office:value="0.0144470234143627" calcext:value-type="float">
            <text:p>0.014447023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559165" calcext:value-type="float">
            <text:p>6.559165</text:p>
          </table:table-cell>
          <table:table-cell office:value-type="float" office:value="6.6293897161" calcext:value-type="float">
            <text:p>6.6293897161</text:p>
          </table:table-cell>
          <table:table-cell table:formula="of:=POWER([.C373]-6.75;2)" office:value-type="float" office:value="0.0145468405824385" calcext:value-type="float">
            <text:p>0.014546840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76976" calcext:value-type="float">
            <text:p>6.576976</text:p>
          </table:table-cell>
          <table:table-cell office:value-type="float" office:value="6.6291298432" calcext:value-type="float">
            <text:p>6.6291298432</text:p>
          </table:table-cell>
          <table:table-cell table:formula="of:=POWER([.C374]-6.75;2)" office:value-type="float" office:value="0.0146095948048565" calcext:value-type="float">
            <text:p>0.014609594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90152" calcext:value-type="float">
            <text:p>6.590152</text:p>
          </table:table-cell>
          <table:table-cell office:value-type="float" office:value="6.6290532754" calcext:value-type="float">
            <text:p>6.6290532754</text:p>
          </table:table-cell>
          <table:table-cell table:formula="of:=POWER([.C375]-6.75;2)" office:value-type="float" office:value="0.0146281101914681" calcext:value-type="float">
            <text:p>0.0146281102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599394" calcext:value-type="float">
            <text:p>6.599394</text:p>
          </table:table-cell>
          <table:table-cell office:value-type="float" office:value="6.6291706398" calcext:value-type="float">
            <text:p>6.6291706398</text:p>
          </table:table-cell>
          <table:table-cell table:formula="of:=POWER([.C376]-6.75;2)" office:value-type="float" office:value="0.0145997342863414" calcext:value-type="float">
            <text:p>0.014599734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05387" calcext:value-type="float">
            <text:p>6.605387</text:p>
          </table:table-cell>
          <table:table-cell office:value-type="float" office:value="6.6294736441" calcext:value-type="float">
            <text:p>6.6294736441</text:p>
          </table:table-cell>
          <table:table-cell table:formula="of:=POWER([.C377]-6.75;2)" office:value-type="float" office:value="0.0145266024665335" calcext:value-type="float">
            <text:p>0.014526602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08754" calcext:value-type="float">
            <text:p>6.608754</text:p>
          </table:table-cell>
          <table:table-cell office:value-type="float" office:value="6.6299359661" calcext:value-type="float">
            <text:p>6.6299359661</text:p>
          </table:table-cell>
          <table:table-cell table:formula="of:=POWER([.C378]-6.75;2)" office:value-type="float" office:value="0.0144153722363404" calcext:value-type="float">
            <text:p>0.014415372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10018" calcext:value-type="float">
            <text:p>6.610018</text:p>
          </table:table-cell>
          <table:table-cell office:value-type="float" office:value="6.6305157966" calcext:value-type="float">
            <text:p>6.6305157966</text:p>
          </table:table-cell>
          <table:table-cell table:formula="of:=POWER([.C379]-6.75;2)" office:value-type="float" office:value="0.0142764748621325" calcext:value-type="float">
            <text:p>0.014276474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09585" calcext:value-type="float">
            <text:p>6.609585</text:p>
          </table:table-cell>
          <table:table-cell office:value-type="float" office:value="6.6311597839" calcext:value-type="float">
            <text:p>6.6311597839</text:p>
          </table:table-cell>
          <table:table-cell table:formula="of:=POWER([.C380]-6.75;2)" office:value-type="float" office:value="0.0141229969626946" calcext:value-type="float">
            <text:p>0.01412299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07746" calcext:value-type="float">
            <text:p>6.607746</text:p>
          </table:table-cell>
          <table:table-cell office:value-type="float" office:value="6.6318079703" calcext:value-type="float">
            <text:p>6.6318079703</text:p>
          </table:table-cell>
          <table:table-cell table:formula="of:=POWER([.C381]-6.75;2)" office:value-type="float" office:value="0.0139693558846058" calcext:value-type="float">
            <text:p>0.0139693559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04692" calcext:value-type="float">
            <text:p>6.604692</text:p>
          </table:table-cell>
          <table:table-cell office:value-type="float" office:value="6.6323992669" calcext:value-type="float">
            <text:p>6.6323992669</text:p>
          </table:table-cell>
          <table:table-cell table:formula="of:=POWER([.C382]-6.75;2)" office:value-type="float" office:value="0.0138299324256574" calcext:value-type="float">
            <text:p>0.013829932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0054" calcext:value-type="float">
            <text:p>6.60054</text:p>
          </table:table-cell>
          <table:table-cell office:value-type="float" office:value="6.6328769619" calcext:value-type="float">
            <text:p>6.6328769619</text:p>
          </table:table-cell>
          <table:table-cell table:formula="of:=POWER([.C383]-6.75;2)" office:value-type="float" office:value="0.013717806053774" calcext:value-type="float">
            <text:p>0.013717806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95368" calcext:value-type="float">
            <text:p>6.595368</text:p>
          </table:table-cell>
          <table:table-cell office:value-type="float" office:value="6.6331937839" calcext:value-type="float">
            <text:p>6.6331937839</text:p>
          </table:table-cell>
          <table:table-cell table:formula="of:=POWER([.C384]-6.75;2)" office:value-type="float" office:value="0.0136436921195998" calcext:value-type="float">
            <text:p>0.013643692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8924" calcext:value-type="float">
            <text:p>6.58924</text:p>
          </table:table-cell>
          <table:table-cell office:value-type="float" office:value="6.633316089" calcext:value-type="float">
            <text:p>6.633316089</text:p>
          </table:table-cell>
          <table:table-cell table:formula="of:=POWER([.C385]-6.75;2)" office:value-type="float" office:value="0.0136151350862559" calcext:value-type="float">
            <text:p>0.013615135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58224" calcext:value-type="float">
            <text:p>6.58224</text:p>
          </table:table-cell>
          <table:table-cell office:value-type="float" office:value="6.6332267754" calcext:value-type="float">
            <text:p>6.6332267754</text:p>
          </table:table-cell>
          <table:table-cell table:formula="of:=POWER([.C386]-6.75;2)" office:value-type="float" office:value="0.0136359859834821" calcext:value-type="float">
            <text:p>0.01363598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574485" calcext:value-type="float">
            <text:p>6.574485</text:p>
          </table:table-cell>
          <table:table-cell office:value-type="float" office:value="6.6329266229" calcext:value-type="float">
            <text:p>6.6329266229</text:p>
          </table:table-cell>
          <table:table-cell table:formula="of:=POWER([.C387]-6.75;2)" office:value-type="float" office:value="0.0137061756255987" calcext:value-type="float">
            <text:p>0.013706175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566135" calcext:value-type="float">
            <text:p>6.566135</text:p>
          </table:table-cell>
          <table:table-cell office:value-type="float" office:value="6.6324339492" calcext:value-type="float">
            <text:p>6.6324339492</text:p>
          </table:table-cell>
          <table:table-cell table:formula="of:=POWER([.C388]-6.75;2)" office:value-type="float" office:value="0.0138217763007081" calcext:value-type="float">
            <text:p>0.013821776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57396" calcext:value-type="float">
            <text:p>6.557396</text:p>
          </table:table-cell>
          <table:table-cell office:value-type="float" office:value="6.6317825932" calcext:value-type="float">
            <text:p>6.6317825932</text:p>
          </table:table-cell>
          <table:table-cell table:formula="of:=POWER([.C389]-6.75;2)" office:value-type="float" office:value="0.0139753552705166" calcext:value-type="float">
            <text:p>0.013975355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48517" calcext:value-type="float">
            <text:p>6.548517</text:p>
          </table:table-cell>
          <table:table-cell office:value-type="float" office:value="6.6310183941" calcext:value-type="float">
            <text:p>6.6310183941</text:p>
          </table:table-cell>
          <table:table-cell table:formula="of:=POWER([.C390]-6.75;2)" office:value-type="float" office:value="0.014156622542543" calcext:value-type="float">
            <text:p>0.014156622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39779" calcext:value-type="float">
            <text:p>6.539779</text:p>
          </table:table-cell>
          <table:table-cell office:value-type="float" office:value="6.6301946102" calcext:value-type="float">
            <text:p>6.6301946102</text:p>
          </table:table-cell>
          <table:table-cell table:formula="of:=POWER([.C391]-6.75;2)" office:value-type="float" office:value="0.0143533314251299" calcext:value-type="float">
            <text:p>0.014353331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31486" calcext:value-type="float">
            <text:p>6.531486</text:p>
          </table:table-cell>
          <table:table-cell office:value-type="float" office:value="6.6293668263" calcext:value-type="float">
            <text:p>6.6293668263</text:p>
          </table:table-cell>
          <table:table-cell table:formula="of:=POWER([.C392]-6.75;2)" office:value-type="float" office:value="0.0145523625969344" calcext:value-type="float">
            <text:p>0.014552362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23961" calcext:value-type="float">
            <text:p>6.523961</text:p>
          </table:table-cell>
          <table:table-cell office:value-type="float" office:value="6.6285879449" calcext:value-type="float">
            <text:p>6.6285879449</text:p>
          </table:table-cell>
          <table:table-cell table:formula="of:=POWER([.C393]-6.75;2)" office:value-type="float" office:value="0.0147408871236055" calcext:value-type="float">
            <text:p>0.0147408871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17529" calcext:value-type="float">
            <text:p>6.517529</text:p>
          </table:table-cell>
          <table:table-cell office:value-type="float" office:value="6.627903822" calcext:value-type="float">
            <text:p>6.627903822</text:p>
          </table:table-cell>
          <table:table-cell table:formula="of:=POWER([.C394]-6.75;2)" office:value-type="float" office:value="0.0149074766822076" calcext:value-type="float">
            <text:p>0.014907476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12513" calcext:value-type="float">
            <text:p>6.512513</text:p>
          </table:table-cell>
          <table:table-cell office:value-type="float" office:value="6.6273499831" calcext:value-type="float">
            <text:p>6.6273499831</text:p>
          </table:table-cell>
          <table:table-cell table:formula="of:=POWER([.C395]-6.75;2)" office:value-type="float" office:value="0.0150430266455702" calcext:value-type="float">
            <text:p>0.015043026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09217" calcext:value-type="float">
            <text:p>6.509217</text:p>
          </table:table-cell>
          <table:table-cell office:value-type="float" office:value="6.6269496525" calcext:value-type="float">
            <text:p>6.6269496525</text:p>
          </table:table-cell>
          <table:table-cell table:formula="of:=POWER([.C396]-6.75;2)" office:value-type="float" office:value="0.0151413880198706" calcext:value-type="float">
            <text:p>0.01514138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507912" calcext:value-type="float">
            <text:p>6.507912</text:p>
          </table:table-cell>
          <table:table-cell office:value-type="float" office:value="6.6267131186" calcext:value-type="float">
            <text:p>6.6267131186</text:p>
          </table:table-cell>
          <table:table-cell table:formula="of:=POWER([.C397]-6.75;2)" office:value-type="float" office:value="0.0151996551253377" calcext:value-type="float">
            <text:p>0.015199655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508813" calcext:value-type="float">
            <text:p>6.508813</text:p>
          </table:table-cell>
          <table:table-cell office:value-type="float" office:value="6.6266383051" calcext:value-type="float">
            <text:p>6.6266383051</text:p>
          </table:table-cell>
          <table:table-cell table:formula="of:=POWER([.C398]-6.75;2)" office:value-type="float" office:value="0.0152181077686006" calcext:value-type="float">
            <text:p>0.015218107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512061" calcext:value-type="float">
            <text:p>6.512061</text:p>
          </table:table-cell>
          <table:table-cell office:value-type="float" office:value="6.6267123136" calcext:value-type="float">
            <text:p>6.6267123136</text:p>
          </table:table-cell>
          <table:table-cell table:formula="of:=POWER([.C399]-6.75;2)" office:value-type="float" office:value="0.0151998536178648" calcext:value-type="float">
            <text:p>0.015199853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5177" calcext:value-type="float">
            <text:p>6.5177</text:p>
          </table:table-cell>
          <table:table-cell office:value-type="float" office:value="6.6269136186" calcext:value-type="float">
            <text:p>6.6269136186</text:p>
          </table:table-cell>
          <table:table-cell table:formula="of:=POWER([.C400]-6.75;2)" office:value-type="float" office:value="0.0151502572861463" calcext:value-type="float">
            <text:p>0.01515025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25659" calcext:value-type="float">
            <text:p>6.525659</text:p>
          </table:table-cell>
          <table:table-cell office:value-type="float" office:value="6.6272146737" calcext:value-type="float">
            <text:p>6.6272146737</text:p>
          </table:table-cell>
          <table:table-cell table:formula="of:=POWER([.C401]-6.75;2)" office:value-type="float" office:value="0.0150762363545974" calcext:value-type="float">
            <text:p>0.015076236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535742" calcext:value-type="float">
            <text:p>6.535742</text:p>
          </table:table-cell>
          <table:table-cell office:value-type="float" office:value="6.6275846017" calcext:value-type="float">
            <text:p>6.6275846017</text:p>
          </table:table-cell>
          <table:table-cell table:formula="of:=POWER([.C402]-6.75;2)" office:value-type="float" office:value="0.0149855297409477" calcext:value-type="float">
            <text:p>0.014985529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547632" calcext:value-type="float">
            <text:p>6.547632</text:p>
          </table:table-cell>
          <table:table-cell office:value-type="float" office:value="6.6279918008" calcext:value-type="float">
            <text:p>6.6279918008</text:p>
          </table:table-cell>
          <table:table-cell table:formula="of:=POWER([.C403]-6.75;2)" office:value-type="float" office:value="0.0148860006720268" calcext:value-type="float">
            <text:p>0.014886000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560904" calcext:value-type="float">
            <text:p>6.560904</text:p>
          </table:table-cell>
          <table:table-cell office:value-type="float" office:value="6.6284062373" calcext:value-type="float">
            <text:p>6.6284062373</text:p>
          </table:table-cell>
          <table:table-cell table:formula="of:=POWER([.C404]-6.75;2)" office:value-type="float" office:value="0.0147850431275439" calcext:value-type="float">
            <text:p>0.014785043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75057" calcext:value-type="float">
            <text:p>6.575057</text:p>
          </table:table-cell>
          <table:table-cell office:value-type="float" office:value="6.6288013136" calcext:value-type="float">
            <text:p>6.6288013136</text:p>
          </table:table-cell>
          <table:table-cell table:formula="of:=POWER([.C405]-6.75;2)" office:value-type="float" office:value="0.0146891215850855" calcext:value-type="float">
            <text:p>0.014689121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58955" calcext:value-type="float">
            <text:p>6.58955</text:p>
          </table:table-cell>
          <table:table-cell office:value-type="float" office:value="6.6291552331" calcext:value-type="float">
            <text:p>6.6291552331</text:p>
          </table:table-cell>
          <table:table-cell table:formula="of:=POWER([.C406]-6.75;2)" office:value-type="float" office:value="0.0146034576871154" calcext:value-type="float">
            <text:p>0.0146034577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03849" calcext:value-type="float">
            <text:p>6.603849</text:p>
          </table:table-cell>
          <table:table-cell office:value-type="float" office:value="6.6294518263" calcext:value-type="float">
            <text:p>6.6294518263</text:p>
          </table:table-cell>
          <table:table-cell table:formula="of:=POWER([.C407]-6.75;2)" office:value-type="float" office:value="0.0145318621824053" calcext:value-type="float">
            <text:p>0.014531862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1748" calcext:value-type="float">
            <text:p>6.61748</text:p>
          </table:table-cell>
          <table:table-cell office:value-type="float" office:value="6.6296808559" calcext:value-type="float">
            <text:p>6.6296808559</text:p>
          </table:table-cell>
          <table:table-cell table:formula="of:=POWER([.C408]-6.75;2)" office:value-type="float" office:value="0.0144766964369565" calcext:value-type="float">
            <text:p>0.014476696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30067" calcext:value-type="float">
            <text:p>6.630067</text:p>
          </table:table-cell>
          <table:table-cell office:value-type="float" office:value="6.6298377924" calcext:value-type="float">
            <text:p>6.6298377924</text:p>
          </table:table-cell>
          <table:table-cell table:formula="of:=POWER([.C409]-6.75;2)" office:value-type="float" office:value="0.0144389561353055" calcext:value-type="float">
            <text:p>0.014438956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41368" calcext:value-type="float">
            <text:p>6.641368</text:p>
          </table:table-cell>
          <table:table-cell office:value-type="float" office:value="6.6299232331" calcext:value-type="float">
            <text:p>6.6299232331</text:p>
          </table:table-cell>
          <table:table-cell table:formula="of:=POWER([.C410]-6.75;2)" office:value-type="float" office:value="0.014418429949157" calcext:value-type="float">
            <text:p>0.014418429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651294" calcext:value-type="float">
            <text:p>6.651294</text:p>
          </table:table-cell>
          <table:table-cell office:value-type="float" office:value="6.6299420042" calcext:value-type="float">
            <text:p>6.6299420042</text:p>
          </table:table-cell>
          <table:table-cell table:formula="of:=POWER([.C411]-6.75;2)" office:value-type="float" office:value="0.0144139223555128" calcext:value-type="float">
            <text:p>0.0144139224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659909" calcext:value-type="float">
            <text:p>6.659909</text:p>
          </table:table-cell>
          <table:table-cell office:value-type="float" office:value="6.6299020339" calcext:value-type="float">
            <text:p>6.6299020339</text:p>
          </table:table-cell>
          <table:table-cell table:formula="of:=POWER([.C412]-6.75;2)" office:value-type="float" office:value="0.0144235214613568" calcext:value-type="float">
            <text:p>0.014423521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67417" calcext:value-type="float">
            <text:p>6.667417</text:p>
          </table:table-cell>
          <table:table-cell office:value-type="float" office:value="6.6298131864" calcext:value-type="float">
            <text:p>6.6298131864</text:p>
          </table:table-cell>
          <table:table-cell table:formula="of:=POWER([.C413]-6.75;2)" office:value-type="float" office:value="0.0144448701633212" calcext:value-type="float">
            <text:p>0.014444870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7412" calcext:value-type="float">
            <text:p>6.67412</text:p>
          </table:table-cell>
          <table:table-cell office:value-type="float" office:value="6.6296860763" calcext:value-type="float">
            <text:p>6.6296860763</text:p>
          </table:table-cell>
          <table:table-cell table:formula="of:=POWER([.C414]-6.75;2)" office:value-type="float" office:value="0.0144754402360893" calcext:value-type="float">
            <text:p>0.014475440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8038" calcext:value-type="float">
            <text:p>6.68038</text:p>
          </table:table-cell>
          <table:table-cell office:value-type="float" office:value="6.6295310381" calcext:value-type="float">
            <text:p>6.6295310381</text:p>
          </table:table-cell>
          <table:table-cell table:formula="of:=POWER([.C415]-6.75;2)" office:value-type="float" office:value="0.0145127707812637" calcext:value-type="float">
            <text:p>0.014512770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86562" calcext:value-type="float">
            <text:p>6.686562</text:p>
          </table:table-cell>
          <table:table-cell office:value-type="float" office:value="6.6293572669" calcext:value-type="float">
            <text:p>6.6293572669</text:p>
          </table:table-cell>
          <table:table-cell table:formula="of:=POWER([.C416]-6.75;2)" office:value-type="float" office:value="0.0145546690498379" calcext:value-type="float">
            <text:p>0.014554669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692981" calcext:value-type="float">
            <text:p>6.692981</text:p>
          </table:table-cell>
          <table:table-cell office:value-type="float" office:value="6.6291722203" calcext:value-type="float">
            <text:p>6.6291722203</text:p>
          </table:table-cell>
          <table:table-cell table:formula="of:=POWER([.C417]-6.75;2)" office:value-type="float" office:value="0.0145993523472317" calcext:value-type="float">
            <text:p>0.014599352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699856" calcext:value-type="float">
            <text:p>6.699856</text:p>
          </table:table-cell>
          <table:table-cell office:value-type="float" office:value="6.6289813051" calcext:value-type="float">
            <text:p>6.6289813051</text:p>
          </table:table-cell>
          <table:table-cell table:formula="of:=POWER([.C418]-6.75;2)" office:value-type="float" office:value="0.0146455245152993" calcext:value-type="float">
            <text:p>0.0146455245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07276" calcext:value-type="float">
            <text:p>6.707276</text:p>
          </table:table-cell>
          <table:table-cell office:value-type="float" office:value="6.6287878432" calcext:value-type="float">
            <text:p>6.6287878432</text:p>
          </table:table-cell>
          <table:table-cell table:formula="of:=POWER([.C419]-6.75;2)" office:value-type="float" office:value="0.0146923869561079" calcext:value-type="float">
            <text:p>0.01469238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15186" calcext:value-type="float">
            <text:p>6.715186</text:p>
          </table:table-cell>
          <table:table-cell office:value-type="float" office:value="6.6285933263" calcext:value-type="float">
            <text:p>6.6285933263</text:p>
          </table:table-cell>
          <table:table-cell table:formula="of:=POWER([.C420]-6.75;2)" office:value-type="float" office:value="0.0147395804188983" calcext:value-type="float">
            <text:p>0.0147395804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2339" calcext:value-type="float">
            <text:p>6.72339</text:p>
          </table:table-cell>
          <table:table-cell office:value-type="float" office:value="6.6283978856" calcext:value-type="float">
            <text:p>6.6283978856</text:p>
          </table:table-cell>
          <table:table-cell table:formula="of:=POWER([.C421]-6.75;2)" office:value-type="float" office:value="0.0147870742265507" calcext:value-type="float">
            <text:p>0.014787074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31573" calcext:value-type="float">
            <text:p>6.731573</text:p>
          </table:table-cell>
          <table:table-cell office:value-type="float" office:value="6.6282009153" calcext:value-type="float">
            <text:p>6.6282009153</text:p>
          </table:table-cell>
          <table:table-cell table:formula="of:=POWER([.C422]-6.75;2)" office:value-type="float" office:value="0.0148350170337578" calcext:value-type="float">
            <text:p>0.014835017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39345" calcext:value-type="float">
            <text:p>6.739345</text:p>
          </table:table-cell>
          <table:table-cell office:value-type="float" office:value="6.6280018093" calcext:value-type="float">
            <text:p>6.6280018093</text:p>
          </table:table-cell>
          <table:table-cell table:formula="of:=POWER([.C423]-6.75;2)" office:value-type="float" office:value="0.0148835585340736" calcext:value-type="float">
            <text:p>0.014883558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46289" calcext:value-type="float">
            <text:p>6.746289</text:p>
          </table:table-cell>
          <table:table-cell office:value-type="float" office:value="6.6278006314" calcext:value-type="float">
            <text:p>6.6278006314</text:p>
          </table:table-cell>
          <table:table-cell table:formula="of:=POWER([.C424]-6.75;2)" office:value-type="float" office:value="0.0149326856862388" calcext:value-type="float">
            <text:p>0.014932685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52014" calcext:value-type="float">
            <text:p>6.752014</text:p>
          </table:table-cell>
          <table:table-cell office:value-type="float" office:value="6.6275987373" calcext:value-type="float">
            <text:p>6.6275987373</text:p>
          </table:table-cell>
          <table:table-cell table:formula="of:=POWER([.C425]-6.75;2)" office:value-type="float" office:value="0.0149820691105545" calcext:value-type="float">
            <text:p>0.014982069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56211" calcext:value-type="float">
            <text:p>6.756211</text:p>
          </table:table-cell>
          <table:table-cell office:value-type="float" office:value="6.6273992034" calcext:value-type="float">
            <text:p>6.6273992034</text:p>
          </table:table-cell>
          <table:table-cell table:formula="of:=POWER([.C426]-6.75;2)" office:value-type="float" office:value="0.0150309553269547" calcext:value-type="float">
            <text:p>0.0150309553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58693" calcext:value-type="float">
            <text:p>6.758693</text:p>
          </table:table-cell>
          <table:table-cell office:value-type="float" office:value="6.6272070169" calcext:value-type="float">
            <text:p>6.6272070169</text:p>
          </table:table-cell>
          <table:table-cell table:formula="of:=POWER([.C427]-6.75;2)" office:value-type="float" office:value="0.0150781166985969" calcext:value-type="float">
            <text:p>0.0150781167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59423" calcext:value-type="float">
            <text:p>6.759423</text:p>
          </table:table-cell>
          <table:table-cell office:value-type="float" office:value="6.6270290042" calcext:value-type="float">
            <text:p>6.6270290042</text:p>
          </table:table-cell>
          <table:table-cell table:formula="of:=POWER([.C428]-6.75;2)" office:value-type="float" office:value="0.0151218658080437" calcext:value-type="float">
            <text:p>0.015121865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58529" calcext:value-type="float">
            <text:p>6.758529</text:p>
          </table:table-cell>
          <table:table-cell office:value-type="float" office:value="6.6268734873" calcext:value-type="float">
            <text:p>6.6268734873</text:p>
          </table:table-cell>
          <table:table-cell table:formula="of:=POWER([.C429]-6.75;2)" office:value-type="float" office:value="0.0151601381296632" calcext:value-type="float">
            <text:p>0.0151601381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56297" calcext:value-type="float">
            <text:p>6.756297</text:p>
          </table:table-cell>
          <table:table-cell office:value-type="float" office:value="6.6267496864" calcext:value-type="float">
            <text:p>6.6267496864</text:p>
          </table:table-cell>
          <table:table-cell table:formula="of:=POWER([.C430]-6.75;2)" office:value-type="float" office:value="0.0151906398024983" calcext:value-type="float">
            <text:p>0.015190639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53144" calcext:value-type="float">
            <text:p>6.753144</text:p>
          </table:table-cell>
          <table:table-cell office:value-type="float" office:value="6.6266669195" calcext:value-type="float">
            <text:p>6.6266669195</text:p>
          </table:table-cell>
          <table:table-cell table:formula="of:=POWER([.C431]-6.75;2)" office:value-type="float" office:value="0.0152110487456195" calcext:value-type="float">
            <text:p>0.0152110487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49584" calcext:value-type="float">
            <text:p>6.749584</text:p>
          </table:table-cell>
          <table:table-cell office:value-type="float" office:value="6.6266337161" calcext:value-type="float">
            <text:p>6.6266337161</text:p>
          </table:table-cell>
          <table:table-cell table:formula="of:=POWER([.C432]-6.75;2)" office:value-type="float" office:value="0.0152192400032955" calcext:value-type="float">
            <text:p>0.0152192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46177" calcext:value-type="float">
            <text:p>6.746177</text:p>
          </table:table-cell>
          <table:table-cell office:value-type="float" office:value="6.6266568729" calcext:value-type="float">
            <text:p>6.6266568729</text:p>
          </table:table-cell>
          <table:table-cell table:formula="of:=POWER([.C433]-6.75;2)" office:value-type="float" office:value="0.0152135270028068" calcext:value-type="float">
            <text:p>0.01521352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43477" calcext:value-type="float">
            <text:p>6.743477</text:p>
          </table:table-cell>
          <table:table-cell office:value-type="float" office:value="6.6267406356" calcext:value-type="float">
            <text:p>6.6267406356</text:p>
          </table:table-cell>
          <table:table-cell table:formula="of:=POWER([.C434]-6.75;2)" office:value-type="float" office:value="0.015192870912292" calcext:value-type="float">
            <text:p>0.015192870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41981" calcext:value-type="float">
            <text:p>6.741981</text:p>
          </table:table-cell>
          <table:table-cell office:value-type="float" office:value="6.6268860254" calcext:value-type="float">
            <text:p>6.6268860254</text:p>
          </table:table-cell>
          <table:table-cell table:formula="of:=POWER([.C435]-6.75;2)" office:value-type="float" office:value="0.0151570507418094" calcext:value-type="float">
            <text:p>0.015157050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42079" calcext:value-type="float">
            <text:p>6.742079</text:p>
          </table:table-cell>
          <table:table-cell office:value-type="float" office:value="6.6270904492" calcext:value-type="float">
            <text:p>6.6270904492</text:p>
          </table:table-cell>
          <table:table-cell table:formula="of:=POWER([.C436]-6.75;2)" office:value-type="float" office:value="0.0151067576778578" calcext:value-type="float">
            <text:p>0.015106757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44029" calcext:value-type="float">
            <text:p>6.744029</text:p>
          </table:table-cell>
          <table:table-cell office:value-type="float" office:value="6.6273476229" calcext:value-type="float">
            <text:p>6.6273476229</text:p>
          </table:table-cell>
          <table:table-cell table:formula="of:=POWER([.C437]-6.75;2)" office:value-type="float" office:value="0.0150436056082805" calcext:value-type="float">
            <text:p>0.01504360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47928" calcext:value-type="float">
            <text:p>6.747928</text:p>
          </table:table-cell>
          <table:table-cell office:value-type="float" office:value="6.6276477924" calcext:value-type="float">
            <text:p>6.6276477924</text:p>
          </table:table-cell>
          <table:table-cell table:formula="of:=POWER([.C438]-6.75;2)" office:value-type="float" office:value="0.0149700627045934" calcext:value-type="float">
            <text:p>0.014970062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53718" calcext:value-type="float">
            <text:p>6.753718</text:p>
          </table:table-cell>
          <table:table-cell office:value-type="float" office:value="6.6279782839" calcext:value-type="float">
            <text:p>6.6279782839</text:p>
          </table:table-cell>
          <table:table-cell table:formula="of:=POWER([.C439]-6.75;2)" office:value-type="float" office:value="0.014889299199989" calcext:value-type="float">
            <text:p>0.014889299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61196" calcext:value-type="float">
            <text:p>6.761196</text:p>
          </table:table-cell>
          <table:table-cell office:value-type="float" office:value="6.6283242966" calcext:value-type="float">
            <text:p>6.6283242966</text:p>
          </table:table-cell>
          <table:table-cell table:formula="of:=POWER([.C440]-6.75;2)" office:value-type="float" office:value="0.0148049767978848" calcext:value-type="float">
            <text:p>0.0148049768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7004" calcext:value-type="float">
            <text:p>6.77004</text:p>
          </table:table-cell>
          <table:table-cell office:value-type="float" office:value="6.6286698475" calcext:value-type="float">
            <text:p>6.6286698475</text:p>
          </table:table-cell>
          <table:table-cell table:formula="of:=POWER([.C441]-6.75;2)" office:value-type="float" office:value="0.0147210059056732" calcext:value-type="float">
            <text:p>0.0147210059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79851" calcext:value-type="float">
            <text:p>6.779851</text:p>
          </table:table-cell>
          <table:table-cell office:value-type="float" office:value="6.6289988263" calcext:value-type="float">
            <text:p>6.6289988263</text:p>
          </table:table-cell>
          <table:table-cell table:formula="of:=POWER([.C442]-6.75;2)" office:value-type="float" office:value="0.0146412840367775" calcext:value-type="float">
            <text:p>0.01464128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90196" calcext:value-type="float">
            <text:p>6.790196</text:p>
          </table:table-cell>
          <table:table-cell office:value-type="float" office:value="6.6292959915" calcext:value-type="float">
            <text:p>6.6292959915</text:p>
          </table:table-cell>
          <table:table-cell table:formula="of:=POWER([.C443]-6.75;2)" office:value-type="float" office:value="0.014569457667968" calcext:value-type="float">
            <text:p>0.014569457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800649" calcext:value-type="float">
            <text:p>6.800649</text:p>
          </table:table-cell>
          <table:table-cell office:value-type="float" office:value="6.6295478729" calcext:value-type="float">
            <text:p>6.6295478729</text:p>
          </table:table-cell>
          <table:table-cell table:formula="of:=POWER([.C444]-6.75;2)" office:value-type="float" office:value="0.0145087149229146" calcext:value-type="float">
            <text:p>0.014508714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10837" calcext:value-type="float">
            <text:p>6.810837</text:p>
          </table:table-cell>
          <table:table-cell office:value-type="float" office:value="6.6297434958" calcext:value-type="float">
            <text:p>6.6297434958</text:p>
          </table:table-cell>
          <table:table-cell table:formula="of:=POWER([.C445]-6.75;2)" office:value-type="float" office:value="0.0144616268024047" calcext:value-type="float">
            <text:p>0.0144616268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820469" calcext:value-type="float">
            <text:p>6.820469</text:p>
          </table:table-cell>
          <table:table-cell office:value-type="float" office:value="6.629874839" calcext:value-type="float">
            <text:p>6.629874839</text:p>
          </table:table-cell>
          <table:table-cell table:formula="of:=POWER([.C446]-6.75;2)" office:value-type="float" office:value="0.0144300543052759" calcext:value-type="float">
            <text:p>0.0144300543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29362" calcext:value-type="float">
            <text:p>6.829362</text:p>
          </table:table-cell>
          <table:table-cell office:value-type="float" office:value="6.6299370339" calcext:value-type="float">
            <text:p>6.6299370339</text:p>
          </table:table-cell>
          <table:table-cell table:formula="of:=POWER([.C447]-6.75;2)" office:value-type="float" office:value="0.0144151158287297" calcext:value-type="float">
            <text:p>0.014415115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37451" calcext:value-type="float">
            <text:p>6.837451</text:p>
          </table:table-cell>
          <table:table-cell office:value-type="float" office:value="6.6299283008" calcext:value-type="float">
            <text:p>6.6299283008</text:p>
          </table:table-cell>
          <table:table-cell table:formula="of:=POWER([.C448]-6.75;2)" office:value-type="float" office:value="0.0144172129487754" calcext:value-type="float">
            <text:p>0.014417212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44782" calcext:value-type="float">
            <text:p>6.844782</text:p>
          </table:table-cell>
          <table:table-cell office:value-type="float" office:value="6.6298496059" calcext:value-type="float">
            <text:p>6.6298496059</text:p>
          </table:table-cell>
          <table:table-cell table:formula="of:=POWER([.C449]-6.75;2)" office:value-type="float" office:value="0.0144361172023852" calcext:value-type="float">
            <text:p>0.01443611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51504" calcext:value-type="float">
            <text:p>6.851504</text:p>
          </table:table-cell>
          <table:table-cell office:value-type="float" office:value="6.6297041653" calcext:value-type="float">
            <text:p>6.6297041653</text:p>
          </table:table-cell>
          <table:table-cell table:formula="of:=POWER([.C450]-6.75;2)" office:value-type="float" office:value="0.0144710878461698" calcext:value-type="float">
            <text:p>0.014471087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857833" calcext:value-type="float">
            <text:p>6.857833</text:p>
          </table:table-cell>
          <table:table-cell office:value-type="float" office:value="6.6294967924" calcext:value-type="float">
            <text:p>6.6294967924</text:p>
          </table:table-cell>
          <table:table-cell table:formula="of:=POWER([.C451]-6.75;2)" office:value-type="float" office:value="0.0145210230418886" calcext:value-type="float">
            <text:p>0.01452102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864025" calcext:value-type="float">
            <text:p>6.864025</text:p>
          </table:table-cell>
          <table:table-cell office:value-type="float" office:value="6.6292332373" calcext:value-type="float">
            <text:p>6.6292332373</text:p>
          </table:table-cell>
          <table:table-cell table:formula="of:=POWER([.C452]-6.75;2)" office:value-type="float" office:value="0.0145846109730381" calcext:value-type="float">
            <text:p>0.01458461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870333" calcext:value-type="float">
            <text:p>6.870333</text:p>
          </table:table-cell>
          <table:table-cell office:value-type="float" office:value="6.6289195466" calcext:value-type="float">
            <text:p>6.6289195466</text:p>
          </table:table-cell>
          <table:table-cell table:formula="of:=POWER([.C453]-6.75;2)" office:value-type="float" office:value="0.0146604761955496" calcext:value-type="float">
            <text:p>0.014660476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76968" calcext:value-type="float">
            <text:p>6.876968</text:p>
          </table:table-cell>
          <table:table-cell office:value-type="float" office:value="6.6285615805" calcext:value-type="float">
            <text:p>6.6285615805</text:p>
          </table:table-cell>
          <table:table-cell table:formula="of:=POWER([.C454]-6.75;2)" office:value-type="float" office:value="0.0147472897306581" calcext:value-type="float">
            <text:p>0.014747289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884064" calcext:value-type="float">
            <text:p>6.884064</text:p>
          </table:table-cell>
          <table:table-cell office:value-type="float" office:value="6.6281646949" calcext:value-type="float">
            <text:p>6.6281646949</text:p>
          </table:table-cell>
          <table:table-cell table:formula="of:=POWER([.C455]-6.75;2)" office:value-type="float" office:value="0.0148438415688102" calcext:value-type="float">
            <text:p>0.0148438416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891651" calcext:value-type="float">
            <text:p>6.891651</text:p>
          </table:table-cell>
          <table:table-cell office:value-type="float" office:value="6.6277336525" calcext:value-type="float">
            <text:p>6.6277336525</text:p>
          </table:table-cell>
          <table:table-cell table:formula="of:=POWER([.C456]-6.75;2)" office:value-type="float" office:value="0.0149490597309908" calcext:value-type="float">
            <text:p>0.014949059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899643" calcext:value-type="float">
            <text:p>6.899643</text:p>
          </table:table-cell>
          <table:table-cell office:value-type="float" office:value="6.6272727542" calcext:value-type="float">
            <text:p>6.6272727542</text:p>
          </table:table-cell>
          <table:table-cell table:formula="of:=POWER([.C457]-6.75;2)" office:value-type="float" office:value="0.0150619768616537" calcext:value-type="float">
            <text:p>0.015061976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907838" calcext:value-type="float">
            <text:p>6.907838</text:p>
          </table:table-cell>
          <table:table-cell office:value-type="float" office:value="6.6267861144" calcext:value-type="float">
            <text:p>6.6267861144</text:p>
          </table:table-cell>
          <table:table-cell table:formula="of:=POWER([.C458]-6.75;2)" office:value-type="float" office:value="0.0151816616046499" calcext:value-type="float">
            <text:p>0.015181661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91593" calcext:value-type="float">
            <text:p>6.91593</text:p>
          </table:table-cell>
          <table:table-cell office:value-type="float" office:value="6.6262780508" calcext:value-type="float">
            <text:p>6.6262780508</text:p>
          </table:table-cell>
          <table:table-cell table:formula="of:=POWER([.C459]-6.75;2)" office:value-type="float" office:value="0.0153071207138474" calcext:value-type="float">
            <text:p>0.015307120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923543" calcext:value-type="float">
            <text:p>6.923543</text:p>
          </table:table-cell>
          <table:table-cell office:value-type="float" office:value="6.6257535169" calcext:value-type="float">
            <text:p>6.6257535169</text:p>
          </table:table-cell>
          <table:table-cell table:formula="of:=POWER([.C460]-6.75;2)" office:value-type="float" office:value="0.0154371885627187" calcext:value-type="float">
            <text:p>0.015437188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930267" calcext:value-type="float">
            <text:p>6.930267</text:p>
          </table:table-cell>
          <table:table-cell office:value-type="float" office:value="6.625218428" calcext:value-type="float">
            <text:p>6.625218428</text:p>
          </table:table-cell>
          <table:table-cell table:formula="of:=POWER([.C461]-6.75;2)" office:value-type="float" office:value="0.0155704407107911" calcext:value-type="float">
            <text:p>0.015570440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9357" calcext:value-type="float">
            <text:p>6.9357</text:p>
          </table:table-cell>
          <table:table-cell office:value-type="float" office:value="6.6246798602" calcext:value-type="float">
            <text:p>6.6246798602</text:p>
          </table:table-cell>
          <table:table-cell table:formula="of:=POWER([.C462]-6.75;2)" office:value-type="float" office:value="0.0157051374394916" calcext:value-type="float">
            <text:p>0.015705137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939496" calcext:value-type="float">
            <text:p>6.939496</text:p>
          </table:table-cell>
          <table:table-cell office:value-type="float" office:value="6.6241460551" calcext:value-type="float">
            <text:p>6.6241460551</text:p>
          </table:table-cell>
          <table:table-cell table:formula="of:=POWER([.C463]-6.75;2)" office:value-type="float" office:value="0.0158392154468923" calcext:value-type="float">
            <text:p>0.015839215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941405" calcext:value-type="float">
            <text:p>6.941405</text:p>
          </table:table-cell>
          <table:table-cell office:value-type="float" office:value="6.6236261737" calcext:value-type="float">
            <text:p>6.6236261737</text:p>
          </table:table-cell>
          <table:table-cell table:formula="of:=POWER([.C464]-6.75;2)" office:value-type="float" office:value="0.0159703439737026" calcext:value-type="float">
            <text:p>0.015970344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941301" calcext:value-type="float">
            <text:p>6.941301</text:p>
          </table:table-cell>
          <table:table-cell office:value-type="float" office:value="6.6231298347" calcext:value-type="float">
            <text:p>6.6231298347</text:p>
          </table:table-cell>
          <table:table-cell table:formula="of:=POWER([.C465]-6.75;2)" office:value-type="float" office:value="0.0160960388432493" calcext:value-type="float">
            <text:p>0.016096038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939198" calcext:value-type="float">
            <text:p>6.939198</text:p>
          </table:table-cell>
          <table:table-cell office:value-type="float" office:value="6.6226664915" calcext:value-type="float">
            <text:p>6.6226664915</text:p>
          </table:table-cell>
          <table:table-cell table:formula="of:=POWER([.C466]-6.75;2)" office:value-type="float" office:value="0.0162138223869195" calcext:value-type="float">
            <text:p>0.016213822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935257" calcext:value-type="float">
            <text:p>6.935257</text:p>
          </table:table-cell>
          <table:table-cell office:value-type="float" office:value="6.6222446907" calcext:value-type="float">
            <text:p>6.6222446907</text:p>
          </table:table-cell>
          <table:table-cell table:formula="of:=POWER([.C467]-6.75;2)" office:value-type="float" office:value="0.0163214190543388" calcext:value-type="float">
            <text:p>0.016321419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929772" calcext:value-type="float">
            <text:p>6.929772</text:p>
          </table:table-cell>
          <table:table-cell office:value-type="float" office:value="6.6218713008" calcext:value-type="float">
            <text:p>6.6218713008</text:p>
          </table:table-cell>
          <table:table-cell table:formula="of:=POWER([.C468]-6.75;2)" office:value-type="float" office:value="0.0164169635586842" calcext:value-type="float">
            <text:p>0.016416963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92314" calcext:value-type="float">
            <text:p>6.92314</text:p>
          </table:table-cell>
          <table:table-cell office:value-type="float" office:value="6.6215508136" calcext:value-type="float">
            <text:p>6.6215508136</text:p>
          </table:table-cell>
          <table:table-cell table:formula="of:=POWER([.C469]-6.75;2)" office:value-type="float" office:value="0.016499193486822" calcext:value-type="float">
            <text:p>0.016499193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91583" calcext:value-type="float">
            <text:p>6.91583</text:p>
          </table:table-cell>
          <table:table-cell office:value-type="float" office:value="6.6212848178" calcext:value-type="float">
            <text:p>6.6212848178</text:p>
          </table:table-cell>
          <table:table-cell table:formula="of:=POWER([.C470]-6.75;2)" office:value-type="float" office:value="0.0165675981287791" calcext:value-type="float">
            <text:p>0.0165675981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908337" calcext:value-type="float">
            <text:p>6.908337</text:p>
          </table:table-cell>
          <table:table-cell office:value-type="float" office:value="6.6210716653" calcext:value-type="float">
            <text:p>6.6210716653</text:p>
          </table:table-cell>
          <table:table-cell table:formula="of:=POWER([.C471]-6.75;2)" office:value-type="float" office:value="0.0166225154885153" calcext:value-type="float">
            <text:p>0.0166225155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901137" calcext:value-type="float">
            <text:p>6.901137</text:p>
          </table:table-cell>
          <table:table-cell office:value-type="float" office:value="6.6209064407" calcext:value-type="float">
            <text:p>6.6209064407</text:p>
          </table:table-cell>
          <table:table-cell table:formula="of:=POWER([.C472]-6.75;2)" office:value-type="float" office:value="0.0166651470527427" calcext:value-type="float">
            <text:p>0.016665147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94642" calcext:value-type="float">
            <text:p>6.894642</text:p>
          </table:table-cell>
          <table:table-cell office:value-type="float" office:value="6.6207811992" calcext:value-type="float">
            <text:p>6.6207811992</text:p>
          </table:table-cell>
          <table:table-cell table:formula="of:=POWER([.C473]-6.75;2)" office:value-type="float" office:value="0.0166974984801902" calcext:value-type="float">
            <text:p>0.016697498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89168" calcext:value-type="float">
            <text:p>6.889168</text:p>
          </table:table-cell>
          <table:table-cell office:value-type="float" office:value="6.6206854915" calcext:value-type="float">
            <text:p>6.6206854915</text:p>
          </table:table-cell>
          <table:table-cell table:formula="of:=POWER([.C474]-6.75;2)" office:value-type="float" office:value="0.0167222421085966" calcext:value-type="float">
            <text:p>0.016722242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84906" calcext:value-type="float">
            <text:p>6.884906</text:p>
          </table:table-cell>
          <table:table-cell office:value-type="float" office:value="6.6206071102" calcext:value-type="float">
            <text:p>6.6206071102</text:p>
          </table:table-cell>
          <table:table-cell table:formula="of:=POWER([.C475]-6.75;2)" office:value-type="float" office:value="0.016742519930795" calcext:value-type="float">
            <text:p>0.016742519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8191" calcext:value-type="float">
            <text:p>6.88191</text:p>
          </table:table-cell>
          <table:table-cell office:value-type="float" office:value="6.6205329958" calcext:value-type="float">
            <text:p>6.6205329958</text:p>
          </table:table-cell>
          <table:table-cell table:formula="of:=POWER([.C476]-6.75;2)" office:value-type="float" office:value="0.0167617051765229" calcext:value-type="float">
            <text:p>0.016761705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801" calcext:value-type="float">
            <text:p>6.8801</text:p>
          </table:table-cell>
          <table:table-cell office:value-type="float" office:value="6.6204502415" calcext:value-type="float">
            <text:p>6.6204502415</text:p>
          </table:table-cell>
          <table:table-cell table:formula="of:=POWER([.C477]-6.75;2)" office:value-type="float" office:value="0.0167831399274082" calcext:value-type="float">
            <text:p>0.016783139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79271" calcext:value-type="float">
            <text:p>6.879271</text:p>
          </table:table-cell>
          <table:table-cell office:value-type="float" office:value="6.620347072" calcext:value-type="float">
            <text:p>6.620347072</text:p>
          </table:table-cell>
          <table:table-cell table:formula="of:=POWER([.C478]-6.75;2)" office:value-type="float" office:value="0.0168098817389731" calcext:value-type="float">
            <text:p>0.016809881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7912" calcext:value-type="float">
            <text:p>6.87912</text:p>
          </table:table-cell>
          <table:table-cell office:value-type="float" office:value="6.6202137585" calcext:value-type="float">
            <text:p>6.6202137585</text:p>
          </table:table-cell>
          <table:table-cell table:formula="of:=POWER([.C479]-6.75;2)" office:value-type="float" office:value="0.0168444684826963" calcext:value-type="float">
            <text:p>0.016844468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879281" calcext:value-type="float">
            <text:p>6.879281</text:p>
          </table:table-cell>
          <table:table-cell office:value-type="float" office:value="6.6200433517" calcext:value-type="float">
            <text:p>6.6200433517</text:p>
          </table:table-cell>
          <table:table-cell table:formula="of:=POWER([.C480]-6.75;2)" office:value-type="float" office:value="0.01688873043737" calcext:value-type="float">
            <text:p>0.016888730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879356" calcext:value-type="float">
            <text:p>6.879356</text:p>
          </table:table-cell>
          <table:table-cell office:value-type="float" office:value="6.6198321822" calcext:value-type="float">
            <text:p>6.6198321822</text:p>
          </table:table-cell>
          <table:table-cell table:formula="of:=POWER([.C481]-6.75;2)" office:value-type="float" office:value="0.0169436607908141" calcext:value-type="float">
            <text:p>0.0169436608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878961" calcext:value-type="float">
            <text:p>6.878961</text:p>
          </table:table-cell>
          <table:table-cell office:value-type="float" office:value="6.6195801144" calcext:value-type="float">
            <text:p>6.6195801144</text:p>
          </table:table-cell>
          <table:table-cell table:formula="of:=POWER([.C482]-6.75;2)" office:value-type="float" office:value="0.0170093465599172" calcext:value-type="float">
            <text:p>0.017009346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877757" calcext:value-type="float">
            <text:p>6.877757</text:p>
          </table:table-cell>
          <table:table-cell office:value-type="float" office:value="6.6192904873" calcext:value-type="float">
            <text:p>6.6192904873</text:p>
          </table:table-cell>
          <table:table-cell table:formula="of:=POWER([.C483]-6.75;2)" office:value-type="float" office:value="0.0170849767102715" calcext:value-type="float">
            <text:p>0.0170849767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87548" calcext:value-type="float">
            <text:p>6.87548</text:p>
          </table:table-cell>
          <table:table-cell office:value-type="float" office:value="6.6189697839" calcext:value-type="float">
            <text:p>6.6189697839</text:p>
          </table:table-cell>
          <table:table-cell table:formula="of:=POWER([.C484]-6.75;2)" office:value-type="float" office:value="0.0171689175312127" calcext:value-type="float">
            <text:p>0.017168917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871964" calcext:value-type="float">
            <text:p>6.871964</text:p>
          </table:table-cell>
          <table:table-cell office:value-type="float" office:value="6.6186270551" calcext:value-type="float">
            <text:p>6.6186270551</text:p>
          </table:table-cell>
          <table:table-cell table:formula="of:=POWER([.C485]-6.75;2)" office:value-type="float" office:value="0.0172588506516984" calcext:value-type="float">
            <text:p>0.0172588507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867153" calcext:value-type="float">
            <text:p>6.867153</text:p>
          </table:table-cell>
          <table:table-cell office:value-type="float" office:value="6.6182731144" calcext:value-type="float">
            <text:p>6.6182731144</text:p>
          </table:table-cell>
          <table:table-cell table:formula="of:=POWER([.C486]-6.75;2)" office:value-type="float" office:value="0.0173519723898755" calcext:value-type="float">
            <text:p>0.0173519724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61102" calcext:value-type="float">
            <text:p>6.861102</text:p>
          </table:table-cell>
          <table:table-cell office:value-type="float" office:value="6.6179196144" calcext:value-type="float">
            <text:p>6.6179196144</text:p>
          </table:table-cell>
          <table:table-cell table:formula="of:=POWER([.C487]-6.75;2)" office:value-type="float" office:value="0.0174452282602447" calcext:value-type="float">
            <text:p>0.017445228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853968" calcext:value-type="float">
            <text:p>6.853968</text:p>
          </table:table-cell>
          <table:table-cell office:value-type="float" office:value="6.6175780212" calcext:value-type="float">
            <text:p>6.6175780212</text:p>
          </table:table-cell>
          <table:table-cell table:formula="of:=POWER([.C488]-6.75;2)" office:value-type="float" office:value="0.0175355804693077" calcext:value-type="float">
            <text:p>0.017535580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845992" calcext:value-type="float">
            <text:p>6.845992</text:p>
          </table:table-cell>
          <table:table-cell office:value-type="float" office:value="6.6172586568" calcext:value-type="float">
            <text:p>6.6172586568</text:p>
          </table:table-cell>
          <table:table-cell table:formula="of:=POWER([.C489]-6.75;2)" office:value-type="float" office:value="0.0176202641945402" calcext:value-type="float">
            <text:p>0.017620264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37475" calcext:value-type="float">
            <text:p>6.837475</text:p>
          </table:table-cell>
          <table:table-cell office:value-type="float" office:value="6.6169698051" calcext:value-type="float">
            <text:p>6.6169698051</text:p>
          </table:table-cell>
          <table:table-cell table:formula="of:=POWER([.C490]-6.75;2)" office:value-type="float" office:value="0.017697032755132" calcext:value-type="float">
            <text:p>0.0176970328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828746" calcext:value-type="float">
            <text:p>6.828746</text:p>
          </table:table-cell>
          <table:table-cell office:value-type="float" office:value="6.6167170551" calcext:value-type="float">
            <text:p>6.6167170551</text:p>
          </table:table-cell>
          <table:table-cell table:formula="of:=POWER([.C491]-6.75;2)" office:value-type="float" office:value="0.0177643434012163" calcext:value-type="float">
            <text:p>0.017764343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820133" calcext:value-type="float">
            <text:p>6.820133</text:p>
          </table:table-cell>
          <table:table-cell office:value-type="float" office:value="6.6165028771" calcext:value-type="float">
            <text:p>6.6165028771</text:p>
          </table:table-cell>
          <table:table-cell table:formula="of:=POWER([.C492]-6.75;2)" office:value-type="float" office:value="0.0178214818225776" calcext:value-type="float">
            <text:p>0.0178214818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11928" calcext:value-type="float">
            <text:p>6.811928</text:p>
          </table:table-cell>
          <table:table-cell office:value-type="float" office:value="6.6163265085" calcext:value-type="float">
            <text:p>6.6163265085</text:p>
          </table:table-cell>
          <table:table-cell table:formula="of:=POWER([.C493]-6.75;2)" office:value-type="float" office:value="0.0178686023298005" calcext:value-type="float">
            <text:p>0.017868602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804362" calcext:value-type="float">
            <text:p>6.804362</text:p>
          </table:table-cell>
          <table:table-cell office:value-type="float" office:value="6.6161841695" calcext:value-type="float">
            <text:p>6.6161841695</text:p>
          </table:table-cell>
          <table:table-cell table:formula="of:=POWER([.C494]-6.75;2)" office:value-type="float" office:value="0.0179066764924046" calcext:value-type="float">
            <text:p>0.0179066765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97586" calcext:value-type="float">
            <text:p>6.797586</text:p>
          </table:table-cell>
          <table:table-cell office:value-type="float" office:value="6.6160695805" calcext:value-type="float">
            <text:p>6.6160695805</text:p>
          </table:table-cell>
          <table:table-cell table:formula="of:=POWER([.C495]-6.75;2)" office:value-type="float" office:value="0.0179373572674461" calcext:value-type="float">
            <text:p>0.0179373573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91655" calcext:value-type="float">
            <text:p>6.791655</text:p>
          </table:table-cell>
          <table:table-cell office:value-type="float" office:value="6.6159747034" calcext:value-type="float">
            <text:p>6.6159747034</text:p>
          </table:table-cell>
          <table:table-cell table:formula="of:=POWER([.C496]-6.75;2)" office:value-type="float" office:value="0.017962780128718" calcext:value-type="float">
            <text:p>0.017962780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86531" calcext:value-type="float">
            <text:p>6.786531</text:p>
          </table:table-cell>
          <table:table-cell office:value-type="float" office:value="6.6158906949" calcext:value-type="float">
            <text:p>6.6158906949</text:p>
          </table:table-cell>
          <table:table-cell table:formula="of:=POWER([.C497]-6.75;2)" office:value-type="float" office:value="0.0179853057144049" calcext:value-type="float">
            <text:p>0.0179853057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82089" calcext:value-type="float">
            <text:p>6.782089</text:p>
          </table:table-cell>
          <table:table-cell office:value-type="float" office:value="6.6158088771" calcext:value-type="float">
            <text:p>6.6158088771</text:p>
          </table:table-cell>
          <table:table-cell table:formula="of:=POWER([.C498]-6.75;2)" office:value-type="float" office:value="0.0180072574651629" calcext:value-type="float">
            <text:p>0.0180072575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78133" calcext:value-type="float">
            <text:p>6.778133</text:p>
          </table:table-cell>
          <table:table-cell office:value-type="float" office:value="6.615721678" calcext:value-type="float">
            <text:p>6.615721678</text:p>
          </table:table-cell>
          <table:table-cell table:formula="of:=POWER([.C499]-6.75;2)" office:value-type="float" office:value="0.0180306677591357" calcext:value-type="float">
            <text:p>0.018030667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7443" calcext:value-type="float">
            <text:p>6.77443</text:p>
          </table:table-cell>
          <table:table-cell office:value-type="float" office:value="6.615623428" calcext:value-type="float">
            <text:p>6.615623428</text:p>
          </table:table-cell>
          <table:table-cell table:formula="of:=POWER([.C500]-6.75;2)" office:value-type="float" office:value="0.0180570631024711" calcext:value-type="float">
            <text:p>0.018057063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70734" calcext:value-type="float">
            <text:p>6.770734</text:p>
          </table:table-cell>
          <table:table-cell office:value-type="float" office:value="6.6155108602" calcext:value-type="float">
            <text:p>6.6155108602</text:p>
          </table:table-cell>
          <table:table-cell table:formula="of:=POWER([.C501]-6.75;2)" office:value-type="float" office:value="0.018087328724144" calcext:value-type="float">
            <text:p>0.0180873287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66821" calcext:value-type="float">
            <text:p>6.766821</text:p>
          </table:table-cell>
          <table:table-cell office:value-type="float" office:value="6.6153833263" calcext:value-type="float">
            <text:p>6.6153833263</text:p>
          </table:table-cell>
          <table:table-cell table:formula="of:=POWER([.C502]-6.75;2)" office:value-type="float" office:value="0.0181216488380523" calcext:value-type="float">
            <text:p>0.018121648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62523" calcext:value-type="float">
            <text:p>6.762523</text:p>
          </table:table-cell>
          <table:table-cell office:value-type="float" office:value="6.6152426483" calcext:value-type="float">
            <text:p>6.6152426483</text:p>
          </table:table-cell>
          <table:table-cell table:formula="of:=POWER([.C503]-6.75;2)" office:value-type="float" office:value="0.0181595438371976" calcext:value-type="float">
            <text:p>0.0181595438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5775" calcext:value-type="float">
            <text:p>6.75775</text:p>
          </table:table-cell>
          <table:table-cell office:value-type="float" office:value="6.6150926525" calcext:value-type="float">
            <text:p>6.6150926525</text:p>
          </table:table-cell>
          <table:table-cell table:formula="of:=POWER([.C504]-6.75;2)" office:value-type="float" office:value="0.0181999924094859" calcext:value-type="float">
            <text:p>0.0181999924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52505" calcext:value-type="float">
            <text:p>6.752505</text:p>
          </table:table-cell>
          <table:table-cell office:value-type="float" office:value="6.6149384364" calcext:value-type="float">
            <text:p>6.6149384364</text:p>
          </table:table-cell>
          <table:table-cell table:formula="of:=POWER([.C505]-6.75;2)" office:value-type="float" office:value="0.0182416259620768" calcext:value-type="float">
            <text:p>0.01824162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46888" calcext:value-type="float">
            <text:p>6.746888</text:p>
          </table:table-cell>
          <table:table-cell office:value-type="float" office:value="6.6147854788" calcext:value-type="float">
            <text:p>6.6147854788</text:p>
          </table:table-cell>
          <table:table-cell table:formula="of:=POWER([.C506]-6.75;2)" office:value-type="float" office:value="0.0182829667433452" calcext:value-type="float">
            <text:p>0.0182829667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41088" calcext:value-type="float">
            <text:p>6.741088</text:p>
          </table:table-cell>
          <table:table-cell office:value-type="float" office:value="6.6146386992" calcext:value-type="float">
            <text:p>6.6146386992</text:p>
          </table:table-cell>
          <table:table-cell table:formula="of:=POWER([.C507]-6.75;2)" office:value-type="float" office:value="0.018322681754268" calcext:value-type="float">
            <text:p>0.018322681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35355" calcext:value-type="float">
            <text:p>6.735355</text:p>
          </table:table-cell>
          <table:table-cell office:value-type="float" office:value="6.6145015932" calcext:value-type="float">
            <text:p>6.6145015932</text:p>
          </table:table-cell>
          <table:table-cell table:formula="of:=POWER([.C508]-6.75;2)" office:value-type="float" office:value="0.0183598182453383" calcext:value-type="float">
            <text:p>0.0183598182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29973" calcext:value-type="float">
            <text:p>6.729973</text:p>
          </table:table-cell>
          <table:table-cell office:value-type="float" office:value="6.6143756059" calcext:value-type="float">
            <text:p>6.6143756059</text:p>
          </table:table-cell>
          <table:table-cell table:formula="of:=POWER([.C509]-6.75;2)" office:value-type="float" office:value="0.018393976274992" calcext:value-type="float">
            <text:p>0.018393976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2521" calcext:value-type="float">
            <text:p>6.72521</text:p>
          </table:table-cell>
          <table:table-cell office:value-type="float" office:value="6.6142597542" calcext:value-type="float">
            <text:p>6.6142597542</text:p>
          </table:table-cell>
          <table:table-cell table:formula="of:=POWER([.C510]-6.75;2)" office:value-type="float" office:value="0.0184254143298444" calcext:value-type="float">
            <text:p>0.01842541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21284" calcext:value-type="float">
            <text:p>6.721284</text:p>
          </table:table-cell>
          <table:table-cell office:value-type="float" office:value="6.6141506695" calcext:value-type="float">
            <text:p>6.6141506695</text:p>
          </table:table-cell>
          <table:table-cell table:formula="of:=POWER([.C511]-6.75;2)" office:value-type="float" office:value="0.0184550405972983" calcext:value-type="float">
            <text:p>0.018455040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18316" calcext:value-type="float">
            <text:p>6.718316</text:p>
          </table:table-cell>
          <table:table-cell office:value-type="float" office:value="6.6140429619" calcext:value-type="float">
            <text:p>6.6140429619</text:p>
          </table:table-cell>
          <table:table-cell table:formula="of:=POWER([.C512]-6.75;2)" office:value-type="float" office:value="0.0184843162089248" calcext:value-type="float">
            <text:p>0.018484316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16302" calcext:value-type="float">
            <text:p>6.716302</text:p>
          </table:table-cell>
          <table:table-cell office:value-type="float" office:value="6.613929928" calcext:value-type="float">
            <text:p>6.613929928</text:p>
          </table:table-cell>
          <table:table-cell table:formula="of:=POWER([.C513]-6.75;2)" office:value-type="float" office:value="0.0185150644940852" calcext:value-type="float">
            <text:p>0.0185150645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15096" calcext:value-type="float">
            <text:p>6.715096</text:p>
          </table:table-cell>
          <table:table-cell office:value-type="float" office:value="6.6138045212" calcext:value-type="float">
            <text:p>6.6138045212</text:p>
          </table:table-cell>
          <table:table-cell table:formula="of:=POWER([.C514]-6.75;2)" office:value-type="float" office:value="0.0185492084455611" calcext:value-type="float">
            <text:p>0.018549208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14414" calcext:value-type="float">
            <text:p>6.714414</text:p>
          </table:table-cell>
          <table:table-cell office:value-type="float" office:value="6.6136604322" calcext:value-type="float">
            <text:p>6.6136604322</text:p>
          </table:table-cell>
          <table:table-cell table:formula="of:=POWER([.C515]-6.75;2)" office:value-type="float" office:value="0.0185884777478909" calcext:value-type="float">
            <text:p>0.018588477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1385" calcext:value-type="float">
            <text:p>6.71385</text:p>
          </table:table-cell>
          <table:table-cell office:value-type="float" office:value="6.613493161" calcext:value-type="float">
            <text:p>6.613493161</text:p>
          </table:table-cell>
          <table:table-cell table:formula="of:=POWER([.C516]-6.75;2)" office:value-type="float" office:value="0.0186341170937719" calcext:value-type="float">
            <text:p>0.018634117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12913" calcext:value-type="float">
            <text:p>6.712913</text:p>
          </table:table-cell>
          <table:table-cell office:value-type="float" office:value="6.6133009322" calcext:value-type="float">
            <text:p>6.6133009322</text:p>
          </table:table-cell>
          <table:table-cell table:formula="of:=POWER([.C517]-6.75;2)" office:value-type="float" office:value="0.0186866351373891" calcext:value-type="float">
            <text:p>0.01868663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11078" calcext:value-type="float">
            <text:p>6.711078</text:p>
          </table:table-cell>
          <table:table-cell office:value-type="float" office:value="6.6130853305" calcext:value-type="float">
            <text:p>6.6130853305</text:p>
          </table:table-cell>
          <table:table-cell table:formula="of:=POWER([.C518]-6.75;2)" office:value-type="float" office:value="0.0187456267242943" calcext:value-type="float">
            <text:p>0.018745626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07838" calcext:value-type="float">
            <text:p>6.707838</text:p>
          </table:table-cell>
          <table:table-cell office:value-type="float" office:value="6.6128515466" calcext:value-type="float">
            <text:p>6.6128515466</text:p>
          </table:table-cell>
          <table:table-cell table:formula="of:=POWER([.C519]-6.75;2)" office:value-type="float" office:value="0.018809698270012" calcext:value-type="float">
            <text:p>0.018809698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02763" calcext:value-type="float">
            <text:p>6.702763</text:p>
          </table:table-cell>
          <table:table-cell office:value-type="float" office:value="6.6126081737" calcext:value-type="float">
            <text:p>6.6126081737</text:p>
          </table:table-cell>
          <table:table-cell table:formula="of:=POWER([.C520]-6.75;2)" office:value-type="float" office:value="0.0188765139340494" calcext:value-type="float">
            <text:p>0.0188765139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95548" calcext:value-type="float">
            <text:p>6.695548</text:p>
          </table:table-cell>
          <table:table-cell office:value-type="float" office:value="6.6123665593" calcext:value-type="float">
            <text:p>6.6123665593</text:p>
          </table:table-cell>
          <table:table-cell table:formula="of:=POWER([.C521]-6.75;2)" office:value-type="float" office:value="0.0189429639989205" calcext:value-type="float">
            <text:p>0.01894296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686047" calcext:value-type="float">
            <text:p>6.686047</text:p>
          </table:table-cell>
          <table:table-cell office:value-type="float" office:value="6.6121397627" calcext:value-type="float">
            <text:p>6.6121397627</text:p>
          </table:table-cell>
          <table:table-cell table:formula="of:=POWER([.C522]-6.75;2)" office:value-type="float" office:value="0.0190054450284123" calcext:value-type="float">
            <text:p>0.01900544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674299" calcext:value-type="float">
            <text:p>6.674299</text:p>
          </table:table-cell>
          <table:table-cell office:value-type="float" office:value="6.6119412034" calcext:value-type="float">
            <text:p>6.6119412034</text:p>
          </table:table-cell>
          <table:table-cell table:formula="of:=POWER([.C523]-6.75;2)" office:value-type="float" office:value="0.0190602313186402" calcext:value-type="float">
            <text:p>0.019060231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660519" calcext:value-type="float">
            <text:p>6.660519</text:p>
          </table:table-cell>
          <table:table-cell office:value-type="float" office:value="6.6117831356" calcext:value-type="float">
            <text:p>6.6117831356</text:p>
          </table:table-cell>
          <table:table-cell table:formula="of:=POWER([.C524]-6.75;2)" office:value-type="float" office:value="0.0191039016045681" calcext:value-type="float">
            <text:p>0.019103901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645091" calcext:value-type="float">
            <text:p>6.645091</text:p>
          </table:table-cell>
          <table:table-cell office:value-type="float" office:value="6.6116751568" calcext:value-type="float">
            <text:p>6.6116751568</text:p>
          </table:table-cell>
          <table:table-cell table:formula="of:=POWER([.C525]-6.75;2)" office:value-type="float" office:value="0.0191337622463044" calcext:value-type="float">
            <text:p>0.019133762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628523" calcext:value-type="float">
            <text:p>6.628523</text:p>
          </table:table-cell>
          <table:table-cell office:value-type="float" office:value="6.611622822" calcext:value-type="float">
            <text:p>6.611622822</text:p>
          </table:table-cell>
          <table:table-cell table:formula="of:=POWER([.C526]-6.75;2)" office:value-type="float" office:value="0.0191482433912436" calcext:value-type="float">
            <text:p>0.0191482434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611411" calcext:value-type="float">
            <text:p>6.611411</text:p>
          </table:table-cell>
          <table:table-cell office:value-type="float" office:value="6.6116266229" calcext:value-type="float">
            <text:p>6.6116266229</text:p>
          </table:table-cell>
          <table:table-cell table:formula="of:=POWER([.C527]-6.75;2)" office:value-type="float" office:value="0.0191471914900587" calcext:value-type="float">
            <text:p>0.019147191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59438" calcext:value-type="float">
            <text:p>6.59438</text:p>
          </table:table-cell>
          <table:table-cell office:value-type="float" office:value="6.6116813771" calcext:value-type="float">
            <text:p>6.6116813771</text:p>
          </table:table-cell>
          <table:table-cell table:formula="of:=POWER([.C528]-6.75;2)" office:value-type="float" office:value="0.0191320414409524" calcext:value-type="float">
            <text:p>0.019132041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578035" calcext:value-type="float">
            <text:p>6.578035</text:p>
          </table:table-cell>
          <table:table-cell office:value-type="float" office:value="6.6117761525" calcext:value-type="float">
            <text:p>6.6117761525</text:p>
          </table:table-cell>
          <table:table-cell table:formula="of:=POWER([.C529]-6.75;2)" office:value-type="float" office:value="0.0191058320177032" calcext:value-type="float">
            <text:p>0.01910583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562918" calcext:value-type="float">
            <text:p>6.562918</text:p>
          </table:table-cell>
          <table:table-cell office:value-type="float" office:value="6.6118947542" calcext:value-type="float">
            <text:p>6.6118947542</text:p>
          </table:table-cell>
          <table:table-cell table:formula="of:=POWER([.C530]-6.75;2)" office:value-type="float" office:value="0.0190730589174785" calcext:value-type="float">
            <text:p>0.0190730589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549472" calcext:value-type="float">
            <text:p>6.549472</text:p>
          </table:table-cell>
          <table:table-cell office:value-type="float" office:value="6.6120167119" calcext:value-type="float">
            <text:p>6.6120167119</text:p>
          </table:table-cell>
          <table:table-cell table:formula="of:=POWER([.C531]-6.75;2)" office:value-type="float" office:value="0.0190393877948876" calcext:value-type="float">
            <text:p>0.019039387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538022" calcext:value-type="float">
            <text:p>6.538022</text:p>
          </table:table-cell>
          <table:table-cell office:value-type="float" office:value="6.6121187542" calcext:value-type="float">
            <text:p>6.6121187542</text:p>
          </table:table-cell>
          <table:table-cell table:formula="of:=POWER([.C532]-6.75;2)" office:value-type="float" office:value="0.01901123794336" calcext:value-type="float">
            <text:p>0.0190112379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528768" calcext:value-type="float">
            <text:p>6.528768</text:p>
          </table:table-cell>
          <table:table-cell office:value-type="float" office:value="6.6121765975" calcext:value-type="float">
            <text:p>6.6121765975</text:p>
          </table:table-cell>
          <table:table-cell table:formula="of:=POWER([.C533]-6.75;2)" office:value-type="float" office:value="0.0189952902766771" calcext:value-type="float">
            <text:p>0.018995290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521795" calcext:value-type="float">
            <text:p>6.521795</text:p>
          </table:table-cell>
          <table:table-cell office:value-type="float" office:value="6.6121669534" calcext:value-type="float">
            <text:p>6.6121669534</text:p>
          </table:table-cell>
          <table:table-cell table:formula="of:=POWER([.C534]-6.75;2)" office:value-type="float" office:value="0.0189979487350378" calcext:value-type="float">
            <text:p>0.018997948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517086" calcext:value-type="float">
            <text:p>6.517086</text:p>
          </table:table-cell>
          <table:table-cell office:value-type="float" office:value="6.6120695169" calcext:value-type="float">
            <text:p>6.6120695169</text:p>
          </table:table-cell>
          <table:table-cell table:formula="of:=POWER([.C535]-6.75;2)" office:value-type="float" office:value="0.0190248181681994" calcext:value-type="float">
            <text:p>0.0190248182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514545" calcext:value-type="float">
            <text:p>6.514545</text:p>
          </table:table-cell>
          <table:table-cell office:value-type="float" office:value="6.6118688517" calcext:value-type="float">
            <text:p>6.6118688517</text:p>
          </table:table-cell>
          <table:table-cell table:formula="of:=POWER([.C536]-6.75;2)" office:value-type="float" office:value="0.0190802141306767" calcext:value-type="float">
            <text:p>0.0190802141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51402" calcext:value-type="float">
            <text:p>6.51402</text:p>
          </table:table-cell>
          <table:table-cell office:value-type="float" office:value="6.611555911" calcext:value-type="float">
            <text:p>6.611555911</text:p>
          </table:table-cell>
          <table:table-cell table:formula="of:=POWER([.C537]-6.75;2)" office:value-type="float" office:value="0.0191667657790399" calcext:value-type="float">
            <text:p>0.0191667658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515317" calcext:value-type="float">
            <text:p>6.515317</text:p>
          </table:table-cell>
          <table:table-cell office:value-type="float" office:value="6.6111290763" calcext:value-type="float">
            <text:p>6.6111290763</text:p>
          </table:table-cell>
          <table:table-cell table:formula="of:=POWER([.C538]-6.75;2)" office:value-type="float" office:value="0.0192851334492912" calcext:value-type="float">
            <text:p>0.019285133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51822" calcext:value-type="float">
            <text:p>6.51822</text:p>
          </table:table-cell>
          <table:table-cell office:value-type="float" office:value="6.6105946059" calcext:value-type="float">
            <text:p>6.6105946059</text:p>
          </table:table-cell>
          <table:table-cell table:formula="of:=POWER([.C539]-6.75;2)" office:value-type="float" office:value="0.0194338639041762" calcext:value-type="float">
            <text:p>0.019433863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522489" calcext:value-type="float">
            <text:p>6.522489</text:p>
          </table:table-cell>
          <table:table-cell office:value-type="float" office:value="6.6099663729" calcext:value-type="float">
            <text:p>6.6099663729</text:p>
          </table:table-cell>
          <table:table-cell table:formula="of:=POWER([.C540]-6.75;2)" office:value-type="float" office:value="0.0196094167187819" calcext:value-type="float">
            <text:p>0.0196094167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527871" calcext:value-type="float">
            <text:p>6.527871</text:p>
          </table:table-cell>
          <table:table-cell office:value-type="float" office:value="6.6092649068" calcext:value-type="float">
            <text:p>6.6092649068</text:p>
          </table:table-cell>
          <table:table-cell table:formula="of:=POWER([.C541]-6.75;2)" office:value-type="float" office:value="0.0198063664580127" calcext:value-type="float">
            <text:p>0.0198063665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534091" calcext:value-type="float">
            <text:p>6.534091</text:p>
          </table:table-cell>
          <table:table-cell office:value-type="float" office:value="6.6085157669" calcext:value-type="float">
            <text:p>6.6085157669</text:p>
          </table:table-cell>
          <table:table-cell table:formula="of:=POWER([.C542]-6.75;2)" office:value-type="float" office:value="0.0200177882158951" calcext:value-type="float">
            <text:p>0.020017788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540851" calcext:value-type="float">
            <text:p>6.540851</text:p>
          </table:table-cell>
          <table:table-cell office:value-type="float" office:value="6.6077474195" calcext:value-type="float">
            <text:p>6.6077474195</text:p>
          </table:table-cell>
          <table:table-cell table:formula="of:=POWER([.C543]-6.75;2)" office:value-type="float" office:value="0.020235796658909" calcext:value-type="float">
            <text:p>0.020235796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547831" calcext:value-type="float">
            <text:p>6.547831</text:p>
          </table:table-cell>
          <table:table-cell office:value-type="float" office:value="6.6069888136" calcext:value-type="float">
            <text:p>6.6069888136</text:p>
          </table:table-cell>
          <table:table-cell table:formula="of:=POWER([.C544]-6.75;2)" office:value-type="float" office:value="0.0204521994355355" calcext:value-type="float">
            <text:p>0.0204521994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554691" calcext:value-type="float">
            <text:p>6.554691</text:p>
          </table:table-cell>
          <table:table-cell office:value-type="float" office:value="6.6062668983" calcext:value-type="float">
            <text:p>6.6062668983</text:p>
          </table:table-cell>
          <table:table-cell table:formula="of:=POWER([.C545]-6.75;2)" office:value-type="float" office:value="0.0206592045243024" calcext:value-type="float">
            <text:p>0.0206592045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561078" calcext:value-type="float">
            <text:p>6.561078</text:p>
          </table:table-cell>
          <table:table-cell office:value-type="float" office:value="6.6056043941" calcext:value-type="float">
            <text:p>6.6056043941</text:p>
          </table:table-cell>
          <table:table-cell table:formula="of:=POWER([.C546]-6.75;2)" office:value-type="float" office:value="0.020850091003228" calcext:value-type="float">
            <text:p>0.02085009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566641" calcext:value-type="float">
            <text:p>6.566641</text:p>
          </table:table-cell>
          <table:table-cell office:value-type="float" office:value="6.6050180212" calcext:value-type="float">
            <text:p>6.6050180212</text:p>
          </table:table-cell>
          <table:table-cell table:formula="of:=POWER([.C547]-6.75;2)" office:value-type="float" office:value="0.0210197741767636" calcext:value-type="float">
            <text:p>0.0210197742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571045" calcext:value-type="float">
            <text:p>6.571045</text:p>
          </table:table-cell>
          <table:table-cell office:value-type="float" office:value="6.604517411" calcext:value-type="float">
            <text:p>6.604517411</text:p>
          </table:table-cell>
          <table:table-cell table:formula="of:=POWER([.C548]-6.75;2)" office:value-type="float" office:value="0.021165183702143" calcext:value-type="float">
            <text:p>0.021165183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573992" calcext:value-type="float">
            <text:p>6.573992</text:p>
          </table:table-cell>
          <table:table-cell office:value-type="float" office:value="6.6041047754" calcext:value-type="float">
            <text:p>6.6041047754</text:p>
          </table:table-cell>
          <table:table-cell table:formula="of:=POWER([.C549]-6.75;2)" office:value-type="float" office:value="0.0212854165610845" calcext:value-type="float">
            <text:p>0.021285416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575232" calcext:value-type="float">
            <text:p>6.575232</text:p>
          </table:table-cell>
          <table:table-cell office:value-type="float" office:value="6.6037753559" calcext:value-type="float">
            <text:p>6.6037753559</text:p>
          </table:table-cell>
          <table:table-cell table:formula="of:=POWER([.C550]-6.75;2)" office:value-type="float" office:value="0.0213816465421717" calcext:value-type="float">
            <text:p>0.0213816465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574576" calcext:value-type="float">
            <text:p>6.574576</text:p>
          </table:table-cell>
          <table:table-cell office:value-type="float" office:value="6.6035185932" calcext:value-type="float">
            <text:p>6.6035185932</text:p>
          </table:table-cell>
          <table:table-cell table:formula="of:=POWER([.C551]-6.75;2)" office:value-type="float" office:value="0.021456802538107" calcext:value-type="float">
            <text:p>0.0214568025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71904" calcext:value-type="float">
            <text:p>6.571904</text:p>
          </table:table-cell>
          <table:table-cell office:value-type="float" office:value="6.6033198814" calcext:value-type="float">
            <text:p>6.6033198814</text:p>
          </table:table-cell>
          <table:table-cell table:formula="of:=POWER([.C552]-6.75;2)" office:value-type="float" office:value="0.0215150571925101" calcext:value-type="float">
            <text:p>0.021515057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567157" calcext:value-type="float">
            <text:p>6.567157</text:p>
          </table:table-cell>
          <table:table-cell office:value-type="float" office:value="6.603162678" calcext:value-type="float">
            <text:p>6.603162678</text:p>
          </table:table-cell>
          <table:table-cell table:formula="of:=POWER([.C553]-6.75;2)" office:value-type="float" office:value="0.0215611991321316" calcext:value-type="float">
            <text:p>0.0215611991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560327" calcext:value-type="float">
            <text:p>6.560327</text:p>
          </table:table-cell>
          <table:table-cell office:value-type="float" office:value="6.603030822" calcext:value-type="float">
            <text:p>6.603030822</text:p>
          </table:table-cell>
          <table:table-cell table:formula="of:=POWER([.C554]-6.75;2)" office:value-type="float" office:value="0.0215999392819957" calcext:value-type="float">
            <text:p>0.021599939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551444" calcext:value-type="float">
            <text:p>6.551444</text:p>
          </table:table-cell>
          <table:table-cell office:value-type="float" office:value="6.6029107924" calcext:value-type="float">
            <text:p>6.6029107924</text:p>
          </table:table-cell>
          <table:table-cell table:formula="of:=POWER([.C555]-6.75;2)" office:value-type="float" office:value="0.0216352349923958" calcext:value-type="float">
            <text:p>0.02163523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540555" calcext:value-type="float">
            <text:p>6.540555</text:p>
          </table:table-cell>
          <table:table-cell office:value-type="float" office:value="6.6027936695" calcext:value-type="float">
            <text:p>6.6027936695</text:p>
          </table:table-cell>
          <table:table-cell table:formula="of:=POWER([.C556]-6.75;2)" office:value-type="float" office:value="0.0216697037392751" calcext:value-type="float">
            <text:p>0.021669703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52771" calcext:value-type="float">
            <text:p>6.52771</text:p>
          </table:table-cell>
          <table:table-cell office:value-type="float" office:value="6.6026766525" calcext:value-type="float">
            <text:p>6.6026766525</text:p>
          </table:table-cell>
          <table:table-cell table:formula="of:=POWER([.C557]-6.75;2)" office:value-type="float" office:value="0.0217041687186059" calcext:value-type="float">
            <text:p>0.021704168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512955" calcext:value-type="float">
            <text:p>6.512955</text:p>
          </table:table-cell>
          <table:table-cell office:value-type="float" office:value="6.6025638729" calcext:value-type="float">
            <text:p>6.6025638729</text:p>
          </table:table-cell>
          <table:table-cell table:formula="of:=POWER([.C558]-6.75;2)" office:value-type="float" office:value="0.0217374115742473" calcext:value-type="float">
            <text:p>0.0217374116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496332" calcext:value-type="float">
            <text:p>6.496332</text:p>
          </table:table-cell>
          <table:table-cell office:value-type="float" office:value="6.6024664576" calcext:value-type="float">
            <text:p>6.6024664576</text:p>
          </table:table-cell>
          <table:table-cell table:formula="of:=POWER([.C559]-6.75;2)" office:value-type="float" office:value="0.0217661461330925" calcext:value-type="float">
            <text:p>0.021766146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477902" calcext:value-type="float">
            <text:p>6.477902</text:p>
          </table:table-cell>
          <table:table-cell office:value-type="float" office:value="6.6024017458" calcext:value-type="float">
            <text:p>6.6024017458</text:p>
          </table:table-cell>
          <table:table-cell table:formula="of:=POWER([.C560]-6.75;2)" office:value-type="float" office:value="0.0217852446428878" calcext:value-type="float">
            <text:p>0.0217852446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457772" calcext:value-type="float">
            <text:p>6.457772</text:p>
          </table:table-cell>
          <table:table-cell office:value-type="float" office:value="6.6023916568" calcext:value-type="float">
            <text:p>6.6023916568</text:p>
          </table:table-cell>
          <table:table-cell table:formula="of:=POWER([.C561]-6.75;2)" office:value-type="float" office:value="0.021788222982249" calcext:value-type="float">
            <text:p>0.021788223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436137" calcext:value-type="float">
            <text:p>6.436137</text:p>
          </table:table-cell>
          <table:table-cell office:value-type="float" office:value="6.6024603771" calcext:value-type="float">
            <text:p>6.6024603771</text:p>
          </table:table-cell>
          <table:table-cell table:formula="of:=POWER([.C562]-6.75;2)" office:value-type="float" office:value="0.0217679403254742" calcext:value-type="float">
            <text:p>0.021767940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413327" calcext:value-type="float">
            <text:p>6.413327</text:p>
          </table:table-cell>
          <table:table-cell office:value-type="float" office:value="6.6026314661" calcext:value-type="float">
            <text:p>6.6026314661</text:p>
          </table:table-cell>
          <table:table-cell table:formula="of:=POWER([.C563]-6.75;2)" office:value-type="float" office:value="0.0217174847838354" calcext:value-type="float">
            <text:p>0.0217174848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38985" calcext:value-type="float">
            <text:p>6.38985</text:p>
          </table:table-cell>
          <table:table-cell office:value-type="float" office:value="6.6029246864" calcext:value-type="float">
            <text:p>6.6029246864</text:p>
          </table:table-cell>
          <table:table-cell table:formula="of:=POWER([.C564]-6.75;2)" office:value-type="float" office:value="0.0216311478705384" calcext:value-type="float">
            <text:p>0.0216311479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36642" calcext:value-type="float">
            <text:p>6.36642</text:p>
          </table:table-cell>
          <table:table-cell office:value-type="float" office:value="6.6033527754" calcext:value-type="float">
            <text:p>6.6033527754</text:p>
          </table:table-cell>
          <table:table-cell table:formula="of:=POWER([.C565]-6.75;2)" office:value-type="float" office:value="0.0215054084828827" calcext:value-type="float">
            <text:p>0.021505408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343962" calcext:value-type="float">
            <text:p>6.343962</text:p>
          </table:table-cell>
          <table:table-cell office:value-type="float" office:value="6.6039184449" calcext:value-type="float">
            <text:p>6.6039184449</text:p>
          </table:table-cell>
          <table:table-cell table:formula="of:=POWER([.C566]-6.75;2)" office:value-type="float" office:value="0.0213398207404344" calcext:value-type="float">
            <text:p>0.0213398207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323586" calcext:value-type="float">
            <text:p>6.323586</text:p>
          </table:table-cell>
          <table:table-cell office:value-type="float" office:value="6.604611911" calcext:value-type="float">
            <text:p>6.604611911</text:p>
          </table:table-cell>
          <table:table-cell table:formula="of:=POWER([.C567]-6.75;2)" office:value-type="float" office:value="0.0211376964230719" calcext:value-type="float">
            <text:p>0.0211376964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306534" calcext:value-type="float">
            <text:p>6.306534</text:p>
          </table:table-cell>
          <table:table-cell office:value-type="float" office:value="6.6054091102" calcext:value-type="float">
            <text:p>6.6054091102</text:p>
          </table:table-cell>
          <table:table-cell table:formula="of:=POWER([.C568]-6.75;2)" office:value-type="float" office:value="0.0209065254131557" calcext:value-type="float">
            <text:p>0.0209065254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29408" calcext:value-type="float">
            <text:p>6.29408</text:p>
          </table:table-cell>
          <table:table-cell office:value-type="float" office:value="6.6062707585" calcext:value-type="float">
            <text:p>6.6062707585</text:p>
          </table:table-cell>
          <table:table-cell table:formula="of:=POWER([.C569]-6.75;2)" office:value-type="float" office:value="0.0206580948621653" calcext:value-type="float">
            <text:p>0.0206580949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287419" calcext:value-type="float">
            <text:p>6.287419</text:p>
          </table:table-cell>
          <table:table-cell office:value-type="float" office:value="6.6071423898" calcext:value-type="float">
            <text:p>6.6071423898</text:p>
          </table:table-cell>
          <table:table-cell table:formula="of:=POWER([.C570]-6.75;2)" office:value-type="float" office:value="0.0204082967920552" calcext:value-type="float">
            <text:p>0.020408296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28754" calcext:value-type="float">
            <text:p>6.28754</text:p>
          </table:table-cell>
          <table:table-cell office:value-type="float" office:value="6.6079552542" calcext:value-type="float">
            <text:p>6.6079552542</text:p>
          </table:table-cell>
          <table:table-cell table:formula="of:=POWER([.C571]-6.75;2)" office:value-type="float" office:value="0.0201767098093866" calcext:value-type="float">
            <text:p>0.0201767098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295102" calcext:value-type="float">
            <text:p>6.295102</text:p>
          </table:table-cell>
          <table:table-cell office:value-type="float" office:value="6.6086279492" calcext:value-type="float">
            <text:p>6.6086279492</text:p>
          </table:table-cell>
          <table:table-cell table:formula="of:=POWER([.C572]-6.75;2)" office:value-type="float" office:value="0.0199860567473979" calcext:value-type="float">
            <text:p>0.0199860567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310349" calcext:value-type="float">
            <text:p>6.310349</text:p>
          </table:table-cell>
          <table:table-cell office:value-type="float" office:value="6.609068428" calcext:value-type="float">
            <text:p>6.609068428</text:p>
          </table:table-cell>
          <table:table-cell table:formula="of:=POWER([.C573]-6.75;2)" office:value-type="float" office:value="0.019861707986391" calcext:value-type="float">
            <text:p>0.019861708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333065" calcext:value-type="float">
            <text:p>6.333065</text:p>
          </table:table-cell>
          <table:table-cell office:value-type="float" office:value="6.6091757246" calcext:value-type="float">
            <text:p>6.6091757246</text:p>
          </table:table-cell>
          <table:table-cell table:formula="of:=POWER([.C574]-6.75;2)" office:value-type="float" office:value="0.019831476541935" calcext:value-type="float">
            <text:p>0.0198314765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362598" calcext:value-type="float">
            <text:p>6.362598</text:p>
          </table:table-cell>
          <table:table-cell office:value-type="float" office:value="6.6088403602" calcext:value-type="float">
            <text:p>6.6088403602</text:p>
          </table:table-cell>
          <table:table-cell table:formula="of:=POWER([.C575]-6.75;2)" office:value-type="float" office:value="0.0199260439084657" calcext:value-type="float">
            <text:p>0.0199260439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397956" calcext:value-type="float">
            <text:p>6.397956</text:p>
          </table:table-cell>
          <table:table-cell office:value-type="float" office:value="6.6079416144" calcext:value-type="float">
            <text:p>6.6079416144</text:p>
          </table:table-cell>
          <table:table-cell table:formula="of:=POWER([.C576]-6.75;2)" office:value-type="float" office:value="0.0201805849192784" calcext:value-type="float">
            <text:p>0.0201805849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437993" calcext:value-type="float">
            <text:p>6.437993</text:p>
          </table:table-cell>
          <table:table-cell office:value-type="float" office:value="6.6063380297" calcext:value-type="float">
            <text:p>6.6063380297</text:p>
          </table:table-cell>
          <table:table-cell table:formula="of:=POWER([.C577]-6.75;2)" office:value-type="float" office:value="0.0206387617104781" calcext:value-type="float">
            <text:p>0.020638761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48171" calcext:value-type="float">
            <text:p>6.48171</text:p>
          </table:table-cell>
          <table:table-cell office:value-type="float" office:value="6.6038428517" calcext:value-type="float">
            <text:p>6.6038428517</text:p>
          </table:table-cell>
          <table:table-cell table:formula="of:=POWER([.C578]-6.75;2)" office:value-type="float" office:value="0.0213619119991883" calcext:value-type="float">
            <text:p>0.02136191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52873" calcext:value-type="float">
            <text:p>6.52873</text:p>
          </table:table-cell>
          <table:table-cell office:value-type="float" office:value="6.6001612754" calcext:value-type="float">
            <text:p>6.6001612754</text:p>
          </table:table-cell>
          <table:table-cell table:formula="of:=POWER([.C579]-6.75;2)" office:value-type="float" office:value="0.0224516433897548" calcext:value-type="float">
            <text:p>0.022451643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58021" calcext:value-type="float">
            <text:p>6.58021</text:p>
          </table:table-cell>
          <table:table-cell office:value-type="float" office:value="6.5947068305" calcext:value-type="float">
            <text:p>6.5947068305</text:p>
          </table:table-cell>
          <table:table-cell table:formula="of:=POWER([.C580]-6.75;2)" office:value-type="float" office:value="0.0241159684933558" calcext:value-type="float">
            <text:p>0.0241159685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40968" calcext:value-type="float">
            <text:p>6.640968</text:p>
          </table:table-cell>
          <table:table-cell office:value-type="float" office:value="6.5858565593" calcext:value-type="float">
            <text:p>6.5858565593</text:p>
          </table:table-cell>
          <table:table-cell table:formula="of:=POWER([.C581]-6.75;2)" office:value-type="float" office:value="0.0269430691248345" calcext:value-type="float">
            <text:p>0.026943069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26192" calcext:value-type="float">
            <text:p>6.726192</text:p>
          </table:table-cell>
          <table:table-cell office:value-type="float" office:value="6.5590980297" calcext:value-type="float">
            <text:p>6.5590980297</text:p>
          </table:table-cell>
          <table:table-cell table:formula="of:=POWER([.C582]-6.75;2)" office:value-type="float" office:value="0.036443562264422" calcext:value-type="float">
            <text:p>0.0364435623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893173" calcext:value-type="float">
            <text:p>6.893173</text:p>
          </table:table-cell>
          <table:table-cell office:value-type="float" office:value="6.5319783814" calcext:value-type="float">
            <text:p>6.5319783814</text:p>
          </table:table-cell>
          <table:table-cell table:formula="of:=POWER([.C583]-6.75;2)" office:value-type="float" office:value="0.0475334261769638" calcext:value-type="float">
            <text:p>0.0475334262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604474" calcext:value-type="float">
            <text:p>7.604474</text:p>
          </table:table-cell>
          <table:table-cell office:value-type="float" office:value="6.5414408008" calcext:value-type="float">
            <text:p>6.5414408008</text:p>
          </table:table-cell>
          <table:table-cell table:formula="of:=POWER([.C584]-6.75;2)" office:value-type="float" office:value="0.0434969395709452" calcext:value-type="float">
            <text:p>0.043496939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916053" calcext:value-type="float">
            <text:p>4.916053</text:p>
          </table:table-cell>
          <table:table-cell office:value-type="float" office:value="6.5422182542" calcext:value-type="float">
            <text:p>6.5422182542</text:p>
          </table:table-cell>
          <table:table-cell table:formula="of:=POWER([.C585]-6.75;2)" office:value-type="float" office:value="0.0431732538876959" calcext:value-type="float">
            <text:p>0.0431732539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014368" calcext:value-type="float">
            <text:p>6.014368</text:p>
          </table:table-cell>
          <table:table-cell office:value-type="float" office:value="6.552328589" calcext:value-type="float">
            <text:p>6.552328589</text:p>
          </table:table-cell>
          <table:table-cell table:formula="of:=POWER([.C586]-6.75;2)" office:value-type="float" office:value="0.0390739867267309" calcext:value-type="float">
            <text:p>0.0390739867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186494" calcext:value-type="float">
            <text:p>6.186494</text:p>
          </table:table-cell>
          <table:table-cell office:value-type="float" office:value="6.5567319576" calcext:value-type="float">
            <text:p>6.5567319576</text:p>
          </table:table-cell>
          <table:table-cell table:formula="of:=POWER([.C587]-6.75;2)" office:value-type="float" office:value="0.0373525362131281" calcext:value-type="float">
            <text:p>0.037352536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244688" calcext:value-type="float">
            <text:p>6.244688</text:p>
          </table:table-cell>
          <table:table-cell office:value-type="float" office:value="6.5597862966" calcext:value-type="float">
            <text:p>6.5597862966</text:p>
          </table:table-cell>
          <table:table-cell table:formula="of:=POWER([.C588]-6.75;2)" office:value-type="float" office:value="0.036181252961143" calcext:value-type="float">
            <text:p>0.03618125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265365" calcext:value-type="float">
            <text:p>6.265365</text:p>
          </table:table-cell>
          <table:table-cell office:value-type="float" office:value="6.5622031737" calcext:value-type="float">
            <text:p>6.5622031737</text:p>
          </table:table-cell>
          <table:table-cell table:formula="of:=POWER([.C589]-6.75;2)" office:value-type="float" office:value="0.0352676479683522" calcext:value-type="float">
            <text:p>0.035267648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269511" calcext:value-type="float">
            <text:p>6.269511</text:p>
          </table:table-cell>
          <table:table-cell office:value-type="float" office:value="6.5642753178" calcext:value-type="float">
            <text:p>6.5642753178</text:p>
          </table:table-cell>
          <table:table-cell table:formula="of:=POWER([.C590]-6.75;2)" office:value-type="float" office:value="0.034493657578291" calcext:value-type="float">
            <text:p>0.0344936576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265729" calcext:value-type="float">
            <text:p>6.265729</text:p>
          </table:table-cell>
          <table:table-cell office:value-type="float" office:value="6.5661539703" calcext:value-type="float">
            <text:p>6.5661539703</text:p>
          </table:table-cell>
          <table:table-cell table:formula="of:=POWER([.C591]-6.75;2)" office:value-type="float" office:value="0.0337993626364532" calcext:value-type="float">
            <text:p>0.033799362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258366" calcext:value-type="float">
            <text:p>6.258366</text:p>
          </table:table-cell>
          <table:table-cell office:value-type="float" office:value="6.5679212246" calcext:value-type="float">
            <text:p>6.5679212246</text:p>
          </table:table-cell>
          <table:table-cell table:formula="of:=POWER([.C592]-6.75;2)" office:value-type="float" office:value="0.0331526804511636" calcext:value-type="float">
            <text:p>0.033152680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249822" calcext:value-type="float">
            <text:p>6.249822</text:p>
          </table:table-cell>
          <table:table-cell office:value-type="float" office:value="6.5696189576" calcext:value-type="float">
            <text:p>6.5696189576</text:p>
          </table:table-cell>
          <table:table-cell table:formula="of:=POWER([.C593]-6.75;2)" office:value-type="float" office:value="0.0325373204573105" calcext:value-type="float">
            <text:p>0.0325373205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241407" calcext:value-type="float">
            <text:p>6.241407</text:p>
          </table:table-cell>
          <table:table-cell office:value-type="float" office:value="6.5712640381" calcext:value-type="float">
            <text:p>6.5712640381</text:p>
          </table:table-cell>
          <table:table-cell table:formula="of:=POWER([.C594]-6.75;2)" office:value-type="float" office:value="0.0319465440763183" calcext:value-type="float">
            <text:p>0.031946544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233768" calcext:value-type="float">
            <text:p>6.233768</text:p>
          </table:table-cell>
          <table:table-cell office:value-type="float" office:value="6.5728579661" calcext:value-type="float">
            <text:p>6.5728579661</text:p>
          </table:table-cell>
          <table:table-cell table:formula="of:=POWER([.C595]-6.75;2)" office:value-type="float" office:value="0.0313793001742288" calcext:value-type="float">
            <text:p>0.031379300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227175" calcext:value-type="float">
            <text:p>6.227175</text:p>
          </table:table-cell>
          <table:table-cell office:value-type="float" office:value="6.5743936483" calcext:value-type="float">
            <text:p>6.5743936483</text:p>
          </table:table-cell>
          <table:table-cell table:formula="of:=POWER([.C596]-6.75;2)" office:value-type="float" office:value="0.0308375907573841" calcext:value-type="float">
            <text:p>0.0308375908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221749" calcext:value-type="float">
            <text:p>6.221749</text:p>
          </table:table-cell>
          <table:table-cell office:value-type="float" office:value="6.5758602754" calcext:value-type="float">
            <text:p>6.5758602754</text:p>
          </table:table-cell>
          <table:table-cell table:formula="of:=POWER([.C597]-6.75;2)" office:value-type="float" office:value="0.0303246436837638" calcext:value-type="float">
            <text:p>0.0303246437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217671" calcext:value-type="float">
            <text:p>6.217671</text:p>
          </table:table-cell>
          <table:table-cell office:value-type="float" office:value="6.5772466737" calcext:value-type="float">
            <text:p>6.5772466737</text:p>
          </table:table-cell>
          <table:table-cell table:formula="of:=POWER([.C598]-6.75;2)" office:value-type="float" office:value="0.0298437117477141" calcext:value-type="float">
            <text:p>0.029843711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215334" calcext:value-type="float">
            <text:p>6.215334</text:p>
          </table:table-cell>
          <table:table-cell office:value-type="float" office:value="6.5785432373" calcext:value-type="float">
            <text:p>6.5785432373</text:p>
          </table:table-cell>
          <table:table-cell table:formula="of:=POWER([.C599]-6.75;2)" office:value-type="float" office:value="0.0293974214755641" calcext:value-type="float">
            <text:p>0.029397421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215452" calcext:value-type="float">
            <text:p>6.215452</text:p>
          </table:table-cell>
          <table:table-cell office:value-type="float" office:value="6.5797426356" calcext:value-type="float">
            <text:p>6.5797426356</text:p>
          </table:table-cell>
          <table:table-cell table:formula="of:=POWER([.C600]-6.75;2)" office:value-type="float" office:value="0.0289875701324345" calcext:value-type="float">
            <text:p>0.028987570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219074" calcext:value-type="float">
            <text:p>6.219074</text:p>
          </table:table-cell>
          <table:table-cell office:value-type="float" office:value="6.5808394788" calcext:value-type="float">
            <text:p>6.5808394788</text:p>
          </table:table-cell>
          <table:table-cell table:formula="of:=POWER([.C601]-6.75;2)" office:value-type="float" office:value="0.0286152819326557" calcext:value-type="float">
            <text:p>0.0286152819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227522" calcext:value-type="float">
            <text:p>6.227522</text:p>
          </table:table-cell>
          <table:table-cell office:value-type="float" office:value="6.5818292669" calcext:value-type="float">
            <text:p>6.5818292669</text:p>
          </table:table-cell>
          <table:table-cell table:formula="of:=POWER([.C602]-6.75;2)" office:value-type="float" office:value="0.0282813954713915" calcext:value-type="float">
            <text:p>0.028281395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242235" calcext:value-type="float">
            <text:p>6.242235</text:p>
          </table:table-cell>
          <table:table-cell office:value-type="float" office:value="6.5827069661" calcext:value-type="float">
            <text:p>6.5827069661</text:p>
          </table:table-cell>
          <table:table-cell table:formula="of:=POWER([.C603]-6.75;2)" office:value-type="float" office:value="0.0279869591914666" calcext:value-type="float">
            <text:p>0.027986959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264541" calcext:value-type="float">
            <text:p>6.264541</text:p>
          </table:table-cell>
          <table:table-cell office:value-type="float" office:value="6.5834656737" calcext:value-type="float">
            <text:p>6.5834656737</text:p>
          </table:table-cell>
          <table:table-cell table:formula="of:=POWER([.C604]-6.75;2)" office:value-type="float" office:value="0.0277336818361948" calcext:value-type="float">
            <text:p>0.0277336818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295396" calcext:value-type="float">
            <text:p>6.295396</text:p>
          </table:table-cell>
          <table:table-cell office:value-type="float" office:value="6.5840957373" calcext:value-type="float">
            <text:p>6.5840957373</text:p>
          </table:table-cell>
          <table:table-cell table:formula="of:=POWER([.C605]-6.75;2)" office:value-type="float" office:value="0.0275242243820305" calcext:value-type="float">
            <text:p>0.027524224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335124" calcext:value-type="float">
            <text:p>6.335124</text:p>
          </table:table-cell>
          <table:table-cell office:value-type="float" office:value="6.5845846695" calcext:value-type="float">
            <text:p>6.5845846695</text:p>
          </table:table-cell>
          <table:table-cell table:formula="of:=POWER([.C606]-6.75;2)" office:value-type="float" office:value="0.0273622315644243" calcext:value-type="float">
            <text:p>0.0273622316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383218" calcext:value-type="float">
            <text:p>6.383218</text:p>
          </table:table-cell>
          <table:table-cell office:value-type="float" office:value="6.5849180212" calcext:value-type="float">
            <text:p>6.5849180212</text:p>
          </table:table-cell>
          <table:table-cell table:formula="of:=POWER([.C607]-6.75;2)" office:value-type="float" office:value="0.0272520597245236" calcext:value-type="float">
            <text:p>0.027252059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38238" calcext:value-type="float">
            <text:p>6.438238</text:p>
          </table:table-cell>
          <table:table-cell office:value-type="float" office:value="6.5850811525" calcext:value-type="float">
            <text:p>6.5850811525</text:p>
          </table:table-cell>
          <table:table-cell table:formula="of:=POWER([.C608]-6.75;2)" office:value-type="float" office:value="0.0271982262607283" calcext:value-type="float">
            <text:p>0.027198226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497835" calcext:value-type="float">
            <text:p>6.497835</text:p>
          </table:table-cell>
          <table:table-cell office:value-type="float" office:value="6.5850616992" calcext:value-type="float">
            <text:p>6.5850616992</text:p>
          </table:table-cell>
          <table:table-cell table:formula="of:=POWER([.C609]-6.75;2)" office:value-type="float" office:value="0.0272046430707914" calcext:value-type="float">
            <text:p>0.027204643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58906" calcext:value-type="float">
            <text:p>6.558906</text:p>
          </table:table-cell>
          <table:table-cell office:value-type="float" office:value="6.5848523644" calcext:value-type="float">
            <text:p>6.5848523644</text:p>
          </table:table-cell>
          <table:table-cell table:formula="of:=POWER([.C610]-6.75;2)" office:value-type="float" office:value="0.0272737415442705" calcext:value-type="float">
            <text:p>0.027273741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1785" calcext:value-type="float">
            <text:p>6.61785</text:p>
          </table:table-cell>
          <table:table-cell office:value-type="float" office:value="6.5844535551" calcext:value-type="float">
            <text:p>6.5844535551</text:p>
          </table:table-cell>
          <table:table-cell table:formula="of:=POWER([.C611]-6.75;2)" office:value-type="float" office:value="0.0274056254190289" calcext:value-type="float">
            <text:p>0.0274056254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70903" calcext:value-type="float">
            <text:p>6.670903</text:p>
          </table:table-cell>
          <table:table-cell office:value-type="float" office:value="6.5838754746" calcext:value-type="float">
            <text:p>6.5838754746</text:p>
          </table:table-cell>
          <table:table-cell table:formula="of:=POWER([.C612]-6.75;2)" office:value-type="float" office:value="0.0275973579393752" calcext:value-type="float">
            <text:p>0.0275973579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14495" calcext:value-type="float">
            <text:p>6.714495</text:p>
          </table:table-cell>
          <table:table-cell office:value-type="float" office:value="6.5831393178" calcext:value-type="float">
            <text:p>6.5831393178</text:p>
          </table:table-cell>
          <table:table-cell table:formula="of:=POWER([.C613]-6.75;2)" office:value-type="float" office:value="0.0278424872642495" calcext:value-type="float">
            <text:p>0.027842487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45594" calcext:value-type="float">
            <text:p>6.745594</text:p>
          </table:table-cell>
          <table:table-cell office:value-type="float" office:value="6.5822773432" calcext:value-type="float">
            <text:p>6.5822773432</text:p>
          </table:table-cell>
          <table:table-cell table:formula="of:=POWER([.C614]-6.75;2)" office:value-type="float" office:value="0.0281308896040505" calcext:value-type="float">
            <text:p>0.0281308896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61999" calcext:value-type="float">
            <text:p>6.761999</text:p>
          </table:table-cell>
          <table:table-cell office:value-type="float" office:value="6.5813318136" calcext:value-type="float">
            <text:p>6.5813318136</text:p>
          </table:table-cell>
          <table:table-cell table:formula="of:=POWER([.C615]-6.75;2)" office:value-type="float" office:value="0.028448957103465" calcext:value-type="float">
            <text:p>0.028448957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62557" calcext:value-type="float">
            <text:p>6.762557</text:p>
          </table:table-cell>
          <table:table-cell office:value-type="float" office:value="6.5803528051" calcext:value-type="float">
            <text:p>6.5803528051</text:p>
          </table:table-cell>
          <table:table-cell table:formula="of:=POWER([.C616]-6.75;2)" office:value-type="float" office:value="0.0287801707374384" calcext:value-type="float">
            <text:p>0.028780170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47292" calcext:value-type="float">
            <text:p>6.747292</text:p>
          </table:table-cell>
          <table:table-cell office:value-type="float" office:value="6.5793951229" calcext:value-type="float">
            <text:p>6.5793951229</text:p>
          </table:table-cell>
          <table:table-cell table:formula="of:=POWER([.C617]-6.75;2)" office:value-type="float" office:value="0.029106024090306" calcext:value-type="float">
            <text:p>0.029106024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17428" calcext:value-type="float">
            <text:p>6.717428</text:p>
          </table:table-cell>
          <table:table-cell office:value-type="float" office:value="6.5785145169" calcext:value-type="float">
            <text:p>6.5785145169</text:p>
          </table:table-cell>
          <table:table-cell table:formula="of:=POWER([.C618]-6.75;2)" office:value-type="float" office:value="0.0294072709140403" calcext:value-type="float">
            <text:p>0.0294072709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7531" calcext:value-type="float">
            <text:p>6.67531</text:p>
          </table:table-cell>
          <table:table-cell office:value-type="float" office:value="6.577763572" calcext:value-type="float">
            <text:p>6.577763572</text:p>
          </table:table-cell>
          <table:table-cell table:formula="of:=POWER([.C619]-6.75;2)" office:value-type="float" office:value="0.0296653871301991" calcext:value-type="float">
            <text:p>0.0296653871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24232" calcext:value-type="float">
            <text:p>6.624232</text:p>
          </table:table-cell>
          <table:table-cell office:value-type="float" office:value="6.5771876271" calcext:value-type="float">
            <text:p>6.5771876271</text:p>
          </table:table-cell>
          <table:table-cell table:formula="of:=POWER([.C620]-6.75;2)" office:value-type="float" office:value="0.0298641162273287" calcext:value-type="float">
            <text:p>0.029864116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568162" calcext:value-type="float">
            <text:p>6.568162</text:p>
          </table:table-cell>
          <table:table-cell office:value-type="float" office:value="6.5768210805" calcext:value-type="float">
            <text:p>6.5768210805</text:p>
          </table:table-cell>
          <table:table-cell table:formula="of:=POWER([.C621]-6.75;2)" office:value-type="float" office:value="0.0299909381591874" calcext:value-type="float">
            <text:p>0.029990938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511404" calcext:value-type="float">
            <text:p>6.511404</text:p>
          </table:table-cell>
          <table:table-cell office:value-type="float" office:value="6.5766845212" calcext:value-type="float">
            <text:p>6.5766845212</text:p>
          </table:table-cell>
          <table:table-cell table:formula="of:=POWER([.C622]-6.75;2)" office:value-type="float" office:value="0.0300382551916733" calcext:value-type="float">
            <text:p>0.030038255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458214" calcext:value-type="float">
            <text:p>6.458214</text:p>
          </table:table-cell>
          <table:table-cell office:value-type="float" office:value="6.5767830127" calcext:value-type="float">
            <text:p>6.5767830127</text:p>
          </table:table-cell>
          <table:table-cell table:formula="of:=POWER([.C623]-6.75;2)" office:value-type="float" office:value="0.0300041246892884" calcext:value-type="float">
            <text:p>0.030004124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412415" calcext:value-type="float">
            <text:p>6.412415</text:p>
          </table:table-cell>
          <table:table-cell office:value-type="float" office:value="6.5771057415" calcext:value-type="float">
            <text:p>6.5771057415</text:p>
          </table:table-cell>
          <table:table-cell table:formula="of:=POWER([.C624]-6.75;2)" office:value-type="float" office:value="0.0298924246222647" calcext:value-type="float">
            <text:p>0.0298924246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377045" calcext:value-type="float">
            <text:p>6.377045</text:p>
          </table:table-cell>
          <table:table-cell office:value-type="float" office:value="6.577627178" calcext:value-type="float">
            <text:p>6.577627178</text:p>
          </table:table-cell>
          <table:table-cell table:formula="of:=POWER([.C625]-6.75;2)" office:value-type="float" office:value="0.0297123897642436" calcext:value-type="float">
            <text:p>0.0297123898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354104" calcext:value-type="float">
            <text:p>6.354104</text:p>
          </table:table-cell>
          <table:table-cell office:value-type="float" office:value="6.5783096314" calcext:value-type="float">
            <text:p>6.5783096314</text:p>
          </table:table-cell>
          <table:table-cell table:formula="of:=POWER([.C626]-6.75;2)" office:value-type="float" office:value="0.0294775826700039" calcext:value-type="float">
            <text:p>0.0294775827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344422" calcext:value-type="float">
            <text:p>6.344422</text:p>
          </table:table-cell>
          <table:table-cell office:value-type="float" office:value="6.579106911" calcext:value-type="float">
            <text:p>6.579106911</text:p>
          </table:table-cell>
          <table:table-cell table:formula="of:=POWER([.C627]-6.75;2)" office:value-type="float" office:value="0.0292044478679618" calcext:value-type="float">
            <text:p>0.0292044479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34767" calcext:value-type="float">
            <text:p>6.34767</text:p>
          </table:table-cell>
          <table:table-cell office:value-type="float" office:value="6.5799686356" calcext:value-type="float">
            <text:p>6.5799686356</text:p>
          </table:table-cell>
          <table:table-cell table:formula="of:=POWER([.C628]-6.75;2)" office:value-type="float" office:value="0.0289106648797255" calcext:value-type="float">
            <text:p>0.0289106649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362508" calcext:value-type="float">
            <text:p>6.362508</text:p>
          </table:table-cell>
          <table:table-cell office:value-type="float" office:value="6.5808446483" calcext:value-type="float">
            <text:p>6.5808446483</text:p>
          </table:table-cell>
          <table:table-cell table:formula="of:=POWER([.C629]-6.75;2)" office:value-type="float" office:value="0.0286135330087506" calcext:value-type="float">
            <text:p>0.02861353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386823" calcext:value-type="float">
            <text:p>6.386823</text:p>
          </table:table-cell>
          <table:table-cell office:value-type="float" office:value="6.5816889873" calcext:value-type="float">
            <text:p>6.5816889873</text:p>
          </table:table-cell>
          <table:table-cell table:formula="of:=POWER([.C630]-6.75;2)" office:value-type="float" office:value="0.0283285969960996" calcext:value-type="float">
            <text:p>0.02832859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18035" calcext:value-type="float">
            <text:p>6.418035</text:p>
          </table:table-cell>
          <table:table-cell office:value-type="float" office:value="6.5824630508" calcext:value-type="float">
            <text:p>6.5824630508</text:p>
          </table:table-cell>
          <table:table-cell table:formula="of:=POWER([.C631]-6.75;2)" office:value-type="float" office:value="0.0280686293472433" calcext:value-type="float">
            <text:p>0.0280686293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453395" calcext:value-type="float">
            <text:p>6.453395</text:p>
          </table:table-cell>
          <table:table-cell office:value-type="float" office:value="6.5831376822" calcext:value-type="float">
            <text:p>6.5831376822</text:p>
          </table:table-cell>
          <table:table-cell table:formula="of:=POWER([.C632]-6.75;2)" office:value-type="float" office:value="0.0278430331015881" calcext:value-type="float">
            <text:p>0.0278430331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490256" calcext:value-type="float">
            <text:p>6.490256</text:p>
          </table:table-cell>
          <table:table-cell office:value-type="float" office:value="6.583694161" calcext:value-type="float">
            <text:p>6.583694161</text:p>
          </table:table-cell>
          <table:table-cell table:formula="of:=POWER([.C633]-6.75;2)" office:value-type="float" office:value="0.0276576320854938" calcext:value-type="float">
            <text:p>0.027657632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526279" calcext:value-type="float">
            <text:p>6.526279</text:p>
          </table:table-cell>
          <table:table-cell office:value-type="float" office:value="6.5841241949" calcext:value-type="float">
            <text:p>6.5841241949</text:p>
          </table:table-cell>
          <table:table-cell table:formula="of:=POWER([.C634]-6.75;2)" office:value-type="float" office:value="0.0275147827175731" calcext:value-type="float">
            <text:p>0.0275147827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559569" calcext:value-type="float">
            <text:p>6.559569</text:p>
          </table:table-cell>
          <table:table-cell office:value-type="float" office:value="6.5844291186" calcext:value-type="float">
            <text:p>6.5844291186</text:p>
          </table:table-cell>
          <table:table-cell table:formula="of:=POWER([.C635]-6.75;2)" office:value-type="float" office:value="0.0274137167675728" calcext:value-type="float">
            <text:p>0.027413716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588749" calcext:value-type="float">
            <text:p>6.588749</text:p>
          </table:table-cell>
          <table:table-cell office:value-type="float" office:value="6.5846185424" calcext:value-type="float">
            <text:p>6.5846185424</text:p>
          </table:table-cell>
          <table:table-cell table:formula="of:=POWER([.C636]-6.75;2)" office:value-type="float" office:value="0.0273510265179005" calcext:value-type="float">
            <text:p>0.0273510265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12962" calcext:value-type="float">
            <text:p>6.612962</text:p>
          </table:table-cell>
          <table:table-cell office:value-type="float" office:value="6.5847086314" calcext:value-type="float">
            <text:p>6.5847086314</text:p>
          </table:table-cell>
          <table:table-cell table:formula="of:=POWER([.C637]-6.75;2)" office:value-type="float" office:value="0.0273212365336611" calcext:value-type="float">
            <text:p>0.0273212365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31841" calcext:value-type="float">
            <text:p>6.631841</text:p>
          </table:table-cell>
          <table:table-cell office:value-type="float" office:value="6.5847202712" calcext:value-type="float">
            <text:p>6.5847202712</text:p>
          </table:table-cell>
          <table:table-cell table:formula="of:=POWER([.C638]-6.75;2)" office:value-type="float" office:value="0.0273173887522015" calcext:value-type="float">
            <text:p>0.027317388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45439" calcext:value-type="float">
            <text:p>6.645439</text:p>
          </table:table-cell>
          <table:table-cell office:value-type="float" office:value="6.5846771737" calcext:value-type="float">
            <text:p>6.5846771737</text:p>
          </table:table-cell>
          <table:table-cell table:formula="of:=POWER([.C639]-6.75;2)" office:value-type="float" office:value="0.0273316368958199" calcext:value-type="float">
            <text:p>0.0273316369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54142" calcext:value-type="float">
            <text:p>6.654142</text:p>
          </table:table-cell>
          <table:table-cell office:value-type="float" office:value="6.5846040932" calcext:value-type="float">
            <text:p>6.5846040932</text:p>
          </table:table-cell>
          <table:table-cell table:formula="of:=POWER([.C640]-6.75;2)" office:value-type="float" office:value="0.0273558059861942" calcext:value-type="float">
            <text:p>0.02735580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658582" calcext:value-type="float">
            <text:p>6.658582</text:p>
          </table:table-cell>
          <table:table-cell office:value-type="float" office:value="6.5845251737" calcext:value-type="float">
            <text:p>6.5845251737</text:p>
          </table:table-cell>
          <table:table-cell table:formula="of:=POWER([.C641]-6.75;2)" office:value-type="float" office:value="0.0273819181390151" calcext:value-type="float">
            <text:p>0.0273819181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659546" calcext:value-type="float">
            <text:p>6.659546</text:p>
          </table:table-cell>
          <table:table-cell office:value-type="float" office:value="6.5844624873" calcext:value-type="float">
            <text:p>6.5844624873</text:p>
          </table:table-cell>
          <table:table-cell table:formula="of:=POWER([.C642]-6.75;2)" office:value-type="float" office:value="0.0274026681109028" calcext:value-type="float">
            <text:p>0.0274026681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579" calcext:value-type="float">
            <text:p>6.6579</text:p>
          </table:table-cell>
          <table:table-cell office:value-type="float" office:value="6.5844347966" calcext:value-type="float">
            <text:p>6.5844347966</text:p>
          </table:table-cell>
          <table:table-cell table:formula="of:=POWER([.C643]-6.75;2)" office:value-type="float" office:value="0.0274118365768833" calcext:value-type="float">
            <text:p>0.027411836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54517" calcext:value-type="float">
            <text:p>6.654517</text:p>
          </table:table-cell>
          <table:table-cell office:value-type="float" office:value="6.584456572" calcext:value-type="float">
            <text:p>6.584456572</text:p>
          </table:table-cell>
          <table:table-cell table:formula="of:=POWER([.C644]-6.75;2)" office:value-type="float" office:value="0.0274046265539913" calcext:value-type="float">
            <text:p>0.0274046266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650231" calcext:value-type="float">
            <text:p>6.650231</text:p>
          </table:table-cell>
          <table:table-cell office:value-type="float" office:value="6.5845373475" calcext:value-type="float">
            <text:p>6.5845373475</text:p>
          </table:table-cell>
          <table:table-cell table:formula="of:=POWER([.C645]-6.75;2)" office:value-type="float" office:value="0.0273778893723359" calcext:value-type="float">
            <text:p>0.0273778894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45798" calcext:value-type="float">
            <text:p>6.645798</text:p>
          </table:table-cell>
          <table:table-cell office:value-type="float" office:value="6.5846813602" calcext:value-type="float">
            <text:p>6.5846813602</text:p>
          </table:table-cell>
          <table:table-cell table:formula="of:=POWER([.C646]-6.75;2)" office:value-type="float" office:value="0.0273302526653221" calcext:value-type="float">
            <text:p>0.0273302527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41861" calcext:value-type="float">
            <text:p>6.641861</text:p>
          </table:table-cell>
          <table:table-cell office:value-type="float" office:value="6.5848875593" calcext:value-type="float">
            <text:p>6.5848875593</text:p>
          </table:table-cell>
          <table:table-cell table:formula="of:=POWER([.C647]-6.75;2)" office:value-type="float" office:value="0.0272621180739109" calcext:value-type="float">
            <text:p>0.027262118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638941" calcext:value-type="float">
            <text:p>6.638941</text:p>
          </table:table-cell>
          <table:table-cell office:value-type="float" office:value="6.5851500085" calcext:value-type="float">
            <text:p>6.5851500085</text:p>
          </table:table-cell>
          <table:table-cell table:formula="of:=POWER([.C648]-6.75;2)" office:value-type="float" office:value="0.02717551969755" calcext:value-type="float">
            <text:p>0.027175519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637419" calcext:value-type="float">
            <text:p>6.637419</text:p>
          </table:table-cell>
          <table:table-cell office:value-type="float" office:value="6.5854586102" calcext:value-type="float">
            <text:p>6.5854586102</text:p>
          </table:table-cell>
          <table:table-cell table:formula="of:=POWER([.C649]-6.75;2)" office:value-type="float" office:value="0.0270738689573156" calcext:value-type="float">
            <text:p>0.027073869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37531" calcext:value-type="float">
            <text:p>6.637531</text:p>
          </table:table-cell>
          <table:table-cell office:value-type="float" office:value="6.5858001483" calcext:value-type="float">
            <text:p>6.5858001483</text:p>
          </table:table-cell>
          <table:table-cell table:formula="of:=POWER([.C650]-6.75;2)" office:value-type="float" office:value="0.0269615912983021" calcext:value-type="float">
            <text:p>0.0269615913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63937" calcext:value-type="float">
            <text:p>6.63937</text:p>
          </table:table-cell>
          <table:table-cell office:value-type="float" office:value="6.5861595847" calcext:value-type="float">
            <text:p>6.5861595847</text:p>
          </table:table-cell>
          <table:table-cell table:formula="of:=POWER([.C651]-6.75;2)" office:value-type="float" office:value="0.0268436816856765" calcext:value-type="float">
            <text:p>0.0268436817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42891" calcext:value-type="float">
            <text:p>6.642891</text:p>
          </table:table-cell>
          <table:table-cell office:value-type="float" office:value="6.5865214831" calcext:value-type="float">
            <text:p>6.5865214831</text:p>
          </table:table-cell>
          <table:table-cell table:formula="of:=POWER([.C652]-6.75;2)" office:value-type="float" office:value="0.0267252254878235" calcext:value-type="float">
            <text:p>0.0267252255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47925" calcext:value-type="float">
            <text:p>6.647925</text:p>
          </table:table-cell>
          <table:table-cell office:value-type="float" office:value="6.5868714364" calcext:value-type="float">
            <text:p>6.5868714364</text:p>
          </table:table-cell>
          <table:table-cell table:formula="of:=POWER([.C653]-6.75;2)" office:value-type="float" office:value="0.0266109282621992" calcext:value-type="float">
            <text:p>0.0266109283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654199" calcext:value-type="float">
            <text:p>6.654199</text:p>
          </table:table-cell>
          <table:table-cell office:value-type="float" office:value="6.5871974025" calcext:value-type="float">
            <text:p>6.5871974025</text:p>
          </table:table-cell>
          <table:table-cell table:formula="of:=POWER([.C654]-6.75;2)" office:value-type="float" office:value="0.0265046857527469" calcext:value-type="float">
            <text:p>0.0265046858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66137" calcext:value-type="float">
            <text:p>6.66137</text:p>
          </table:table-cell>
          <table:table-cell office:value-type="float" office:value="6.5874907712" calcext:value-type="float">
            <text:p>6.5874907712</text:p>
          </table:table-cell>
          <table:table-cell table:formula="of:=POWER([.C655]-6.75;2)" office:value-type="float" office:value="0.0264092494451708" calcext:value-type="float">
            <text:p>0.0264092494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69062" calcext:value-type="float">
            <text:p>6.669062</text:p>
          </table:table-cell>
          <table:table-cell office:value-type="float" office:value="6.5877470424" calcext:value-type="float">
            <text:p>6.5877470424</text:p>
          </table:table-cell>
          <table:table-cell table:formula="of:=POWER([.C656]-6.75;2)" office:value-type="float" office:value="0.0263260222499473" calcext:value-type="float">
            <text:p>0.026326022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76905" calcext:value-type="float">
            <text:p>6.676905</text:p>
          </table:table-cell>
          <table:table-cell office:value-type="float" office:value="6.5879660763" calcext:value-type="float">
            <text:p>6.5879660763</text:p>
          </table:table-cell>
          <table:table-cell table:formula="of:=POWER([.C657]-6.75;2)" office:value-type="float" office:value="0.0262549924296175" calcext:value-type="float">
            <text:p>0.0262549924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84584" calcext:value-type="float">
            <text:p>6.684584</text:p>
          </table:table-cell>
          <table:table-cell office:value-type="float" office:value="6.5881518432" calcext:value-type="float">
            <text:p>6.5881518432</text:p>
          </table:table-cell>
          <table:table-cell table:formula="of:=POWER([.C658]-6.75;2)" office:value-type="float" office:value="0.0261948258595573" calcext:value-type="float">
            <text:p>0.0261948259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91867" calcext:value-type="float">
            <text:p>6.691867</text:p>
          </table:table-cell>
          <table:table-cell office:value-type="float" office:value="6.5883116907" calcext:value-type="float">
            <text:p>6.5883116907</text:p>
          </table:table-cell>
          <table:table-cell table:formula="of:=POWER([.C659]-6.75;2)" office:value-type="float" office:value="0.0261431093642924" calcext:value-type="float">
            <text:p>0.026143109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98642" calcext:value-type="float">
            <text:p>6.698642</text:p>
          </table:table-cell>
          <table:table-cell office:value-type="float" office:value="6.5884552627" calcext:value-type="float">
            <text:p>6.5884552627</text:p>
          </table:table-cell>
          <table:table-cell table:formula="of:=POWER([.C660]-6.75;2)" office:value-type="float" office:value="0.026096702149326" calcext:value-type="float">
            <text:p>0.026096702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04924" calcext:value-type="float">
            <text:p>6.704924</text:p>
          </table:table-cell>
          <table:table-cell office:value-type="float" office:value="6.5885931271" calcext:value-type="float">
            <text:p>6.5885931271</text:p>
          </table:table-cell>
          <table:table-cell table:formula="of:=POWER([.C661]-6.75;2)" office:value-type="float" office:value="0.0260521786193567" calcext:value-type="float">
            <text:p>0.0260521786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10855" calcext:value-type="float">
            <text:p>6.710855</text:p>
          </table:table-cell>
          <table:table-cell office:value-type="float" office:value="6.588735322" calcext:value-type="float">
            <text:p>6.588735322</text:p>
          </table:table-cell>
          <table:table-cell table:formula="of:=POWER([.C662]-6.75;2)" office:value-type="float" office:value="0.0260062963704437" calcext:value-type="float">
            <text:p>0.0260062964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16682" calcext:value-type="float">
            <text:p>6.716682</text:p>
          </table:table-cell>
          <table:table-cell office:value-type="float" office:value="6.5888899873" calcext:value-type="float">
            <text:p>6.5888899873</text:p>
          </table:table-cell>
          <table:table-cell table:formula="of:=POWER([.C663]-6.75;2)" office:value-type="float" office:value="0.0259564361921942" calcext:value-type="float">
            <text:p>0.0259564362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22721" calcext:value-type="float">
            <text:p>6.722721</text:p>
          </table:table-cell>
          <table:table-cell office:value-type="float" office:value="6.5890622373" calcext:value-type="float">
            <text:p>6.5890622373</text:p>
          </table:table-cell>
          <table:table-cell table:formula="of:=POWER([.C664]-6.75;2)" office:value-type="float" office:value="0.0259009634628814" calcext:value-type="float">
            <text:p>0.0259009635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29312" calcext:value-type="float">
            <text:p>6.729312</text:p>
          </table:table-cell>
          <table:table-cell office:value-type="float" office:value="6.5892534237" calcext:value-type="float">
            <text:p>6.5892534237</text:p>
          </table:table-cell>
          <table:table-cell table:formula="of:=POWER([.C665]-6.75;2)" office:value-type="float" office:value="0.0258394617921718" calcext:value-type="float">
            <text:p>0.025839461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36764" calcext:value-type="float">
            <text:p>6.736764</text:p>
          </table:table-cell>
          <table:table-cell office:value-type="float" office:value="6.5894608475" calcext:value-type="float">
            <text:p>6.5894608475</text:p>
          </table:table-cell>
          <table:table-cell table:formula="of:=POWER([.C666]-6.75;2)" office:value-type="float" office:value="0.0257728194854183" calcext:value-type="float">
            <text:p>0.0257728195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45308" calcext:value-type="float">
            <text:p>6.745308</text:p>
          </table:table-cell>
          <table:table-cell office:value-type="float" office:value="6.5896779661" calcext:value-type="float">
            <text:p>6.5896779661</text:p>
          </table:table-cell>
          <table:table-cell table:formula="of:=POWER([.C667]-6.75;2)" office:value-type="float" office:value="0.0257031545538327" calcext:value-type="float">
            <text:p>0.0257031546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55049" calcext:value-type="float">
            <text:p>6.755049</text:p>
          </table:table-cell>
          <table:table-cell office:value-type="float" office:value="6.5898950508" calcext:value-type="float">
            <text:p>6.5898950508</text:p>
          </table:table-cell>
          <table:table-cell table:formula="of:=POWER([.C668]-6.75;2)" office:value-type="float" office:value="0.0256335947583346" calcext:value-type="float">
            <text:p>0.0256335948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65945" calcext:value-type="float">
            <text:p>6.765945</text:p>
          </table:table-cell>
          <table:table-cell office:value-type="float" office:value="6.5901002458" calcext:value-type="float">
            <text:p>6.5901002458</text:p>
          </table:table-cell>
          <table:table-cell table:formula="of:=POWER([.C669]-6.75;2)" office:value-type="float" office:value="0.0255679313932203" calcext:value-type="float">
            <text:p>0.0255679314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777789" calcext:value-type="float">
            <text:p>6.777789</text:p>
          </table:table-cell>
          <table:table-cell office:value-type="float" office:value="6.590280839" calcext:value-type="float">
            <text:p>6.590280839</text:p>
          </table:table-cell>
          <table:table-cell table:formula="of:=POWER([.C670]-6.75;2)" office:value-type="float" office:value="0.0255102103905439" calcext:value-type="float">
            <text:p>0.0255102104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90225" calcext:value-type="float">
            <text:p>6.790225</text:p>
          </table:table-cell>
          <table:table-cell office:value-type="float" office:value="6.590424661" calcext:value-type="float">
            <text:p>6.590424661</text:p>
          </table:table-cell>
          <table:table-cell table:formula="of:=POWER([.C671]-6.75;2)" office:value-type="float" office:value="0.0254642888169649" calcext:value-type="float">
            <text:p>0.0254642888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02772" calcext:value-type="float">
            <text:p>6.802772</text:p>
          </table:table-cell>
          <table:table-cell office:value-type="float" office:value="6.5905214492" calcext:value-type="float">
            <text:p>6.5905214492</text:p>
          </table:table-cell>
          <table:table-cell table:formula="of:=POWER([.C672]-6.75;2)" office:value-type="float" office:value="0.0254334081652683" calcext:value-type="float">
            <text:p>0.025433408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14869" calcext:value-type="float">
            <text:p>6.814869</text:p>
          </table:table-cell>
          <table:table-cell office:value-type="float" office:value="6.5905639915" calcext:value-type="float">
            <text:p>6.5905639915</text:p>
          </table:table-cell>
          <table:table-cell table:formula="of:=POWER([.C673]-6.75;2)" office:value-type="float" office:value="0.0254198408064121" calcext:value-type="float">
            <text:p>0.0254198408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25924" calcext:value-type="float">
            <text:p>6.825924</text:p>
          </table:table-cell>
          <table:table-cell office:value-type="float" office:value="6.590549" calcext:value-type="float">
            <text:p>6.590549</text:p>
          </table:table-cell>
          <table:table-cell table:formula="of:=POWER([.C674]-6.75;2)" office:value-type="float" office:value="0.0254246214009999" calcext:value-type="float">
            <text:p>0.025424621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35377" calcext:value-type="float">
            <text:p>6.835377</text:p>
          </table:table-cell>
          <table:table-cell office:value-type="float" office:value="6.5904776229" calcext:value-type="float">
            <text:p>6.5904776229</text:p>
          </table:table-cell>
          <table:table-cell table:formula="of:=POWER([.C675]-6.75;2)" office:value-type="float" office:value="0.0254473887956346" calcext:value-type="float">
            <text:p>0.0254473888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42746" calcext:value-type="float">
            <text:p>6.842746</text:p>
          </table:table-cell>
          <table:table-cell office:value-type="float" office:value="6.5903554873" calcext:value-type="float">
            <text:p>6.5903554873</text:p>
          </table:table-cell>
          <table:table-cell table:formula="of:=POWER([.C676]-6.75;2)" office:value-type="float" office:value="0.0254863704352204" calcext:value-type="float">
            <text:p>0.025486370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47679" calcext:value-type="float">
            <text:p>6.847679</text:p>
          </table:table-cell>
          <table:table-cell office:value-type="float" office:value="6.5901924153" calcext:value-type="float">
            <text:p>6.5901924153</text:p>
          </table:table-cell>
          <table:table-cell table:formula="of:=POWER([.C677]-6.75;2)" office:value-type="float" office:value="0.0255384641276477" calcext:value-type="float">
            <text:p>0.0255384641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849982" calcext:value-type="float">
            <text:p>6.849982</text:p>
          </table:table-cell>
          <table:table-cell office:value-type="float" office:value="6.5900017161" calcext:value-type="float">
            <text:p>6.5900017161</text:p>
          </table:table-cell>
          <table:table-cell table:formula="of:=POWER([.C678]-6.75;2)" office:value-type="float" office:value="0.0255994508509451" calcext:value-type="float">
            <text:p>0.0255994509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84964" calcext:value-type="float">
            <text:p>6.84964</text:p>
          </table:table-cell>
          <table:table-cell office:value-type="float" office:value="6.5897992331" calcext:value-type="float">
            <text:p>6.5897992331</text:p>
          </table:table-cell>
          <table:table-cell table:formula="of:=POWER([.C679]-6.75;2)" office:value-type="float" office:value="0.0256642857153482" calcext:value-type="float">
            <text:p>0.0256642857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846816" calcext:value-type="float">
            <text:p>6.846816</text:p>
          </table:table-cell>
          <table:table-cell office:value-type="float" office:value="6.589602178" calcext:value-type="float">
            <text:p>6.589602178</text:p>
          </table:table-cell>
          <table:table-cell table:formula="of:=POWER([.C680]-6.75;2)" office:value-type="float" office:value="0.0257274613023437" calcext:value-type="float">
            <text:p>0.0257274613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841834" calcext:value-type="float">
            <text:p>6.841834</text:p>
          </table:table-cell>
          <table:table-cell office:value-type="float" office:value="6.5894278898" calcext:value-type="float">
            <text:p>6.5894278898</text:p>
          </table:table-cell>
          <table:table-cell table:formula="of:=POWER([.C681]-6.75;2)" office:value-type="float" office:value="0.0257834025740811" calcext:value-type="float">
            <text:p>0.0257834026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835147" calcext:value-type="float">
            <text:p>6.835147</text:p>
          </table:table-cell>
          <table:table-cell office:value-type="float" office:value="6.5892926271" calcext:value-type="float">
            <text:p>6.5892926271</text:p>
          </table:table-cell>
          <table:table-cell table:formula="of:=POWER([.C682]-6.75;2)" office:value-type="float" office:value="0.0258268597044197" calcext:value-type="float">
            <text:p>0.0258268597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27301" calcext:value-type="float">
            <text:p>6.827301</text:p>
          </table:table-cell>
          <table:table-cell office:value-type="float" office:value="6.5892105" calcext:value-type="float">
            <text:p>6.5892105</text:p>
          </table:table-cell>
          <table:table-cell table:formula="of:=POWER([.C683]-6.75;2)" office:value-type="float" office:value="0.02585326331025" calcext:value-type="float">
            <text:p>0.0258532633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818879" calcext:value-type="float">
            <text:p>6.818879</text:p>
          </table:table-cell>
          <table:table-cell office:value-type="float" office:value="6.5891925847" calcext:value-type="float">
            <text:p>6.5891925847</text:p>
          </table:table-cell>
          <table:table-cell table:formula="of:=POWER([.C684]-6.75;2)" office:value-type="float" office:value="0.0258590248154666" calcext:value-type="float">
            <text:p>0.0258590248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810458" calcext:value-type="float">
            <text:p>6.810458</text:p>
          </table:table-cell>
          <table:table-cell office:value-type="float" office:value="6.5892463475" calcext:value-type="float">
            <text:p>6.5892463475</text:p>
          </table:table-cell>
          <table:table-cell table:formula="of:=POWER([.C685]-6.75;2)" office:value-type="float" office:value="0.0258417367920909" calcext:value-type="float">
            <text:p>0.025841736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02564" calcext:value-type="float">
            <text:p>6.802564</text:p>
          </table:table-cell>
          <table:table-cell office:value-type="float" office:value="6.5893753263" calcext:value-type="float">
            <text:p>6.5893753263</text:p>
          </table:table-cell>
          <table:table-cell table:formula="of:=POWER([.C686]-6.75;2)" office:value-type="float" office:value="0.0258002858012315" calcext:value-type="float">
            <text:p>0.025800285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95634" calcext:value-type="float">
            <text:p>6.795634</text:p>
          </table:table-cell>
          <table:table-cell office:value-type="float" office:value="6.5895791144" calcext:value-type="float">
            <text:p>6.5895791144</text:p>
          </table:table-cell>
          <table:table-cell table:formula="of:=POWER([.C687]-6.75;2)" office:value-type="float" office:value="0.0257348605366882" calcext:value-type="float">
            <text:p>0.0257348605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89994" calcext:value-type="float">
            <text:p>6.789994</text:p>
          </table:table-cell>
          <table:table-cell office:value-type="float" office:value="6.5898535975" calcext:value-type="float">
            <text:p>6.5898535975</text:p>
          </table:table-cell>
          <table:table-cell table:formula="of:=POWER([.C688]-6.75;2)" office:value-type="float" office:value="0.0256468702336919" calcext:value-type="float">
            <text:p>0.025646870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85853" calcext:value-type="float">
            <text:p>6.785853</text:p>
          </table:table-cell>
          <table:table-cell office:value-type="float" office:value="6.590191411" calcext:value-type="float">
            <text:p>6.590191411</text:p>
          </table:table-cell>
          <table:table-cell table:formula="of:=POWER([.C689]-6.75;2)" office:value-type="float" office:value="0.0255387851181709" calcext:value-type="float">
            <text:p>0.025538785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83303" calcext:value-type="float">
            <text:p>6.783303</text:p>
          </table:table-cell>
          <table:table-cell office:value-type="float" office:value="6.5905824958" calcext:value-type="float">
            <text:p>6.5905824958</text:p>
          </table:table-cell>
          <table:table-cell table:formula="of:=POWER([.C690]-6.75;2)" office:value-type="float" office:value="0.0254139406453571" calcext:value-type="float">
            <text:p>0.0254139406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82338" calcext:value-type="float">
            <text:p>6.782338</text:p>
          </table:table-cell>
          <table:table-cell office:value-type="float" office:value="6.5910147542" calcext:value-type="float">
            <text:p>6.5910147542</text:p>
          </table:table-cell>
          <table:table-cell table:formula="of:=POWER([.C691]-6.75;2)" office:value-type="float" office:value="0.0252763083820865" calcext:value-type="float">
            <text:p>0.0252763084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82879" calcext:value-type="float">
            <text:p>6.782879</text:p>
          </table:table-cell>
          <table:table-cell office:value-type="float" office:value="6.5914747076" calcext:value-type="float">
            <text:p>6.5914747076</text:p>
          </table:table-cell>
          <table:table-cell table:formula="of:=POWER([.C692]-6.75;2)" office:value-type="float" office:value="0.0251302683305056" calcext:value-type="float">
            <text:p>0.0251302683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84796" calcext:value-type="float">
            <text:p>6.784796</text:p>
          </table:table-cell>
          <table:table-cell office:value-type="float" office:value="6.5919481102" calcext:value-type="float">
            <text:p>6.5919481102</text:p>
          </table:table-cell>
          <table:table-cell table:formula="of:=POWER([.C693]-6.75;2)" office:value-type="float" office:value="0.0249803998693514" calcext:value-type="float">
            <text:p>0.0249803999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87935" calcext:value-type="float">
            <text:p>6.787935</text:p>
          </table:table-cell>
          <table:table-cell office:value-type="float" office:value="6.5924205212" calcext:value-type="float">
            <text:p>6.5924205212</text:p>
          </table:table-cell>
          <table:table-cell table:formula="of:=POWER([.C694]-6.75;2)" office:value-type="float" office:value="0.0248312921388796" calcext:value-type="float">
            <text:p>0.0248312921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9214" calcext:value-type="float">
            <text:p>6.79214</text:p>
          </table:table-cell>
          <table:table-cell office:value-type="float" office:value="6.5928778136" calcext:value-type="float">
            <text:p>6.5928778136</text:p>
          </table:table-cell>
          <table:table-cell table:formula="of:=POWER([.C695]-6.75;2)" office:value-type="float" office:value="0.0246873814591162" calcext:value-type="float">
            <text:p>0.0246873815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97262" calcext:value-type="float">
            <text:p>6.797262</text:p>
          </table:table-cell>
          <table:table-cell office:value-type="float" office:value="6.5933066059" calcext:value-type="float">
            <text:p>6.5933066059</text:p>
          </table:table-cell>
          <table:table-cell table:formula="of:=POWER([.C696]-6.75;2)" office:value-type="float" office:value="0.0245528197545778" calcext:value-type="float">
            <text:p>0.0245528198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03165" calcext:value-type="float">
            <text:p>6.803165</text:p>
          </table:table-cell>
          <table:table-cell office:value-type="float" office:value="6.5936946695" calcext:value-type="float">
            <text:p>6.5936946695</text:p>
          </table:table-cell>
          <table:table-cell table:formula="of:=POWER([.C697]-6.75;2)" office:value-type="float" office:value="0.0244313563427144" calcext:value-type="float">
            <text:p>0.0244313563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09722" calcext:value-type="float">
            <text:p>6.809722</text:p>
          </table:table-cell>
          <table:table-cell office:value-type="float" office:value="6.594031322" calcext:value-type="float">
            <text:p>6.594031322</text:p>
          </table:table-cell>
          <table:table-cell table:formula="of:=POWER([.C698]-6.75;2)" office:value-type="float" office:value="0.0243262285170676" calcext:value-type="float">
            <text:p>0.024326228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16804" calcext:value-type="float">
            <text:p>6.816804</text:p>
          </table:table-cell>
          <table:table-cell office:value-type="float" office:value="6.5943077585" calcext:value-type="float">
            <text:p>6.5943077585</text:p>
          </table:table-cell>
          <table:table-cell table:formula="of:=POWER([.C699]-6.75;2)" office:value-type="float" office:value="0.0242400740632942" calcext:value-type="float">
            <text:p>0.0242400741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24269" calcext:value-type="float">
            <text:p>6.824269</text:p>
          </table:table-cell>
          <table:table-cell office:value-type="float" office:value="6.5945174195" calcext:value-type="float">
            <text:p>6.5945174195</text:p>
          </table:table-cell>
          <table:table-cell table:formula="of:=POWER([.C700]-6.75;2)" office:value-type="float" office:value="0.024174832838939" calcext:value-type="float">
            <text:p>0.024174832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31952" calcext:value-type="float">
            <text:p>6.831952</text:p>
          </table:table-cell>
          <table:table-cell office:value-type="float" office:value="6.5946562924" calcext:value-type="float">
            <text:p>6.5946562924</text:p>
          </table:table-cell>
          <table:table-cell table:formula="of:=POWER([.C701]-6.75;2)" office:value-type="float" office:value="0.0241316674909143" calcext:value-type="float">
            <text:p>0.0241316675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39653" calcext:value-type="float">
            <text:p>6.839653</text:p>
          </table:table-cell>
          <table:table-cell office:value-type="float" office:value="6.5947231441" calcext:value-type="float">
            <text:p>6.5947231441</text:p>
          </table:table-cell>
          <table:table-cell table:formula="of:=POWER([.C702]-6.75;2)" office:value-type="float" office:value="0.0241109019781895" calcext:value-type="float">
            <text:p>0.024110902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47137" calcext:value-type="float">
            <text:p>6.847137</text:p>
          </table:table-cell>
          <table:table-cell office:value-type="float" office:value="6.5947196992" calcext:value-type="float">
            <text:p>6.5947196992</text:p>
          </table:table-cell>
          <table:table-cell table:formula="of:=POWER([.C703]-6.75;2)" office:value-type="float" office:value="0.0241119718165386" calcext:value-type="float">
            <text:p>0.0241119718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54137" calcext:value-type="float">
            <text:p>6.854137</text:p>
          </table:table-cell>
          <table:table-cell office:value-type="float" office:value="6.594650661" calcext:value-type="float">
            <text:p>6.594650661</text:p>
          </table:table-cell>
          <table:table-cell table:formula="of:=POWER([.C704]-6.75;2)" office:value-type="float" office:value="0.0241334171277369" calcext:value-type="float">
            <text:p>0.024133417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60365" calcext:value-type="float">
            <text:p>6.860365</text:p>
          </table:table-cell>
          <table:table-cell office:value-type="float" office:value="6.5945236017" calcext:value-type="float">
            <text:p>6.5945236017</text:p>
          </table:table-cell>
          <table:table-cell table:formula="of:=POWER([.C705]-6.75;2)" office:value-type="float" office:value="0.0241729104283403" calcext:value-type="float">
            <text:p>0.024172910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65526" calcext:value-type="float">
            <text:p>6.865526</text:p>
          </table:table-cell>
          <table:table-cell office:value-type="float" office:value="6.5943486695" calcext:value-type="float">
            <text:p>6.5943486695</text:p>
          </table:table-cell>
          <table:table-cell table:formula="of:=POWER([.C706]-6.75;2)" office:value-type="float" office:value="0.0242273366864201" calcext:value-type="float">
            <text:p>0.0242273367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69344" calcext:value-type="float">
            <text:p>6.869344</text:p>
          </table:table-cell>
          <table:table-cell office:value-type="float" office:value="6.5941381441" calcext:value-type="float">
            <text:p>6.5941381441</text:p>
          </table:table-cell>
          <table:table-cell table:formula="of:=POWER([.C707]-6.75;2)" office:value-type="float" office:value="0.0242929181245922" calcext:value-type="float">
            <text:p>0.024292918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7158" calcext:value-type="float">
            <text:p>6.87158</text:p>
          </table:table-cell>
          <table:table-cell office:value-type="float" office:value="6.5939058347" calcext:value-type="float">
            <text:p>6.5939058347</text:p>
          </table:table-cell>
          <table:table-cell table:formula="of:=POWER([.C708]-6.75;2)" office:value-type="float" office:value="0.0243653884407037" calcext:value-type="float">
            <text:p>0.0243653884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72055" calcext:value-type="float">
            <text:p>6.872055</text:p>
          </table:table-cell>
          <table:table-cell office:value-type="float" office:value="6.5936663559" calcext:value-type="float">
            <text:p>6.5936663559</text:p>
          </table:table-cell>
          <table:table-cell table:formula="of:=POWER([.C709]-6.75;2)" office:value-type="float" office:value="0.0244402082775855" calcext:value-type="float">
            <text:p>0.024440208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7067" calcext:value-type="float">
            <text:p>6.87067</text:p>
          </table:table-cell>
          <table:table-cell office:value-type="float" office:value="6.5934343432" calcext:value-type="float">
            <text:p>6.5934343432</text:p>
          </table:table-cell>
          <table:table-cell table:formula="of:=POWER([.C710]-6.75;2)" office:value-type="float" office:value="0.0245128048892153" calcext:value-type="float">
            <text:p>0.024512804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67415" calcext:value-type="float">
            <text:p>6.867415</text:p>
          </table:table-cell>
          <table:table-cell office:value-type="float" office:value="6.5932236398" calcext:value-type="float">
            <text:p>6.5932236398</text:p>
          </table:table-cell>
          <table:table-cell table:formula="of:=POWER([.C711]-6.75;2)" office:value-type="float" office:value="0.0245788271175602" calcext:value-type="float">
            <text:p>0.0245788271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86238" calcext:value-type="float">
            <text:p>6.86238</text:p>
          </table:table-cell>
          <table:table-cell office:value-type="float" office:value="6.5930465466" calcext:value-type="float">
            <text:p>6.5930465466</text:p>
          </table:table-cell>
          <table:table-cell table:formula="of:=POWER([.C712]-6.75;2)" office:value-type="float" office:value="0.0246343865341859" calcext:value-type="float">
            <text:p>0.024634386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855752" calcext:value-type="float">
            <text:p>6.855752</text:p>
          </table:table-cell>
          <table:table-cell office:value-type="float" office:value="6.5929131314" calcext:value-type="float">
            <text:p>6.5929131314</text:p>
          </table:table-cell>
          <table:table-cell table:formula="of:=POWER([.C713]-6.75;2)" office:value-type="float" office:value="0.0246762842865538" calcext:value-type="float">
            <text:p>0.0246762843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847809" calcext:value-type="float">
            <text:p>6.847809</text:p>
          </table:table-cell>
          <table:table-cell office:value-type="float" office:value="6.5928307076" calcext:value-type="float">
            <text:p>6.5928307076</text:p>
          </table:table-cell>
          <table:table-cell table:formula="of:=POWER([.C714]-6.75;2)" office:value-type="float" office:value="0.0247021864735167" calcext:value-type="float">
            <text:p>0.0247021865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38904" calcext:value-type="float">
            <text:p>6.838904</text:p>
          </table:table-cell>
          <table:table-cell office:value-type="float" office:value="6.5928034322" calcext:value-type="float">
            <text:p>6.5928034322</text:p>
          </table:table-cell>
          <table:table-cell table:formula="of:=POWER([.C715]-6.75;2)" office:value-type="float" office:value="0.0247107609280999" calcext:value-type="float">
            <text:p>0.024710760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829445" calcext:value-type="float">
            <text:p>6.829445</text:p>
          </table:table-cell>
          <table:table-cell office:value-type="float" office:value="6.5928321356" calcext:value-type="float">
            <text:p>6.5928321356</text:p>
          </table:table-cell>
          <table:table-cell table:formula="of:=POWER([.C716]-6.75;2)" office:value-type="float" office:value="0.0247017376000567" calcext:value-type="float">
            <text:p>0.0247017376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19868" calcext:value-type="float">
            <text:p>6.819868</text:p>
          </table:table-cell>
          <table:table-cell office:value-type="float" office:value="6.5929143136" calcext:value-type="float">
            <text:p>6.5929143136</text:p>
          </table:table-cell>
          <table:table-cell table:formula="of:=POWER([.C717]-6.75;2)" office:value-type="float" office:value="0.0246759128717592" calcext:value-type="float">
            <text:p>0.0246759129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10609" calcext:value-type="float">
            <text:p>6.810609</text:p>
          </table:table-cell>
          <table:table-cell office:value-type="float" office:value="6.593044339" calcext:value-type="float">
            <text:p>6.593044339</text:p>
          </table:table-cell>
          <table:table-cell table:formula="of:=POWER([.C718]-6.75;2)" office:value-type="float" office:value="0.0246350795199468" calcext:value-type="float">
            <text:p>0.0246350795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02071" calcext:value-type="float">
            <text:p>6.802071</text:p>
          </table:table-cell>
          <table:table-cell office:value-type="float" office:value="6.5932138475" calcext:value-type="float">
            <text:p>6.5932138475</text:p>
          </table:table-cell>
          <table:table-cell table:formula="of:=POWER([.C719]-6.75;2)" office:value-type="float" office:value="0.0245818976157531" calcext:value-type="float">
            <text:p>0.0245818976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94596" calcext:value-type="float">
            <text:p>6.794596</text:p>
          </table:table-cell>
          <table:table-cell office:value-type="float" office:value="6.5934123008" calcext:value-type="float">
            <text:p>6.5934123008</text:p>
          </table:table-cell>
          <table:table-cell table:formula="of:=POWER([.C720]-6.75;2)" office:value-type="float" office:value="0.0245197075407497" calcext:value-type="float">
            <text:p>0.0245197075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88434" calcext:value-type="float">
            <text:p>6.788434</text:p>
          </table:table-cell>
          <table:table-cell office:value-type="float" office:value="6.5936276907" calcext:value-type="float">
            <text:p>6.5936276907</text:p>
          </table:table-cell>
          <table:table-cell table:formula="of:=POWER([.C721]-6.75;2)" office:value-type="float" office:value="0.0244522991158149" calcext:value-type="float">
            <text:p>0.024452299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83727" calcext:value-type="float">
            <text:p>6.783727</text:p>
          </table:table-cell>
          <table:table-cell office:value-type="float" office:value="6.5938473602" calcext:value-type="float">
            <text:p>6.5938473602</text:p>
          </table:table-cell>
          <table:table-cell table:formula="of:=POWER([.C722]-6.75;2)" office:value-type="float" office:value="0.0243836469165086" calcext:value-type="float">
            <text:p>0.0243836469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80486" calcext:value-type="float">
            <text:p>6.780486</text:p>
          </table:table-cell>
          <table:table-cell office:value-type="float" office:value="6.5940588559" calcext:value-type="float">
            <text:p>6.5940588559</text:p>
          </table:table-cell>
          <table:table-cell table:formula="of:=POWER([.C723]-6.75;2)" office:value-type="float" office:value="0.0243176404232169" calcext:value-type="float">
            <text:p>0.0243176404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78598" calcext:value-type="float">
            <text:p>6.778598</text:p>
          </table:table-cell>
          <table:table-cell office:value-type="float" office:value="6.5942508432" calcext:value-type="float">
            <text:p>6.5942508432</text:p>
          </table:table-cell>
          <table:table-cell table:formula="of:=POWER([.C724]-6.75;2)" office:value-type="float" office:value="0.0242577998439109" calcext:value-type="float">
            <text:p>0.0242577998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77823" calcext:value-type="float">
            <text:p>6.777823</text:p>
          </table:table-cell>
          <table:table-cell office:value-type="float" office:value="6.5944139025" calcext:value-type="float">
            <text:p>6.5944139025</text:p>
          </table:table-cell>
          <table:table-cell table:formula="of:=POWER([.C725]-6.75;2)" office:value-type="float" office:value="0.0242070337352794" calcext:value-type="float">
            <text:p>0.0242070337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77826" calcext:value-type="float">
            <text:p>6.777826</text:p>
          </table:table-cell>
          <table:table-cell office:value-type="float" office:value="6.5945412331" calcext:value-type="float">
            <text:p>6.5945412331</text:p>
          </table:table-cell>
          <table:table-cell table:formula="of:=POWER([.C726]-6.75;2)" office:value-type="float" office:value="0.0241674282060685" calcext:value-type="float">
            <text:p>0.0241674282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782" calcext:value-type="float">
            <text:p>6.7782</text:p>
          </table:table-cell>
          <table:table-cell office:value-type="float" office:value="6.5946291314" calcext:value-type="float">
            <text:p>6.5946291314</text:p>
          </table:table-cell>
          <table:table-cell table:formula="of:=POWER([.C727]-6.75;2)" office:value-type="float" office:value="0.0241401068095186" calcext:value-type="float">
            <text:p>0.0241401068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7851" calcext:value-type="float">
            <text:p>6.77851</text:p>
          </table:table-cell>
          <table:table-cell office:value-type="float" office:value="6.5946772246" calcext:value-type="float">
            <text:p>6.5946772246</text:p>
          </table:table-cell>
          <table:table-cell table:formula="of:=POWER([.C728]-6.75;2)" office:value-type="float" office:value="0.0241251645579589" calcext:value-type="float">
            <text:p>0.0241251646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78336" calcext:value-type="float">
            <text:p>6.778336</text:p>
          </table:table-cell>
          <table:table-cell office:value-type="float" office:value="6.5946883856" calcext:value-type="float">
            <text:p>6.5946883856</text:p>
          </table:table-cell>
          <table:table-cell table:formula="of:=POWER([.C729]-6.75;2)" office:value-type="float" office:value="0.0241216975675344" calcext:value-type="float">
            <text:p>0.0241216976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77319" calcext:value-type="float">
            <text:p>6.777319</text:p>
          </table:table-cell>
          <table:table-cell office:value-type="float" office:value="6.5946683517" calcext:value-type="float">
            <text:p>6.5946683517</text:p>
          </table:table-cell>
          <table:table-cell table:formula="of:=POWER([.C730]-6.75;2)" office:value-type="float" office:value="0.0241279209635948" calcext:value-type="float">
            <text:p>0.02412792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75195" calcext:value-type="float">
            <text:p>6.775195</text:p>
          </table:table-cell>
          <table:table-cell office:value-type="float" office:value="6.5946250551" calcext:value-type="float">
            <text:p>6.5946250551</text:p>
          </table:table-cell>
          <table:table-cell table:formula="of:=POWER([.C731]-6.75;2)" office:value-type="float" office:value="0.0241413735026781" calcext:value-type="float">
            <text:p>0.024141373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71829" calcext:value-type="float">
            <text:p>6.771829</text:p>
          </table:table-cell>
          <table:table-cell office:value-type="float" office:value="6.5945677288" calcext:value-type="float">
            <text:p>6.5945677288</text:p>
          </table:table-cell>
          <table:table-cell table:formula="of:=POWER([.C732]-6.75;2)" office:value-type="float" office:value="0.0241591909303905" calcext:value-type="float">
            <text:p>0.0241591909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67222" calcext:value-type="float">
            <text:p>6.767222</text:p>
          </table:table-cell>
          <table:table-cell office:value-type="float" office:value="6.5945058517" calcext:value-type="float">
            <text:p>6.5945058517</text:p>
          </table:table-cell>
          <table:table-cell table:formula="of:=POWER([.C733]-6.75;2)" office:value-type="float" office:value="0.0241784301555423" calcext:value-type="float">
            <text:p>0.0241784302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6151" calcext:value-type="float">
            <text:p>6.76151</text:p>
          </table:table-cell>
          <table:table-cell office:value-type="float" office:value="6.5944481229" calcext:value-type="float">
            <text:p>6.5944481229</text:p>
          </table:table-cell>
          <table:table-cell table:formula="of:=POWER([.C734]-6.75;2)" office:value-type="float" office:value="0.0241963864693334" calcext:value-type="float">
            <text:p>0.0241963865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54946" calcext:value-type="float">
            <text:p>6.754946</text:p>
          </table:table-cell>
          <table:table-cell office:value-type="float" office:value="6.5944014958" calcext:value-type="float">
            <text:p>6.5944014958</text:p>
          </table:table-cell>
          <table:table-cell table:formula="of:=POWER([.C735]-6.75;2)" office:value-type="float" office:value="0.0242108945092775" calcext:value-type="float">
            <text:p>0.0242108945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47864" calcext:value-type="float">
            <text:p>6.747864</text:p>
          </table:table-cell>
          <table:table-cell office:value-type="float" office:value="6.5943704661" calcext:value-type="float">
            <text:p>6.5943704661</text:p>
          </table:table-cell>
          <table:table-cell table:formula="of:=POWER([.C736]-6.75;2)" office:value-type="float" office:value="0.0242205518219313" calcext:value-type="float">
            <text:p>0.024220551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40636" calcext:value-type="float">
            <text:p>6.740636</text:p>
          </table:table-cell>
          <table:table-cell office:value-type="float" office:value="6.5943566653" calcext:value-type="float">
            <text:p>6.5943566653</text:p>
          </table:table-cell>
          <table:table-cell table:formula="of:=POWER([.C737]-6.75;2)" office:value-type="float" office:value="0.0242248476365361" calcext:value-type="float">
            <text:p>0.0242248476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33621" calcext:value-type="float">
            <text:p>6.733621</text:p>
          </table:table-cell>
          <table:table-cell office:value-type="float" office:value="6.5943588178" calcext:value-type="float">
            <text:p>6.5943588178</text:p>
          </table:table-cell>
          <table:table-cell table:formula="of:=POWER([.C738]-6.75;2)" office:value-type="float" office:value="0.0242241775966136" calcext:value-type="float">
            <text:p>0.0242241776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27124" calcext:value-type="float">
            <text:p>6.727124</text:p>
          </table:table-cell>
          <table:table-cell office:value-type="float" office:value="6.5943731102" calcext:value-type="float">
            <text:p>6.5943731102</text:p>
          </table:table-cell>
          <table:table-cell table:formula="of:=POWER([.C739]-6.75;2)" office:value-type="float" office:value="0.0242197288288213" calcext:value-type="float">
            <text:p>0.0242197288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21355" calcext:value-type="float">
            <text:p>6.721355</text:p>
          </table:table-cell>
          <table:table-cell office:value-type="float" office:value="6.5943938559" calcext:value-type="float">
            <text:p>6.5943938559</text:p>
          </table:table-cell>
          <table:table-cell table:formula="of:=POWER([.C740]-6.75;2)" office:value-type="float" office:value="0.02421327208167" calcext:value-type="float">
            <text:p>0.0242132721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16407" calcext:value-type="float">
            <text:p>6.716407</text:p>
          </table:table-cell>
          <table:table-cell office:value-type="float" office:value="6.5944144364" calcext:value-type="float">
            <text:p>6.5944144364</text:p>
          </table:table-cell>
          <table:table-cell table:formula="of:=POWER([.C741]-6.75;2)" office:value-type="float" office:value="0.0242068676007296" calcext:value-type="float">
            <text:p>0.024206867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12248" calcext:value-type="float">
            <text:p>6.712248</text:p>
          </table:table-cell>
          <table:table-cell office:value-type="float" office:value="6.5944283517" calcext:value-type="float">
            <text:p>6.5944283517</text:p>
          </table:table-cell>
          <table:table-cell table:formula="of:=POWER([.C742]-6.75;2)" office:value-type="float" office:value="0.024202537754779" calcext:value-type="float">
            <text:p>0.0242025378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08731" calcext:value-type="float">
            <text:p>6.708731</text:p>
          </table:table-cell>
          <table:table-cell office:value-type="float" office:value="6.5944302627" calcext:value-type="float">
            <text:p>6.5944302627</text:p>
          </table:table-cell>
          <table:table-cell table:formula="of:=POWER([.C743]-6.75;2)" office:value-type="float" office:value="0.0242019431635911" calcext:value-type="float">
            <text:p>0.0242019432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05622" calcext:value-type="float">
            <text:p>6.705622</text:p>
          </table:table-cell>
          <table:table-cell office:value-type="float" office:value="6.5944168475" calcext:value-type="float">
            <text:p>6.5944168475</text:p>
          </table:table-cell>
          <table:table-cell table:formula="of:=POWER([.C744]-6.75;2)" office:value-type="float" office:value="0.0242061173418383" calcext:value-type="float">
            <text:p>0.0242061173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02632" calcext:value-type="float">
            <text:p>6.702632</text:p>
          </table:table-cell>
          <table:table-cell office:value-type="float" office:value="6.5943873644" calcext:value-type="float">
            <text:p>6.5943873644</text:p>
          </table:table-cell>
          <table:table-cell table:formula="of:=POWER([.C745]-6.75;2)" office:value-type="float" office:value="0.0242152923583783" calcext:value-type="float">
            <text:p>0.0242152924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699466" calcext:value-type="float">
            <text:p>6.699466</text:p>
          </table:table-cell>
          <table:table-cell office:value-type="float" office:value="6.5943438602" calcext:value-type="float">
            <text:p>6.5943438602</text:p>
          </table:table-cell>
          <table:table-cell table:formula="of:=POWER([.C746]-6.75;2)" office:value-type="float" office:value="0.024228833857437" calcext:value-type="float">
            <text:p>0.0242288339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695865" calcext:value-type="float">
            <text:p>6.695865</text:p>
          </table:table-cell>
          <table:table-cell office:value-type="float" office:value="6.5942909492" calcext:value-type="float">
            <text:p>6.5942909492</text:p>
          </table:table-cell>
          <table:table-cell table:formula="of:=POWER([.C747]-6.75;2)" office:value-type="float" office:value="0.0242453085010369" calcext:value-type="float">
            <text:p>0.0242453085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9164" calcext:value-type="float">
            <text:p>6.69164</text:p>
          </table:table-cell>
          <table:table-cell office:value-type="float" office:value="6.5942351992" calcext:value-type="float">
            <text:p>6.5942351992</text:p>
          </table:table-cell>
          <table:table-cell table:formula="of:=POWER([.C748]-6.75;2)" office:value-type="float" office:value="0.0242626731682637" calcext:value-type="float">
            <text:p>0.0242626732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86706" calcext:value-type="float">
            <text:p>6.686706</text:p>
          </table:table-cell>
          <table:table-cell office:value-type="float" office:value="6.5941842246" calcext:value-type="float">
            <text:p>6.5941842246</text:p>
          </table:table-cell>
          <table:table-cell table:formula="of:=POWER([.C749]-6.75;2)" office:value-type="float" office:value="0.0242785558635032" calcext:value-type="float">
            <text:p>0.024278555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81091" calcext:value-type="float">
            <text:p>6.681091</text:p>
          </table:table-cell>
          <table:table-cell office:value-type="float" office:value="6.5941455678" calcext:value-type="float">
            <text:p>6.5941455678</text:p>
          </table:table-cell>
          <table:table-cell table:formula="of:=POWER([.C750]-6.75;2)" office:value-type="float" office:value="0.0242906040363844" calcext:value-type="float">
            <text:p>0.02429060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74938" calcext:value-type="float">
            <text:p>6.674938</text:p>
          </table:table-cell>
          <table:table-cell office:value-type="float" office:value="6.5941255551" calcext:value-type="float">
            <text:p>6.5941255551</text:p>
          </table:table-cell>
          <table:table-cell table:formula="of:=POWER([.C751]-6.75;2)" office:value-type="float" office:value="0.0242968425728832" calcext:value-type="float">
            <text:p>0.0242968426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668484" calcext:value-type="float">
            <text:p>6.668484</text:p>
          </table:table-cell>
          <table:table-cell office:value-type="float" office:value="6.5941282542" calcext:value-type="float">
            <text:p>6.5941282542</text:p>
          </table:table-cell>
          <table:table-cell table:formula="of:=POWER([.C752]-6.75;2)" office:value-type="float" office:value="0.0242960011387398" calcext:value-type="float">
            <text:p>0.0242960011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662031" calcext:value-type="float">
            <text:p>6.662031</text:p>
          </table:table-cell>
          <table:table-cell office:value-type="float" office:value="6.5941546949" calcext:value-type="float">
            <text:p>6.5941546949</text:p>
          </table:table-cell>
          <table:table-cell table:formula="of:=POWER([.C753]-6.75;2)" office:value-type="float" office:value="0.024287759121712" calcext:value-type="float">
            <text:p>0.024287759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655905" calcext:value-type="float">
            <text:p>6.655905</text:p>
          </table:table-cell>
          <table:table-cell office:value-type="float" office:value="6.5942024619" calcext:value-type="float">
            <text:p>6.5942024619</text:p>
          </table:table-cell>
          <table:table-cell table:formula="of:=POWER([.C754]-6.75;2)" office:value-type="float" office:value="0.0242728728780209" calcext:value-type="float">
            <text:p>0.0242728729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650402" calcext:value-type="float">
            <text:p>6.650402</text:p>
          </table:table-cell>
          <table:table-cell office:value-type="float" office:value="6.5942657203" calcext:value-type="float">
            <text:p>6.5942657203</text:p>
          </table:table-cell>
          <table:table-cell table:formula="of:=POWER([.C755]-6.75;2)" office:value-type="float" office:value="0.0242531658736778" calcext:value-type="float">
            <text:p>0.0242531659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645742" calcext:value-type="float">
            <text:p>6.645742</text:p>
          </table:table-cell>
          <table:table-cell office:value-type="float" office:value="6.5943357246" calcext:value-type="float">
            <text:p>6.5943357246</text:p>
          </table:table-cell>
          <table:table-cell table:formula="of:=POWER([.C756]-6.75;2)" office:value-type="float" office:value="0.0242313666358069" calcext:value-type="float">
            <text:p>0.024231366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642024" calcext:value-type="float">
            <text:p>6.642024</text:p>
          </table:table-cell>
          <table:table-cell office:value-type="float" office:value="6.5944017585" calcext:value-type="float">
            <text:p>6.5944017585</text:p>
          </table:table-cell>
          <table:table-cell table:formula="of:=POWER([.C757]-6.75;2)" office:value-type="float" office:value="0.0242108127578923" calcext:value-type="float">
            <text:p>0.024210812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639187" calcext:value-type="float">
            <text:p>6.639187</text:p>
          </table:table-cell>
          <table:table-cell office:value-type="float" office:value="6.5944523983" calcext:value-type="float">
            <text:p>6.5944523983</text:p>
          </table:table-cell>
          <table:table-cell table:formula="of:=POWER([.C758]-6.75;2)" office:value-type="float" office:value="0.024195056394622" calcext:value-type="float">
            <text:p>0.0241950564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636995" calcext:value-type="float">
            <text:p>6.636995</text:p>
          </table:table-cell>
          <table:table-cell office:value-type="float" office:value="6.5944770339" calcext:value-type="float">
            <text:p>6.5944770339</text:p>
          </table:table-cell>
          <table:table-cell table:formula="of:=POWER([.C759]-6.75;2)" office:value-type="float" office:value="0.0241873929845416" calcext:value-type="float">
            <text:p>0.024187393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635036" calcext:value-type="float">
            <text:p>6.635036</text:p>
          </table:table-cell>
          <table:table-cell office:value-type="float" office:value="6.594467428" calcext:value-type="float">
            <text:p>6.594467428</text:p>
          </table:table-cell>
          <table:table-cell table:formula="of:=POWER([.C760]-6.75;2)" office:value-type="float" office:value="0.0241903809529353" calcext:value-type="float">
            <text:p>0.024190381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63274" calcext:value-type="float">
            <text:p>6.63274</text:p>
          </table:table-cell>
          <table:table-cell office:value-type="float" office:value="6.5944191568" calcext:value-type="float">
            <text:p>6.5944191568</text:p>
          </table:table-cell>
          <table:table-cell table:formula="of:=POWER([.C761]-6.75;2)" office:value-type="float" office:value="0.024205398770823" calcext:value-type="float">
            <text:p>0.0242053988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62942" calcext:value-type="float">
            <text:p>6.62942</text:p>
          </table:table-cell>
          <table:table-cell office:value-type="float" office:value="6.5943327881" calcext:value-type="float">
            <text:p>6.5943327881</text:p>
          </table:table-cell>
          <table:table-cell table:formula="of:=POWER([.C762]-6.75;2)" office:value-type="float" office:value="0.0242322808607195" calcext:value-type="float">
            <text:p>0.0242322809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624333" calcext:value-type="float">
            <text:p>6.624333</text:p>
          </table:table-cell>
          <table:table-cell office:value-type="float" office:value="6.5942146229" calcext:value-type="float">
            <text:p>6.5942146229</text:p>
          </table:table-cell>
          <table:table-cell table:formula="of:=POWER([.C763]-6.75;2)" office:value-type="float" office:value="0.0242690837181892" calcext:value-type="float">
            <text:p>0.024269083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616747" calcext:value-type="float">
            <text:p>6.616747</text:p>
          </table:table-cell>
          <table:table-cell office:value-type="float" office:value="6.5940768432" calcext:value-type="float">
            <text:p>6.5940768432</text:p>
          </table:table-cell>
          <table:table-cell table:formula="of:=POWER([.C764]-6.75;2)" office:value-type="float" office:value="0.0243120308264774" calcext:value-type="float">
            <text:p>0.024312030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606025" calcext:value-type="float">
            <text:p>6.606025</text:p>
          </table:table-cell>
          <table:table-cell office:value-type="float" office:value="6.5939370847" calcext:value-type="float">
            <text:p>6.5939370847</text:p>
          </table:table-cell>
          <table:table-cell table:formula="of:=POWER([.C765]-6.75;2)" office:value-type="float" office:value="0.0243556335319349" calcext:value-type="float">
            <text:p>0.024355633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5917" calcext:value-type="float">
            <text:p>6.5917</text:p>
          </table:table-cell>
          <table:table-cell office:value-type="float" office:value="6.5938856468" calcext:value-type="float">
            <text:p>6.5938856468</text:p>
          </table:table-cell>
          <table:table-cell table:formula="of:=POWER([.C766]-6.75;2)" office:value-type="float" office:value="0.0243716912750542" calcext:value-type="float">
            <text:p>0.024371691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73554" calcext:value-type="float">
            <text:p>6.573554</text:p>
          </table:table-cell>
          <table:table-cell office:value-type="float" office:value="6.5938949872" calcext:value-type="float">
            <text:p>6.5938949872</text:p>
          </table:table-cell>
          <table:table-cell table:formula="of:=POWER([.C767]-6.75;2)" office:value-type="float" office:value="0.0243687750212883" calcext:value-type="float">
            <text:p>0.02436877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551673" calcext:value-type="float">
            <text:p>6.551673</text:p>
          </table:table-cell>
          <table:table-cell office:value-type="float" office:value="6.5939822876" calcext:value-type="float">
            <text:p>6.5939822876</text:p>
          </table:table-cell>
          <table:table-cell table:formula="of:=POWER([.C768]-6.75;2)" office:value-type="float" office:value="0.024341526582529" calcext:value-type="float">
            <text:p>0.0243415266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526492" calcext:value-type="float">
            <text:p>6.526492</text:p>
          </table:table-cell>
          <table:table-cell office:value-type="float" office:value="6.5941646552" calcext:value-type="float">
            <text:p>6.5941646552</text:p>
          </table:table-cell>
          <table:table-cell table:formula="of:=POWER([.C769]-6.75;2)" office:value-type="float" office:value="0.0242846546889348" calcext:value-type="float">
            <text:p>0.0242846547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4988" calcext:value-type="float">
            <text:p>6.4988</text:p>
          </table:table-cell>
          <table:table-cell office:value-type="float" office:value="6.5944576104" calcext:value-type="float">
            <text:p>6.5944576104</text:p>
          </table:table-cell>
          <table:table-cell table:formula="of:=POWER([.C770]-6.75;2)" office:value-type="float" office:value="0.0241934349624782" calcext:value-type="float">
            <text:p>0.02419343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469729" calcext:value-type="float">
            <text:p>6.469729</text:p>
          </table:table-cell>
          <table:table-cell office:value-type="float" office:value="6.594873513" calcext:value-type="float">
            <text:p>6.594873513</text:p>
          </table:table-cell>
          <table:table-cell table:formula="of:=POWER([.C771]-6.75;2)" office:value-type="float" office:value="0.0240642269689613" calcext:value-type="float">
            <text:p>0.024064227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440691" calcext:value-type="float">
            <text:p>6.440691</text:p>
          </table:table-cell>
          <table:table-cell office:value-type="float" office:value="6.5954199956" calcext:value-type="float">
            <text:p>6.5954199956</text:p>
          </table:table-cell>
          <table:table-cell table:formula="of:=POWER([.C772]-6.75;2)" office:value-type="float" office:value="0.0238949777603039" calcext:value-type="float">
            <text:p>0.0238949778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413287" calcext:value-type="float">
            <text:p>6.413287</text:p>
          </table:table-cell>
          <table:table-cell office:value-type="float" office:value="6.5960986316" calcext:value-type="float">
            <text:p>6.5960986316</text:p>
          </table:table-cell>
          <table:table-cell table:formula="of:=POWER([.C773]-6.75;2)" office:value-type="float" office:value="0.0236856311953924" calcext:value-type="float">
            <text:p>0.0236856312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389182" calcext:value-type="float">
            <text:p>6.389182</text:p>
          </table:table-cell>
          <table:table-cell office:value-type="float" office:value="6.5969039692" calcext:value-type="float">
            <text:p>6.5969039692</text:p>
          </table:table-cell>
          <table:table-cell table:formula="of:=POWER([.C774]-6.75;2)" office:value-type="float" office:value="0.0234383946467147" calcext:value-type="float">
            <text:p>0.023438394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369957" calcext:value-type="float">
            <text:p>6.369957</text:p>
          </table:table-cell>
          <table:table-cell office:value-type="float" office:value="6.5978230929" calcext:value-type="float">
            <text:p>6.5978230929</text:p>
          </table:table-cell>
          <table:table-cell table:formula="of:=POWER([.C775]-6.75;2)" office:value-type="float" office:value="0.0231578110545221" calcext:value-type="float">
            <text:p>0.023157811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356943" calcext:value-type="float">
            <text:p>6.356943</text:p>
          </table:table-cell>
          <table:table-cell office:value-type="float" office:value="6.5988358311" calcext:value-type="float">
            <text:p>6.5988358311</text:p>
          </table:table-cell>
          <table:table-cell table:formula="of:=POWER([.C776]-6.75;2)" office:value-type="float" office:value="0.0228506059592278" calcext:value-type="float">
            <text:p>0.022850606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351074" calcext:value-type="float">
            <text:p>6.351074</text:p>
          </table:table-cell>
          <table:table-cell office:value-type="float" office:value="6.5999157098" calcext:value-type="float">
            <text:p>6.5999157098</text:p>
          </table:table-cell>
          <table:table-cell table:formula="of:=POWER([.C777]-6.75;2)" office:value-type="float" office:value="0.0225252941648377" calcext:value-type="float">
            <text:p>0.0225252942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352761" calcext:value-type="float">
            <text:p>6.352761</text:p>
          </table:table-cell>
          <table:table-cell office:value-type="float" office:value="6.6010315919" calcext:value-type="float">
            <text:p>6.6010315919</text:p>
          </table:table-cell>
          <table:table-cell table:formula="of:=POWER([.C778]-6.75;2)" office:value-type="float" office:value="0.0221915866118481" calcext:value-type="float">
            <text:p>0.0221915866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36182" calcext:value-type="float">
            <text:p>6.36182</text:p>
          </table:table-cell>
          <table:table-cell office:value-type="float" office:value="6.6021499279" calcext:value-type="float">
            <text:p>6.6021499279</text:p>
          </table:table-cell>
          <table:table-cell table:formula="of:=POWER([.C779]-6.75;2)" office:value-type="float" office:value="0.0218596438199751" calcext:value-type="float">
            <text:p>0.0218596438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377459" calcext:value-type="float">
            <text:p>6.377459</text:p>
          </table:table-cell>
          <table:table-cell office:value-type="float" office:value="6.6032373937" calcext:value-type="float">
            <text:p>6.6032373937</text:p>
          </table:table-cell>
          <table:table-cell table:formula="of:=POWER([.C780]-6.75;2)" office:value-type="float" office:value="0.0215392626079689" calcext:value-type="float">
            <text:p>0.021539262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39834" calcext:value-type="float">
            <text:p>6.39834</text:p>
          </table:table-cell>
          <table:table-cell office:value-type="float" office:value="6.6042636591" calcext:value-type="float">
            <text:p>6.6042636591</text:p>
          </table:table-cell>
          <table:table-cell table:formula="of:=POWER([.C781]-6.75;2)" office:value-type="float" office:value="0.021239081058921" calcext:value-type="float">
            <text:p>0.021239081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422694" calcext:value-type="float">
            <text:p>6.422694</text:p>
          </table:table-cell>
          <table:table-cell office:value-type="float" office:value="6.6052039498" calcext:value-type="float">
            <text:p>6.6052039498</text:p>
          </table:table-cell>
          <table:table-cell table:formula="of:=POWER([.C782]-6.75;2)" office:value-type="float" office:value="0.0209658961535209" calcext:value-type="float">
            <text:p>0.020965896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448497" calcext:value-type="float">
            <text:p>6.448497</text:p>
          </table:table-cell>
          <table:table-cell office:value-type="float" office:value="6.6060411514" calcext:value-type="float">
            <text:p>6.6060411514</text:p>
          </table:table-cell>
          <table:table-cell table:formula="of:=POWER([.C783]-6.75;2)" office:value-type="float" office:value="0.0207241500902376" calcext:value-type="float">
            <text:p>0.020724150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473663" calcext:value-type="float">
            <text:p>6.473663</text:p>
          </table:table-cell>
          <table:table-cell office:value-type="float" office:value="6.6067671613" calcext:value-type="float">
            <text:p>6.6067671613</text:p>
          </table:table-cell>
          <table:table-cell table:formula="of:=POWER([.C784]-6.75;2)" office:value-type="float" office:value="0.0205156460820603" calcext:value-type="float">
            <text:p>0.020515646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496249" calcext:value-type="float">
            <text:p>6.496249</text:p>
          </table:table-cell>
          <table:table-cell office:value-type="float" office:value="6.6073833843" calcext:value-type="float">
            <text:p>6.6073833843</text:p>
          </table:table-cell>
          <table:table-cell table:formula="of:=POWER([.C785]-6.75;2)" office:value-type="float" office:value="0.0203394990737214" calcext:value-type="float">
            <text:p>0.020339499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514636" calcext:value-type="float">
            <text:p>6.514636</text:p>
          </table:table-cell>
          <table:table-cell office:value-type="float" office:value="6.6079002884" calcext:value-type="float">
            <text:p>6.6079002884</text:p>
          </table:table-cell>
          <table:table-cell table:formula="of:=POWER([.C786]-6.75;2)" office:value-type="float" office:value="0.0201923280368032" calcext:value-type="float">
            <text:p>0.020192328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2768" calcext:value-type="float">
            <text:p>6.52768</text:p>
          </table:table-cell>
          <table:table-cell office:value-type="float" office:value="6.6083361028" calcext:value-type="float">
            <text:p>6.6083361028</text:p>
          </table:table-cell>
          <table:table-cell table:formula="of:=POWER([.C787]-6.75;2)" office:value-type="float" office:value="0.0200686597698922" calcext:value-type="float">
            <text:p>0.020068659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34804" calcext:value-type="float">
            <text:p>6.534804</text:p>
          </table:table-cell>
          <table:table-cell office:value-type="float" office:value="6.60871477" calcext:value-type="float">
            <text:p>6.60871477</text:p>
          </table:table-cell>
          <table:table-cell table:formula="of:=POWER([.C788]-6.75;2)" office:value-type="float" office:value="0.019961516216153" calcext:value-type="float">
            <text:p>0.0199615162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36039" calcext:value-type="float">
            <text:p>6.536039</text:p>
          </table:table-cell>
          <table:table-cell office:value-type="float" office:value="6.6090634057" calcext:value-type="float">
            <text:p>6.6090634057</text:p>
          </table:table-cell>
          <table:table-cell table:formula="of:=POWER([.C789]-6.75;2)" office:value-type="float" office:value="0.0198631236128829" calcext:value-type="float">
            <text:p>0.0198631236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532" calcext:value-type="float">
            <text:p>6.532</text:p>
          </table:table-cell>
          <table:table-cell office:value-type="float" office:value="6.6094094929" calcext:value-type="float">
            <text:p>6.6094094929</text:p>
          </table:table-cell>
          <table:table-cell table:formula="of:=POWER([.C790]-6.75;2)" office:value-type="float" office:value="0.0197656906866351" calcext:value-type="float">
            <text:p>0.0197656907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23803" calcext:value-type="float">
            <text:p>6.523803</text:p>
          </table:table-cell>
          <table:table-cell office:value-type="float" office:value="6.6097781095" calcext:value-type="float">
            <text:p>6.6097781095</text:p>
          </table:table-cell>
          <table:table-cell table:formula="of:=POWER([.C791]-6.75;2)" office:value-type="float" office:value="0.0196621785753941" calcext:value-type="float">
            <text:p>0.0196621786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512939" calcext:value-type="float">
            <text:p>6.512939</text:p>
          </table:table-cell>
          <table:table-cell office:value-type="float" office:value="6.6101894737" calcext:value-type="float">
            <text:p>6.6101894737</text:p>
          </table:table-cell>
          <table:table-cell table:formula="of:=POWER([.C792]-6.75;2)" office:value-type="float" office:value="0.0195469832642829" calcext:value-type="float">
            <text:p>0.019546983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01094" calcext:value-type="float">
            <text:p>6.501094</text:p>
          </table:table-cell>
          <table:table-cell office:value-type="float" office:value="6.610657024" calcext:value-type="float">
            <text:p>6.610657024</text:p>
          </table:table-cell>
          <table:table-cell table:formula="of:=POWER([.C793]-6.75;2)" office:value-type="float" office:value="0.0194164649605366" calcext:value-type="float">
            <text:p>0.01941646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489965" calcext:value-type="float">
            <text:p>6.489965</text:p>
          </table:table-cell>
          <table:table-cell office:value-type="float" office:value="6.611186314" calcext:value-type="float">
            <text:p>6.611186314</text:p>
          </table:table-cell>
          <table:table-cell table:formula="of:=POWER([.C794]-6.75;2)" office:value-type="float" office:value="0.0192692394209065" calcext:value-type="float">
            <text:p>0.0192692394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48106" calcext:value-type="float">
            <text:p>6.48106</text:p>
          </table:table-cell>
          <table:table-cell office:value-type="float" office:value="6.611774767" calcext:value-type="float">
            <text:p>6.611774767</text:p>
          </table:table-cell>
          <table:table-cell table:formula="of:=POWER([.C795]-6.75;2)" office:value-type="float" office:value="0.0191062150379043" calcext:value-type="float">
            <text:p>0.019106215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475521" calcext:value-type="float">
            <text:p>6.475521</text:p>
          </table:table-cell>
          <table:table-cell office:value-type="float" office:value="6.6124124" calcext:value-type="float">
            <text:p>6.6124124</text:p>
          </table:table-cell>
          <table:table-cell table:formula="of:=POWER([.C796]-6.75;2)" office:value-type="float" office:value="0.0189303476737599" calcext:value-type="float">
            <text:p>0.018930347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47399" calcext:value-type="float">
            <text:p>6.47399</text:p>
          </table:table-cell>
          <table:table-cell office:value-type="float" office:value="6.6130834363" calcext:value-type="float">
            <text:p>6.6130834363</text:p>
          </table:table-cell>
          <table:table-cell table:formula="of:=POWER([.C797]-6.75;2)" office:value-type="float" office:value="0.0187461454154161" calcext:value-type="float">
            <text:p>0.0187461454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476514" calcext:value-type="float">
            <text:p>6.476514</text:p>
          </table:table-cell>
          <table:table-cell office:value-type="float" office:value="6.6137686256" calcext:value-type="float">
            <text:p>6.6137686256</text:p>
          </table:table-cell>
          <table:table-cell table:formula="of:=POWER([.C798]-6.75;2)" office:value-type="float" office:value="0.0185589873709131" calcext:value-type="float">
            <text:p>0.018558987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482527" calcext:value-type="float">
            <text:p>6.482527</text:p>
          </table:table-cell>
          <table:table-cell office:value-type="float" office:value="6.614448104" calcext:value-type="float">
            <text:p>6.614448104</text:p>
          </table:table-cell>
          <table:table-cell table:formula="of:=POWER([.C799]-6.75;2)" office:value-type="float" office:value="0.0183743165091948" calcext:value-type="float">
            <text:p>0.0183743165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490879" calcext:value-type="float">
            <text:p>6.490879</text:p>
          </table:table-cell>
          <table:table-cell office:value-type="float" office:value="6.6151044279" calcext:value-type="float">
            <text:p>6.6151044279</text:p>
          </table:table-cell>
          <table:table-cell table:formula="of:=POWER([.C800]-6.75;2)" office:value-type="float" office:value="0.0181968153721862" calcext:value-type="float">
            <text:p>0.018196815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499918" calcext:value-type="float">
            <text:p>6.499918</text:p>
          </table:table-cell>
          <table:table-cell office:value-type="float" office:value="6.615725555" calcext:value-type="float">
            <text:p>6.615725555</text:p>
          </table:table-cell>
          <table:table-cell table:formula="of:=POWER([.C801]-6.75;2)" office:value-type="float" office:value="0.018029626580058" calcext:value-type="float">
            <text:p>0.0180296266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50762" calcext:value-type="float">
            <text:p>6.50762</text:p>
          </table:table-cell>
          <table:table-cell office:value-type="float" office:value="6.6163075025" calcext:value-type="float">
            <text:p>6.6163075025</text:p>
          </table:table-cell>
          <table:table-cell table:formula="of:=POWER([.C802]-6.75;2)" office:value-type="float" office:value="0.0178736838877876" calcext:value-type="float">
            <text:p>0.01787368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511725" calcext:value-type="float">
            <text:p>6.511725</text:p>
          </table:table-cell>
          <table:table-cell office:value-type="float" office:value="6.6168564293" calcext:value-type="float">
            <text:p>6.6168564293</text:p>
          </table:table-cell>
          <table:table-cell table:formula="of:=POWER([.C803]-6.75;2)" office:value-type="float" office:value="0.0177272104187458" calcext:value-type="float">
            <text:p>0.0177272104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509883" calcext:value-type="float">
            <text:p>6.509883</text:p>
          </table:table-cell>
          <table:table-cell office:value-type="float" office:value="6.6173900914" calcext:value-type="float">
            <text:p>6.6173900914</text:p>
          </table:table-cell>
          <table:table-cell table:formula="of:=POWER([.C804]-6.75;2)" office:value-type="float" office:value="0.0175853878589004" calcext:value-type="float">
            <text:p>0.0175853879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499785" calcext:value-type="float">
            <text:p>6.499785</text:p>
          </table:table-cell>
          <table:table-cell office:value-type="float" office:value="6.6179385969" calcext:value-type="float">
            <text:p>6.6179385969</text:p>
          </table:table-cell>
          <table:table-cell table:formula="of:=POWER([.C805]-6.75;2)" office:value-type="float" office:value="0.0174402141887406" calcext:value-type="float">
            <text:p>0.0174402142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479255" calcext:value-type="float">
            <text:p>6.479255</text:p>
          </table:table-cell>
          <table:table-cell office:value-type="float" office:value="6.6185445128" calcext:value-type="float">
            <text:p>6.6185445128</text:p>
          </table:table-cell>
          <table:table-cell table:formula="of:=POWER([.C806]-6.75;2)" office:value-type="float" office:value="0.0172805451149894" calcext:value-type="float">
            <text:p>0.017280545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446296" calcext:value-type="float">
            <text:p>6.446296</text:p>
          </table:table-cell>
          <table:table-cell office:value-type="float" office:value="6.6192625" calcext:value-type="float">
            <text:p>6.6192625</text:p>
          </table:table-cell>
          <table:table-cell table:formula="of:=POWER([.C807]-6.75;2)" office:value-type="float" office:value="0.0170922939062501" calcext:value-type="float">
            <text:p>0.0170922939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399055" calcext:value-type="float">
            <text:p>6.399055</text:p>
          </table:table-cell>
          <table:table-cell office:value-type="float" office:value="6.6201586995" calcext:value-type="float">
            <text:p>6.6201586995</text:p>
          </table:table-cell>
          <table:table-cell table:formula="of:=POWER([.C808]-6.75;2)" office:value-type="float" office:value="0.0168587633155313" calcext:value-type="float">
            <text:p>0.0168587633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335671" calcext:value-type="float">
            <text:p>6.335671</text:p>
          </table:table-cell>
          <table:table-cell office:value-type="float" office:value="6.6213102813" calcext:value-type="float">
            <text:p>6.6213102813</text:p>
          </table:table-cell>
          <table:table-cell table:formula="of:=POWER([.C809]-6.75;2)" office:value-type="float" office:value="0.0165610436990852" calcext:value-type="float">
            <text:p>0.0165610437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253919" calcext:value-type="float">
            <text:p>6.253919</text:p>
          </table:table-cell>
          <table:table-cell office:value-type="float" office:value="6.6228057749" calcext:value-type="float">
            <text:p>6.6228057749</text:p>
          </table:table-cell>
          <table:table-cell table:formula="of:=POWER([.C810]-6.75;2)" office:value-type="float" office:value="0.0161783708987895" calcext:value-type="float">
            <text:p>0.016178370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150494" calcext:value-type="float">
            <text:p>6.150494</text:p>
          </table:table-cell>
          <table:table-cell office:value-type="float" office:value="6.6247472842" calcext:value-type="float">
            <text:p>6.6247472842</text:p>
          </table:table-cell>
          <table:table-cell table:formula="of:=POWER([.C811]-6.75;2)" office:value-type="float" office:value="0.0156882428152756" calcext:value-type="float">
            <text:p>0.0156882428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01951" calcext:value-type="float">
            <text:p>6.01951</text:p>
          </table:table-cell>
          <table:table-cell office:value-type="float" office:value="6.6272565608" calcext:value-type="float">
            <text:p>6.6272565608</text:p>
          </table:table-cell>
          <table:table-cell table:formula="of:=POWER([.C812]-6.75;2)" office:value-type="float" office:value="0.015065951866644" calcext:value-type="float">
            <text:p>0.0150659519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849131" calcext:value-type="float">
            <text:p>5.849131</text:p>
          </table:table-cell>
          <table:table-cell office:value-type="float" office:value="6.6304892553" calcext:value-type="float">
            <text:p>6.6304892553</text:p>
          </table:table-cell>
          <table:table-cell table:formula="of:=POWER([.C813]-6.75;2)" office:value-type="float" office:value="0.0142828180987487" calcext:value-type="float">
            <text:p>0.014282818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.612858" calcext:value-type="float">
            <text:p>5.612858</text:p>
          </table:table-cell>
          <table:table-cell office:value-type="float" office:value="6.6346676417" calcext:value-type="float">
            <text:p>6.6346676417</text:p>
          </table:table-cell>
          <table:table-cell table:formula="of:=POWER([.C814]-6.75;2)" office:value-type="float" office:value="0.0133015528710396" calcext:value-type="float">
            <text:p>0.0133015529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241481" calcext:value-type="float">
            <text:p>5.241481</text:p>
          </table:table-cell>
          <table:table-cell office:value-type="float" office:value="6.6401612419" calcext:value-type="float">
            <text:p>6.6401612419</text:p>
          </table:table-cell>
          <table:table-cell table:formula="of:=POWER([.C815]-6.75;2)" office:value-type="float" office:value="0.0120645527809504" calcext:value-type="float">
            <text:p>0.0120645528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491546" calcext:value-type="float">
            <text:p>4.491546</text:p>
          </table:table-cell>
          <table:table-cell office:value-type="float" office:value="6.6477216757" calcext:value-type="float">
            <text:p>6.6477216757</text:p>
          </table:table-cell>
          <table:table-cell table:formula="of:=POWER([.C816]-6.75;2)" office:value-type="float" office:value="0.010460855621616" calcext:value-type="float">
            <text:p>0.010460855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325955" calcext:value-type="float">
            <text:p>0.325955</text:p>
          </table:table-cell>
          <table:table-cell office:value-type="float" office:value="6.6594400217" calcext:value-type="float">
            <text:p>6.6594400217</text:p>
          </table:table-cell>
          <table:table-cell table:formula="of:=POWER([.C817]-6.75;2)" office:value-type="float" office:value="0.00820110966969646" calcext:value-type="float">
            <text:p>0.008201109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325955" calcext:value-type="float">
            <text:p>0.325955</text:p>
          </table:table-cell>
          <table:table-cell office:value-type="float" office:value="6.6940492295" calcext:value-type="float">
            <text:p>6.6940492295</text:p>
          </table:table-cell>
          <table:table-cell table:formula="of:=POWER([.C818]-6.75;2)" office:value-type="float" office:value="0.00313048871954367" calcext:value-type="float">
            <text:p>0.0031304887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.126304" calcext:value-type="float">
            <text:p>9.126304</text:p>
          </table:table-cell>
          <table:table-cell office:value-type="float" office:value="6.7290387582" calcext:value-type="float">
            <text:p>6.7290387582</text:p>
          </table:table-cell>
          <table:table-cell table:formula="of:=POWER([.C819]-6.75;2)" office:value-type="float" office:value="0.000439373657798078" calcext:value-type="float">
            <text:p>0.0004393737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787953" calcext:value-type="float">
            <text:p>7.787953</text:p>
          </table:table-cell>
          <table:table-cell office:value-type="float" office:value="6.7157941989" calcext:value-type="float">
            <text:p>6.7157941989</text:p>
          </table:table-cell>
          <table:table-cell table:formula="of:=POWER([.C820]-6.75;2)" office:value-type="float" office:value="0.00117003682889274" calcext:value-type="float">
            <text:p>0.0011700368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302092" calcext:value-type="float">
            <text:p>7.302092</text:p>
          </table:table-cell>
          <table:table-cell office:value-type="float" office:value="6.7098377611" calcext:value-type="float">
            <text:p>6.7098377611</text:p>
          </table:table-cell>
          <table:table-cell table:formula="of:=POWER([.C821]-6.75;2)" office:value-type="float" office:value="0.00161300543346066" calcext:value-type="float">
            <text:p>0.0016130054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053563" calcext:value-type="float">
            <text:p>7.053563</text:p>
          </table:table-cell>
          <table:table-cell office:value-type="float" office:value="6.7065290782" calcext:value-type="float">
            <text:p>6.7065290782</text:p>
          </table:table-cell>
          <table:table-cell table:formula="of:=POWER([.C822]-6.75;2)" office:value-type="float" office:value="0.00188972104214172" calcext:value-type="float">
            <text:p>0.001889721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907318" calcext:value-type="float">
            <text:p>6.907318</text:p>
          </table:table-cell>
          <table:table-cell office:value-type="float" office:value="6.7045794494" calcext:value-type="float">
            <text:p>6.7045794494</text:p>
          </table:table-cell>
          <table:table-cell table:formula="of:=POWER([.C823]-6.75;2)" office:value-type="float" office:value="0.00206302641680719" calcext:value-type="float">
            <text:p>0.0020630264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15071" calcext:value-type="float">
            <text:p>6.815071</text:p>
          </table:table-cell>
          <table:table-cell office:value-type="float" office:value="6.7034340339" calcext:value-type="float">
            <text:p>6.7034340339</text:p>
          </table:table-cell>
          <table:table-cell table:formula="of:=POWER([.C824]-6.75;2)" office:value-type="float" office:value="0.00216838919882637" calcext:value-type="float">
            <text:p>0.0021683892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54391" calcext:value-type="float">
            <text:p>6.754391</text:p>
          </table:table-cell>
          <table:table-cell office:value-type="float" office:value="6.702799733" calcext:value-type="float">
            <text:p>6.702799733</text:p>
          </table:table-cell>
          <table:table-cell table:formula="of:=POWER([.C825]-6.75;2)" office:value-type="float" office:value="0.00222786520487129" calcext:value-type="float">
            <text:p>0.0022278652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12873" calcext:value-type="float">
            <text:p>6.712873</text:p>
          </table:table-cell>
          <table:table-cell office:value-type="float" office:value="6.7025049257" calcext:value-type="float">
            <text:p>6.7025049257</text:p>
          </table:table-cell>
          <table:table-cell table:formula="of:=POWER([.C826]-6.75;2)" office:value-type="float" office:value="0.00225578208276256" calcext:value-type="float">
            <text:p>0.002255782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82801" calcext:value-type="float">
            <text:p>6.682801</text:p>
          </table:table-cell>
          <table:table-cell office:value-type="float" office:value="6.7024453391" calcext:value-type="float">
            <text:p>6.7024453391</text:p>
          </table:table-cell>
          <table:table-cell table:formula="of:=POWER([.C827]-6.75;2)" office:value-type="float" office:value="0.00226144577331394" calcext:value-type="float">
            <text:p>0.0022614458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59031" calcext:value-type="float">
            <text:p>6.659031</text:p>
          </table:table-cell>
          <table:table-cell office:value-type="float" office:value="6.7025588902" calcext:value-type="float">
            <text:p>6.7025588902</text:p>
          </table:table-cell>
          <table:table-cell table:formula="of:=POWER([.C828]-6.75;2)" office:value-type="float" office:value="0.00225065889905568" calcext:value-type="float">
            <text:p>0.002250658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38061" calcext:value-type="float">
            <text:p>6.638061</text:p>
          </table:table-cell>
          <table:table-cell office:value-type="float" office:value="6.7028119593" calcext:value-type="float">
            <text:p>6.7028119593</text:p>
          </table:table-cell>
          <table:table-cell table:formula="of:=POWER([.C829]-6.75;2)" office:value-type="float" office:value="0.00222671118510486" calcext:value-type="float">
            <text:p>0.0022267112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17574" calcext:value-type="float">
            <text:p>6.617574</text:p>
          </table:table-cell>
          <table:table-cell office:value-type="float" office:value="6.7031906199" calcext:value-type="float">
            <text:p>6.7031906199</text:p>
          </table:table-cell>
          <table:table-cell table:formula="of:=POWER([.C830]-6.75;2)" office:value-type="float" office:value="0.00219111806534628" calcext:value-type="float">
            <text:p>0.002191118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596189" calcext:value-type="float">
            <text:p>6.596189</text:p>
          </table:table-cell>
          <table:table-cell office:value-type="float" office:value="6.7036942471" calcext:value-type="float">
            <text:p>6.7036942471</text:p>
          </table:table-cell>
          <table:table-cell table:formula="of:=POWER([.C831]-6.75;2)" office:value-type="float" office:value="0.00214422275163589" calcext:value-type="float">
            <text:p>0.00214422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73299" calcext:value-type="float">
            <text:p>6.573299</text:p>
          </table:table-cell>
          <table:table-cell office:value-type="float" office:value="6.7043303728" calcext:value-type="float">
            <text:p>6.7043303728</text:p>
          </table:table-cell>
          <table:table-cell table:formula="of:=POWER([.C832]-6.75;2)" office:value-type="float" office:value="0.00208571484858695" calcext:value-type="float">
            <text:p>0.0020857148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548939" calcext:value-type="float">
            <text:p>6.548939</text:p>
          </table:table-cell>
          <table:table-cell office:value-type="float" office:value="6.7051103214" calcext:value-type="float">
            <text:p>6.7051103214</text:p>
          </table:table-cell>
          <table:table-cell table:formula="of:=POWER([.C833]-6.75;2)" office:value-type="float" office:value="0.00201508324481127" calcext:value-type="float">
            <text:p>0.002015083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52366" calcext:value-type="float">
            <text:p>6.52366</text:p>
          </table:table-cell>
          <table:table-cell office:value-type="float" office:value="6.706045479" calcext:value-type="float">
            <text:p>6.706045479</text:p>
          </table:table-cell>
          <table:table-cell table:formula="of:=POWER([.C834]-6.75;2)" office:value-type="float" office:value="0.00193199991633943" calcext:value-type="float">
            <text:p>0.0019319999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498392" calcext:value-type="float">
            <text:p>6.498392</text:p>
          </table:table-cell>
          <table:table-cell office:value-type="float" office:value="6.7071441867" calcext:value-type="float">
            <text:p>6.7071441867</text:p>
          </table:table-cell>
          <table:table-cell table:formula="of:=POWER([.C835]-6.75;2)" office:value-type="float" office:value="0.00183662073360447" calcext:value-type="float">
            <text:p>0.0018366207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474307" calcext:value-type="float">
            <text:p>6.474307</text:p>
          </table:table-cell>
          <table:table-cell office:value-type="float" office:value="6.7084093515" calcext:value-type="float">
            <text:p>6.7084093515</text:p>
          </table:table-cell>
          <table:table-cell table:formula="of:=POWER([.C836]-6.75;2)" office:value-type="float" office:value="0.00172978204265053" calcext:value-type="float">
            <text:p>0.001729782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452664" calcext:value-type="float">
            <text:p>6.452664</text:p>
          </table:table-cell>
          <table:table-cell office:value-type="float" office:value="6.7098368049" calcext:value-type="float">
            <text:p>6.7098368049</text:p>
          </table:table-cell>
          <table:table-cell table:formula="of:=POWER([.C837]-6.75;2)" office:value-type="float" office:value="0.00161308224064065" calcext:value-type="float">
            <text:p>0.0016130822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434659" calcext:value-type="float">
            <text:p>6.434659</text:p>
          </table:table-cell>
          <table:table-cell office:value-type="float" office:value="6.7114145521" calcext:value-type="float">
            <text:p>6.7114145521</text:p>
          </table:table-cell>
          <table:table-cell table:formula="of:=POWER([.C838]-6.75;2)" office:value-type="float" office:value="0.00148883678964362" calcext:value-type="float">
            <text:p>0.0014888368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42129" calcext:value-type="float">
            <text:p>6.42129</text:p>
          </table:table-cell>
          <table:table-cell office:value-type="float" office:value="6.7131229198" calcext:value-type="float">
            <text:p>6.7131229198</text:p>
          </table:table-cell>
          <table:table-cell table:formula="of:=POWER([.C839]-6.75;2)" office:value-type="float" office:value="0.00135991904407723" calcext:value-type="float">
            <text:p>0.00135991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413236" calcext:value-type="float">
            <text:p>6.413236</text:p>
          </table:table-cell>
          <table:table-cell office:value-type="float" office:value="6.7149355466" calcext:value-type="float">
            <text:p>6.7149355466</text:p>
          </table:table-cell>
          <table:table-cell table:formula="of:=POWER([.C840]-6.75;2)" office:value-type="float" office:value="0.0012295158922408" calcext:value-type="float">
            <text:p>0.0012295159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410784" calcext:value-type="float">
            <text:p>6.410784</text:p>
          </table:table-cell>
          <table:table-cell office:value-type="float" office:value="6.7168211688" calcext:value-type="float">
            <text:p>6.7168211688</text:p>
          </table:table-cell>
          <table:table-cell table:formula="of:=POWER([.C841]-6.75;2)" office:value-type="float" office:value="0.00110083483979808" calcext:value-type="float">
            <text:p>0.0011008348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413795" calcext:value-type="float">
            <text:p>6.413795</text:p>
          </table:table-cell>
          <table:table-cell office:value-type="float" office:value="6.7187459308" calcext:value-type="float">
            <text:p>6.7187459308</text:p>
          </table:table-cell>
          <table:table-cell table:formula="of:=POWER([.C842]-6.75;2)" office:value-type="float" office:value="0.000976816841558393" calcext:value-type="float">
            <text:p>0.0009768168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421717" calcext:value-type="float">
            <text:p>6.421717</text:p>
          </table:table-cell>
          <table:table-cell office:value-type="float" office:value="6.720676" calcext:value-type="float">
            <text:p>6.720676</text:p>
          </table:table-cell>
          <table:table-cell table:formula="of:=POWER([.C843]-6.75;2)" office:value-type="float" office:value="0.000859896975999994" calcext:value-type="float">
            <text:p>0.000859897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433647" calcext:value-type="float">
            <text:p>6.433647</text:p>
          </table:table-cell>
          <table:table-cell office:value-type="float" office:value="6.7225801975" calcext:value-type="float">
            <text:p>6.7225801975</text:p>
          </table:table-cell>
          <table:table-cell table:formula="of:=POWER([.C844]-6.75;2)" office:value-type="float" office:value="0.000751845569138999" calcext:value-type="float">
            <text:p>0.00075184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448432" calcext:value-type="float">
            <text:p>6.448432</text:p>
          </table:table-cell>
          <table:table-cell office:value-type="float" office:value="6.7244323333" calcext:value-type="float">
            <text:p>6.7244323333</text:p>
          </table:table-cell>
          <table:table-cell table:formula="of:=POWER([.C845]-6.75;2)" office:value-type="float" office:value="0.000653705580482277" calcext:value-type="float">
            <text:p>0.0006537056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464787" calcext:value-type="float">
            <text:p>6.464787</text:p>
          </table:table-cell>
          <table:table-cell office:value-type="float" office:value="6.7262129806" calcext:value-type="float">
            <text:p>6.7262129806</text:p>
          </table:table-cell>
          <table:table-cell table:formula="of:=POWER([.C846]-6.75;2)" office:value-type="float" office:value="0.000565822291935989" calcext:value-type="float">
            <text:p>0.0005658223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481423" calcext:value-type="float">
            <text:p>6.481423</text:p>
          </table:table-cell>
          <table:table-cell office:value-type="float" office:value="6.7279105519" calcext:value-type="float">
            <text:p>6.7279105519</text:p>
          </table:table-cell>
          <table:table-cell table:formula="of:=POWER([.C847]-6.75;2)" office:value-type="float" office:value="0.000487943717362594" calcext:value-type="float">
            <text:p>0.0004879437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49717" calcext:value-type="float">
            <text:p>6.49717</text:p>
          </table:table-cell>
          <table:table-cell office:value-type="float" office:value="6.7295215817" calcext:value-type="float">
            <text:p>6.7295215817</text:p>
          </table:table-cell>
          <table:table-cell table:formula="of:=POWER([.C848]-6.75;2)" office:value-type="float" office:value="0.000419365616069764" calcext:value-type="float">
            <text:p>0.0004193656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511069" calcext:value-type="float">
            <text:p>6.511069</text:p>
          </table:table-cell>
          <table:table-cell office:value-type="float" office:value="6.7310502105" calcext:value-type="float">
            <text:p>6.7310502105</text:p>
          </table:table-cell>
          <table:table-cell table:formula="of:=POWER([.C849]-6.75;2)" office:value-type="float" office:value="0.000359094522094299" calcext:value-type="float">
            <text:p>0.000359094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522449" calcext:value-type="float">
            <text:p>6.522449</text:p>
          </table:table-cell>
          <table:table-cell office:value-type="float" office:value="6.7325070397" calcext:value-type="float">
            <text:p>6.7325070397</text:p>
          </table:table-cell>
          <table:table-cell table:formula="of:=POWER([.C850]-6.75;2)" office:value-type="float" office:value="0.000306003660057385" calcext:value-type="float">
            <text:p>0.0003060037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530953" calcext:value-type="float">
            <text:p>6.530953</text:p>
          </table:table-cell>
          <table:table-cell office:value-type="float" office:value="6.7339074267" calcext:value-type="float">
            <text:p>6.7339074267</text:p>
          </table:table-cell>
          <table:table-cell table:formula="of:=POWER([.C851]-6.75;2)" office:value-type="float" office:value="0.00025897091541587" calcext:value-type="float">
            <text:p>0.000258970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536544" calcext:value-type="float">
            <text:p>6.536544</text:p>
          </table:table-cell>
          <table:table-cell office:value-type="float" office:value="6.7352695369" calcext:value-type="float">
            <text:p>6.7352695369</text:p>
          </table:table-cell>
          <table:table-cell table:formula="of:=POWER([.C852]-6.75;2)" office:value-type="float" office:value="0.000216986543140469" calcext:value-type="float">
            <text:p>0.000216986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539469" calcext:value-type="float">
            <text:p>6.539469</text:p>
          </table:table-cell>
          <table:table-cell office:value-type="float" office:value="6.736612277" calcext:value-type="float">
            <text:p>6.736612277</text:p>
          </table:table-cell>
          <table:table-cell table:formula="of:=POWER([.C853]-6.75;2)" office:value-type="float" office:value="0.000179231127124732" calcext:value-type="float">
            <text:p>0.0001792311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40205" calcext:value-type="float">
            <text:p>6.540205</text:p>
          </table:table-cell>
          <table:table-cell office:value-type="float" office:value="6.7379533878" calcext:value-type="float">
            <text:p>6.7379533878</text:p>
          </table:table-cell>
          <table:table-cell table:formula="of:=POWER([.C854]-6.75;2)" office:value-type="float" office:value="0.000145120865497184" calcext:value-type="float">
            <text:p>0.0001451209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39387" calcext:value-type="float">
            <text:p>6.539387</text:p>
          </table:table-cell>
          <table:table-cell office:value-type="float" office:value="6.7393078288" calcext:value-type="float">
            <text:p>6.7393078288</text:p>
          </table:table-cell>
          <table:table-cell table:formula="of:=POWER([.C855]-6.75;2)" office:value-type="float" office:value="0.000114322524970102" calcext:value-type="float">
            <text:p>0.0001143225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37727" calcext:value-type="float">
            <text:p>6.537727</text:p>
          </table:table-cell>
          <table:table-cell office:value-type="float" office:value="6.7406865931" calcext:value-type="float">
            <text:p>6.7406865931</text:p>
          </table:table-cell>
          <table:table-cell table:formula="of:=POWER([.C856]-6.75;2)" office:value-type="float" office:value="0.0000867395480849601" calcext:value-type="float">
            <text:p>8.67395480849601E-005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35934" calcext:value-type="float">
            <text:p>6.535934</text:p>
          </table:table-cell>
          <table:table-cell office:value-type="float" office:value="6.7420960347" calcext:value-type="float">
            <text:p>6.7420960347</text:p>
          </table:table-cell>
          <table:table-cell table:formula="of:=POWER([.C857]-6.75;2)" office:value-type="float" office:value="0.0000624726674635994" calcext:value-type="float">
            <text:p>6.24726674635994E-005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534648" calcext:value-type="float">
            <text:p>6.534648</text:p>
          </table:table-cell>
          <table:table-cell office:value-type="float" office:value="6.7435377273" calcext:value-type="float">
            <text:p>6.7435377273</text:p>
          </table:table-cell>
          <table:table-cell table:formula="of:=POWER([.C858]-6.75;2)" office:value-type="float" office:value="0.0000417609684491695" calcext:value-type="float">
            <text:p>0.00004176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534378" calcext:value-type="float">
            <text:p>6.534378</text:p>
          </table:table-cell>
          <table:table-cell office:value-type="float" office:value="6.7450087817" calcext:value-type="float">
            <text:p>6.7450087817</text:p>
          </table:table-cell>
          <table:table-cell table:formula="of:=POWER([.C859]-6.75;2)" office:value-type="float" office:value="0.0000249122601182531" calcext:value-type="float">
            <text:p>2.49122601182531E-005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535474" calcext:value-type="float">
            <text:p>6.535474</text:p>
          </table:table-cell>
          <table:table-cell office:value-type="float" office:value="6.746502617" calcext:value-type="float">
            <text:p>6.746502617</text:p>
          </table:table-cell>
          <table:table-cell table:formula="of:=POWER([.C860]-6.75;2)" office:value-type="float" office:value="0.0000122316878486891" calcext:value-type="float">
            <text:p>1.22316878486891E-005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538104" calcext:value-type="float">
            <text:p>6.538104</text:p>
          </table:table-cell>
          <table:table-cell office:value-type="float" office:value="6.7480099643" calcext:value-type="float">
            <text:p>6.7480099643</text:p>
          </table:table-cell>
          <table:table-cell table:formula="of:=POWER([.C861]-6.75;2)" office:value-type="float" office:value="0.00000396024208727627" calcext:value-type="float">
            <text:p>3.96024208727627E-006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542262" calcext:value-type="float">
            <text:p>6.542262</text:p>
          </table:table-cell>
          <table:table-cell office:value-type="float" office:value="6.7495200791" calcext:value-type="float">
            <text:p>6.7495200791</text:p>
          </table:table-cell>
          <table:table-cell table:formula="of:=POWER([.C862]-6.75;2)" office:value-type="float" office:value="0.000000230324070256956" calcext:value-type="float">
            <text:p>2.30324070256956E-007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547789" calcext:value-type="float">
            <text:p>6.547789</text:p>
          </table:table-cell>
          <table:table-cell office:value-type="float" office:value="6.7510219493" calcext:value-type="float">
            <text:p>6.7510219493</text:p>
          </table:table-cell>
          <table:table-cell table:formula="of:=POWER([.C863]-6.75;2)" office:value-type="float" office:value="0.0000010443803717707" calcext:value-type="float">
            <text:p>1.0443803717707E-006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554409" calcext:value-type="float">
            <text:p>6.554409</text:p>
          </table:table-cell>
          <table:table-cell office:value-type="float" office:value="6.7525054015" calcext:value-type="float">
            <text:p>6.7525054015</text:p>
          </table:table-cell>
          <table:table-cell table:formula="of:=POWER([.C864]-6.75;2)" office:value-type="float" office:value="0.0000062770366762006" calcext:value-type="float">
            <text:p>0.000006277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561772" calcext:value-type="float">
            <text:p>6.561772</text:p>
          </table:table-cell>
          <table:table-cell office:value-type="float" office:value="6.7539619926" calcext:value-type="float">
            <text:p>6.7539619926</text:p>
          </table:table-cell>
          <table:table-cell table:formula="of:=POWER([.C865]-6.75;2)" office:value-type="float" office:value="0.0000156973853624536" calcext:value-type="float">
            <text:p>1.56973853624536E-00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569502" calcext:value-type="float">
            <text:p>6.569502</text:p>
          </table:table-cell>
          <table:table-cell office:value-type="float" office:value="6.7553856222" calcext:value-type="float">
            <text:p>6.7553856222</text:p>
          </table:table-cell>
          <table:table-cell table:formula="of:=POWER([.C866]-6.75;2)" office:value-type="float" office:value="0.000029004926481137" calcext:value-type="float">
            <text:p>2.9004926481137E-00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577248" calcext:value-type="float">
            <text:p>6.577248</text:p>
          </table:table-cell>
          <table:table-cell office:value-type="float" office:value="6.7567728134" calcext:value-type="float">
            <text:p>6.7567728134</text:p>
          </table:table-cell>
          <table:table-cell table:formula="of:=POWER([.C867]-6.75;2)" office:value-type="float" office:value="0.0000458710013512138" calcext:value-type="float">
            <text:p>0.00004587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584724" calcext:value-type="float">
            <text:p>6.584724</text:p>
          </table:table-cell>
          <table:table-cell office:value-type="float" office:value="6.7581226241" calcext:value-type="float">
            <text:p>6.7581226241</text:p>
          </table:table-cell>
          <table:table-cell table:formula="of:=POWER([.C868]-6.75;2)" office:value-type="float" office:value="0.0000659770222699058" calcext:value-type="float">
            <text:p>0.000065977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591744" calcext:value-type="float">
            <text:p>6.591744</text:p>
          </table:table-cell>
          <table:table-cell office:value-type="float" office:value="6.75943625" calcext:value-type="float">
            <text:p>6.75943625</text:p>
          </table:table-cell>
          <table:table-cell table:formula="of:=POWER([.C869]-6.75;2)" office:value-type="float" office:value="0.0000890428140625048" calcext:value-type="float">
            <text:p>8.90428140625048E-005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598241" calcext:value-type="float">
            <text:p>6.598241</text:p>
          </table:table-cell>
          <table:table-cell office:value-type="float" office:value="6.7607163435" calcext:value-type="float">
            <text:p>6.7607163435</text:p>
          </table:table-cell>
          <table:table-cell table:formula="of:=POWER([.C870]-6.75;2)" office:value-type="float" office:value="0.000114840018010001" calcext:value-type="float">
            <text:p>0.0001148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04273" calcext:value-type="float">
            <text:p>6.604273</text:p>
          </table:table-cell>
          <table:table-cell office:value-type="float" office:value="6.7619661538" calcext:value-type="float">
            <text:p>6.7619661538</text:p>
          </table:table-cell>
          <table:table-cell table:formula="of:=POWER([.C871]-6.75;2)" office:value-type="float" office:value="0.000143188836765244" calcext:value-type="float">
            <text:p>0.0001431888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1001" calcext:value-type="float">
            <text:p>6.61001</text:p>
          </table:table-cell>
          <table:table-cell office:value-type="float" office:value="6.7631885814" calcext:value-type="float">
            <text:p>6.7631885814</text:p>
          </table:table-cell>
          <table:table-cell table:formula="of:=POWER([.C872]-6.75;2)" office:value-type="float" office:value="0.000173938679344417" calcext:value-type="float">
            <text:p>0.000173938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15709" calcext:value-type="float">
            <text:p>6.615709</text:p>
          </table:table-cell>
          <table:table-cell office:value-type="float" office:value="6.7643852891" calcext:value-type="float">
            <text:p>6.7643852891</text:p>
          </table:table-cell>
          <table:table-cell table:formula="of:=POWER([.C873]-6.75;2)" office:value-type="float" office:value="0.000206936542490573" calcext:value-type="float">
            <text:p>0.000206936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62167" calcext:value-type="float">
            <text:p>6.62167</text:p>
          </table:table-cell>
          <table:table-cell office:value-type="float" office:value="6.7655559685" calcext:value-type="float">
            <text:p>6.7655559685</text:p>
          </table:table-cell>
          <table:table-cell table:formula="of:=POWER([.C874]-6.75;2)" office:value-type="float" office:value="0.000241988155972998" calcext:value-type="float">
            <text:p>0.0002419882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28192" calcext:value-type="float">
            <text:p>6.628192</text:p>
          </table:table-cell>
          <table:table-cell office:value-type="float" office:value="6.7666979206" calcext:value-type="float">
            <text:p>6.7666979206</text:p>
          </table:table-cell>
          <table:table-cell table:formula="of:=POWER([.C875]-6.75;2)" office:value-type="float" office:value="0.000278820552363918" calcext:value-type="float">
            <text:p>0.0002788206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35517" calcext:value-type="float">
            <text:p>6.635517</text:p>
          </table:table-cell>
          <table:table-cell office:value-type="float" office:value="6.767805968" calcext:value-type="float">
            <text:p>6.767805968</text:p>
          </table:table-cell>
          <table:table-cell table:formula="of:=POWER([.C876]-6.75;2)" office:value-type="float" office:value="0.000317052496417032" calcext:value-type="float">
            <text:p>0.0003170525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43788" calcext:value-type="float">
            <text:p>6.643788</text:p>
          </table:table-cell>
          <table:table-cell office:value-type="float" office:value="6.7688728145" calcext:value-type="float">
            <text:p>6.7688728145</text:p>
          </table:table-cell>
          <table:table-cell table:formula="of:=POWER([.C877]-6.75;2)" office:value-type="float" office:value="0.000356183127151406" calcext:value-type="float">
            <text:p>0.0003561831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653011" calcext:value-type="float">
            <text:p>6.653011</text:p>
          </table:table-cell>
          <table:table-cell office:value-type="float" office:value="6.7698897642" calcext:value-type="float">
            <text:p>6.7698897642</text:p>
          </table:table-cell>
          <table:table-cell table:formula="of:=POWER([.C878]-6.75;2)" office:value-type="float" office:value="0.00039560271993161" calcext:value-type="float">
            <text:p>0.0003956027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663039" calcext:value-type="float">
            <text:p>6.663039</text:p>
          </table:table-cell>
          <table:table-cell office:value-type="float" office:value="6.7708477869" calcext:value-type="float">
            <text:p>6.7708477869</text:p>
          </table:table-cell>
          <table:table-cell table:formula="of:=POWER([.C879]-6.75;2)" office:value-type="float" office:value="0.000434630218627816" calcext:value-type="float">
            <text:p>0.0004346302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67358" calcext:value-type="float">
            <text:p>6.67358</text:p>
          </table:table-cell>
          <table:table-cell office:value-type="float" office:value="6.7717387686" calcext:value-type="float">
            <text:p>6.7717387686</text:p>
          </table:table-cell>
          <table:table-cell table:formula="of:=POWER([.C880]-6.75;2)" office:value-type="float" office:value="0.000472574060244332" calcext:value-type="float">
            <text:p>0.0004725741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684218" calcext:value-type="float">
            <text:p>6.684218</text:p>
          </table:table-cell>
          <table:table-cell office:value-type="float" office:value="6.7725567583" calcext:value-type="float">
            <text:p>6.7725567583</text:p>
          </table:table-cell>
          <table:table-cell table:formula="of:=POWER([.C881]-6.75;2)" office:value-type="float" office:value="0.000508807345004635" calcext:value-type="float">
            <text:p>0.0005088073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694461" calcext:value-type="float">
            <text:p>6.694461</text:p>
          </table:table-cell>
          <table:table-cell office:value-type="float" office:value="6.7732991008" calcext:value-type="float">
            <text:p>6.7732991008</text:p>
          </table:table-cell>
          <table:table-cell table:formula="of:=POWER([.C882]-6.75;2)" office:value-type="float" office:value="0.000542848098088564" calcext:value-type="float">
            <text:p>0.000542848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03799" calcext:value-type="float">
            <text:p>6.703799</text:p>
          </table:table-cell>
          <table:table-cell office:value-type="float" office:value="6.7739672203" calcext:value-type="float">
            <text:p>6.7739672203</text:p>
          </table:table-cell>
          <table:table-cell table:formula="of:=POWER([.C883]-6.75;2)" office:value-type="float" office:value="0.000574427648908747" calcext:value-type="float">
            <text:p>0.0005744276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11771" calcext:value-type="float">
            <text:p>6.711771</text:p>
          </table:table-cell>
          <table:table-cell office:value-type="float" office:value="6.7745669487" calcext:value-type="float">
            <text:p>6.7745669487</text:p>
          </table:table-cell>
          <table:table-cell table:formula="of:=POWER([.C884]-6.75;2)" office:value-type="float" office:value="0.000603534968428453" calcext:value-type="float">
            <text:p>0.00060353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18022" calcext:value-type="float">
            <text:p>6.718022</text:p>
          </table:table-cell>
          <table:table-cell office:value-type="float" office:value="6.7751082931" calcext:value-type="float">
            <text:p>6.7751082931</text:p>
          </table:table-cell>
          <table:table-cell table:formula="of:=POWER([.C885]-6.75;2)" office:value-type="float" office:value="0.000630426382395494" calcext:value-type="float">
            <text:p>0.0006304264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22358" calcext:value-type="float">
            <text:p>6.722358</text:p>
          </table:table-cell>
          <table:table-cell office:value-type="float" office:value="6.7756046957" calcext:value-type="float">
            <text:p>6.7756046957</text:p>
          </table:table-cell>
          <table:table-cell table:formula="of:=POWER([.C886]-6.75;2)" office:value-type="float" office:value="0.000655600441889611" calcext:value-type="float">
            <text:p>0.0006556004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24778" calcext:value-type="float">
            <text:p>6.724778</text:p>
          </table:table-cell>
          <table:table-cell office:value-type="float" office:value="6.7760717719" calcext:value-type="float">
            <text:p>6.7760717719</text:p>
          </table:table-cell>
          <table:table-cell table:formula="of:=POWER([.C887]-6.75;2)" office:value-type="float" office:value="0.000679737290005623" calcext:value-type="float">
            <text:p>0.0006797373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2548" calcext:value-type="float">
            <text:p>6.72548</text:p>
          </table:table-cell>
          <table:table-cell office:value-type="float" office:value="6.7765256991" calcext:value-type="float">
            <text:p>6.7765256991</text:p>
          </table:table-cell>
          <table:table-cell table:formula="of:=POWER([.C888]-6.75;2)" office:value-type="float" office:value="0.000703612712743766" calcext:value-type="float">
            <text:p>0.000703612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24853" calcext:value-type="float">
            <text:p>6.724853</text:p>
          </table:table-cell>
          <table:table-cell office:value-type="float" office:value="6.7769814643" calcext:value-type="float">
            <text:p>6.7769814643</text:p>
          </table:table-cell>
          <table:table-cell table:formula="of:=POWER([.C889]-6.75;2)" office:value-type="float" office:value="0.000727999415772194" calcext:value-type="float">
            <text:p>0.000727999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23434" calcext:value-type="float">
            <text:p>6.723434</text:p>
          </table:table-cell>
          <table:table-cell office:value-type="float" office:value="6.7774510901" calcext:value-type="float">
            <text:p>6.7774510901</text:p>
          </table:table-cell>
          <table:table-cell table:formula="of:=POWER([.C890]-6.75;2)" office:value-type="float" office:value="0.000753562347678295" calcext:value-type="float">
            <text:p>0.000753562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2185" calcext:value-type="float">
            <text:p>6.72185</text:p>
          </table:table-cell>
          <table:table-cell office:value-type="float" office:value="6.7779421545" calcext:value-type="float">
            <text:p>6.7779421545</text:p>
          </table:table-cell>
          <table:table-cell table:formula="of:=POWER([.C891]-6.75;2)" office:value-type="float" office:value="0.00078076399810186" calcext:value-type="float">
            <text:p>0.00078076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20754" calcext:value-type="float">
            <text:p>6.720754</text:p>
          </table:table-cell>
          <table:table-cell office:value-type="float" office:value="6.7784567615" calcext:value-type="float">
            <text:p>6.7784567615</text:p>
          </table:table-cell>
          <table:table-cell table:formula="of:=POWER([.C892]-6.75;2)" office:value-type="float" office:value="0.000809787275067894" calcext:value-type="float">
            <text:p>0.0008097873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20746" calcext:value-type="float">
            <text:p>6.720746</text:p>
          </table:table-cell>
          <table:table-cell office:value-type="float" office:value="6.7789910463" calcext:value-type="float">
            <text:p>6.7789910463</text:p>
          </table:table-cell>
          <table:table-cell table:formula="of:=POWER([.C893]-6.75;2)" office:value-type="float" office:value="0.000840480765568733" calcext:value-type="float">
            <text:p>0.0008404808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22308" calcext:value-type="float">
            <text:p>6.722308</text:p>
          </table:table-cell>
          <table:table-cell office:value-type="float" office:value="6.7795353925" calcext:value-type="float">
            <text:p>6.7795353925</text:p>
          </table:table-cell>
          <table:table-cell table:formula="of:=POWER([.C894]-6.75;2)" office:value-type="float" office:value="0.000872339410129039" calcext:value-type="float">
            <text:p>0.0008723394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2575" calcext:value-type="float">
            <text:p>6.72575</text:p>
          </table:table-cell>
          <table:table-cell office:value-type="float" office:value="6.7800752736" calcext:value-type="float">
            <text:p>6.7800752736</text:p>
          </table:table-cell>
          <table:table-cell table:formula="of:=POWER([.C895]-6.75;2)" office:value-type="float" office:value="0.000904522082114834" calcext:value-type="float">
            <text:p>0.000904522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31178" calcext:value-type="float">
            <text:p>6.731178</text:p>
          </table:table-cell>
          <table:table-cell office:value-type="float" office:value="6.7805926571" calcext:value-type="float">
            <text:p>6.7805926571</text:p>
          </table:table-cell>
          <table:table-cell table:formula="of:=POWER([.C896]-6.75;2)" office:value-type="float" office:value="0.000935910668438162" calcext:value-type="float">
            <text:p>0.0009359107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38482" calcext:value-type="float">
            <text:p>6.738482</text:p>
          </table:table-cell>
          <table:table-cell office:value-type="float" office:value="6.7810677981" calcext:value-type="float">
            <text:p>6.7810677981</text:p>
          </table:table-cell>
          <table:table-cell table:formula="of:=POWER([.C897]-6.75;2)" office:value-type="float" office:value="0.000965208078782394" calcext:value-type="float">
            <text:p>0.000965208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47356" calcext:value-type="float">
            <text:p>6.747356</text:p>
          </table:table-cell>
          <table:table-cell office:value-type="float" office:value="6.7814812524" calcext:value-type="float">
            <text:p>6.7814812524</text:p>
          </table:table-cell>
          <table:table-cell table:formula="of:=POWER([.C898]-6.75;2)" office:value-type="float" office:value="0.000991069252672498" calcext:value-type="float">
            <text:p>0.0009910693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57333" calcext:value-type="float">
            <text:p>6.757333</text:p>
          </table:table-cell>
          <table:table-cell office:value-type="float" office:value="6.7818158137" calcext:value-type="float">
            <text:p>6.7818158137</text:p>
          </table:table-cell>
          <table:table-cell table:formula="of:=POWER([.C899]-6.75;2)" office:value-type="float" office:value="0.00101224600139309" calcext:value-type="float">
            <text:p>0.00101224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67841" calcext:value-type="float">
            <text:p>6.767841</text:p>
          </table:table-cell>
          <table:table-cell office:value-type="float" office:value="6.7820582178" calcext:value-type="float">
            <text:p>6.7820582178</text:p>
          </table:table-cell>
          <table:table-cell table:formula="of:=POWER([.C900]-6.75;2)" office:value-type="float" office:value="0.00102772932851226" calcext:value-type="float">
            <text:p>0.001027729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78264" calcext:value-type="float">
            <text:p>6.778264</text:p>
          </table:table-cell>
          <table:table-cell office:value-type="float" office:value="6.78220039" calcext:value-type="float">
            <text:p>6.78220039</text:p>
          </table:table-cell>
          <table:table-cell table:formula="of:=POWER([.C901]-6.75;2)" office:value-type="float" office:value="0.00103686511615209" calcext:value-type="float">
            <text:p>0.001036865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88004" calcext:value-type="float">
            <text:p>6.788004</text:p>
          </table:table-cell>
          <table:table-cell office:value-type="float" office:value="6.7822401515" calcext:value-type="float">
            <text:p>6.7822401515</text:p>
          </table:table-cell>
          <table:table-cell table:formula="of:=POWER([.C902]-6.75;2)" office:value-type="float" office:value="0.00103942736874295" calcext:value-type="float">
            <text:p>0.0010394274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9654" calcext:value-type="float">
            <text:p>6.79654</text:p>
          </table:table-cell>
          <table:table-cell office:value-type="float" office:value="6.7821813367" calcext:value-type="float">
            <text:p>6.7821813367</text:p>
          </table:table-cell>
          <table:table-cell table:formula="of:=POWER([.C903]-6.75;2)" office:value-type="float" office:value="0.00103563843179876" calcext:value-type="float">
            <text:p>0.0010356384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03475" calcext:value-type="float">
            <text:p>6.803475</text:p>
          </table:table-cell>
          <table:table-cell office:value-type="float" office:value="6.7820333093" calcext:value-type="float">
            <text:p>6.7820333093</text:p>
          </table:table-cell>
          <table:table-cell table:formula="of:=POWER([.C904]-6.75;2)" office:value-type="float" office:value="0.00102613290470947" calcext:value-type="float">
            <text:p>0.0010261329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08565" calcext:value-type="float">
            <text:p>6.808565</text:p>
          </table:table-cell>
          <table:table-cell office:value-type="float" office:value="6.7818099583" calcext:value-type="float">
            <text:p>6.7818099583</text:p>
          </table:table-cell>
          <table:table-cell table:formula="of:=POWER([.C905]-6.75;2)" office:value-type="float" office:value="0.00101187344704775" calcext:value-type="float">
            <text:p>0.0010118734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11731" calcext:value-type="float">
            <text:p>6.811731</text:p>
          </table:table-cell>
          <table:table-cell office:value-type="float" office:value="6.7815283263" calcext:value-type="float">
            <text:p>6.7815283263</text:p>
          </table:table-cell>
          <table:table-cell table:formula="of:=POWER([.C906]-6.75;2)" office:value-type="float" office:value="0.00099403535927928" calcext:value-type="float">
            <text:p>0.0009940354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13067" calcext:value-type="float">
            <text:p>6.813067</text:p>
          </table:table-cell>
          <table:table-cell office:value-type="float" office:value="6.7812070213" calcext:value-type="float">
            <text:p>6.7812070213</text:p>
          </table:table-cell>
          <table:table-cell table:formula="of:=POWER([.C907]-6.75;2)" office:value-type="float" office:value="0.000973878178418666" calcext:value-type="float">
            <text:p>0.000973878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12812" calcext:value-type="float">
            <text:p>6.812812</text:p>
          </table:table-cell>
          <table:table-cell office:value-type="float" office:value="6.7808644409" calcext:value-type="float">
            <text:p>6.7808644409</text:p>
          </table:table-cell>
          <table:table-cell table:formula="of:=POWER([.C908]-6.75;2)" office:value-type="float" office:value="0.000952613712069611" calcext:value-type="float">
            <text:p>0.0009526137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11331" calcext:value-type="float">
            <text:p>6.811331</text:p>
          </table:table-cell>
          <table:table-cell office:value-type="float" office:value="6.7805171848" calcext:value-type="float">
            <text:p>6.7805171848</text:p>
          </table:table-cell>
          <table:table-cell table:formula="of:=POWER([.C909]-6.75;2)" office:value-type="float" office:value="0.000931298568117343" calcext:value-type="float">
            <text:p>0.0009312986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09079" calcext:value-type="float">
            <text:p>6.809079</text:p>
          </table:table-cell>
          <table:table-cell office:value-type="float" office:value="6.7801785714" calcext:value-type="float">
            <text:p>6.7801785714</text:p>
          </table:table-cell>
          <table:table-cell table:formula="of:=POWER([.C910]-6.75;2)" office:value-type="float" office:value="0.000910746171744926" calcext:value-type="float">
            <text:p>0.0009107462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06553" calcext:value-type="float">
            <text:p>6.806553</text:p>
          </table:table-cell>
          <table:table-cell office:value-type="float" office:value="6.7798574556" calcext:value-type="float">
            <text:p>6.7798574556</text:p>
          </table:table-cell>
          <table:table-cell table:formula="of:=POWER([.C911]-6.75;2)" office:value-type="float" office:value="0.000891467654905983" calcext:value-type="float">
            <text:p>0.0008914677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804261" calcext:value-type="float">
            <text:p>6.804261</text:p>
          </table:table-cell>
          <table:table-cell office:value-type="float" office:value="6.7795575056" calcext:value-type="float">
            <text:p>6.7795575056</text:p>
          </table:table-cell>
          <table:table-cell table:formula="of:=POWER([.C912]-6.75;2)" office:value-type="float" office:value="0.000873646137294014" calcext:value-type="float">
            <text:p>0.000873646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802674" calcext:value-type="float">
            <text:p>6.802674</text:p>
          </table:table-cell>
          <table:table-cell office:value-type="float" office:value="6.7792767841" calcext:value-type="float">
            <text:p>6.7792767841</text:p>
          </table:table-cell>
          <table:table-cell table:formula="of:=POWER([.C913]-6.75;2)" office:value-type="float" office:value="0.000857130087238033" calcext:value-type="float">
            <text:p>0.000857130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802196" calcext:value-type="float">
            <text:p>6.802196</text:p>
          </table:table-cell>
          <table:table-cell office:value-type="float" office:value="6.7790078506" calcext:value-type="float">
            <text:p>6.7790078506</text:p>
          </table:table-cell>
          <table:table-cell table:formula="of:=POWER([.C914]-6.75;2)" office:value-type="float" office:value="0.000841455396431933" calcext:value-type="float">
            <text:p>0.0008414554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803135" calcext:value-type="float">
            <text:p>6.803135</text:p>
          </table:table-cell>
          <table:table-cell office:value-type="float" office:value="6.7787382209" calcext:value-type="float">
            <text:p>6.7787382209</text:p>
          </table:table-cell>
          <table:table-cell table:formula="of:=POWER([.C915]-6.75;2)" office:value-type="float" office:value="0.00082588534049721" calcext:value-type="float">
            <text:p>0.0008258853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05684" calcext:value-type="float">
            <text:p>6.805684</text:p>
          </table:table-cell>
          <table:table-cell office:value-type="float" office:value="6.7784512" calcext:value-type="float">
            <text:p>6.7784512</text:p>
          </table:table-cell>
          <table:table-cell table:formula="of:=POWER([.C916]-6.75;2)" office:value-type="float" office:value="0.000809470781440007" calcext:value-type="float">
            <text:p>0.0008094708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09912" calcext:value-type="float">
            <text:p>6.809912</text:p>
          </table:table-cell>
          <table:table-cell office:value-type="float" office:value="6.778127" calcext:value-type="float">
            <text:p>6.778127</text:p>
          </table:table-cell>
          <table:table-cell table:formula="of:=POWER([.C917]-6.75;2)" office:value-type="float" office:value="0.000791128128999976" calcext:value-type="float">
            <text:p>0.000791128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815765" calcext:value-type="float">
            <text:p>6.815765</text:p>
          </table:table-cell>
          <table:table-cell office:value-type="float" office:value="6.7777440482" calcext:value-type="float">
            <text:p>6.7777440482</text:p>
          </table:table-cell>
          <table:table-cell table:formula="of:=POWER([.C918]-6.75;2)" office:value-type="float" office:value="0.00076973221052391" calcext:value-type="float">
            <text:p>0.0007697322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23073" calcext:value-type="float">
            <text:p>6.823073</text:p>
          </table:table-cell>
          <table:table-cell office:value-type="float" office:value="6.777280378" calcext:value-type="float">
            <text:p>6.777280378</text:p>
          </table:table-cell>
          <table:table-cell table:formula="of:=POWER([.C919]-6.75;2)" office:value-type="float" office:value="0.000744219023822905" calcext:value-type="float">
            <text:p>0.000744219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831567" calcext:value-type="float">
            <text:p>6.831567</text:p>
          </table:table-cell>
          <table:table-cell office:value-type="float" office:value="6.776715037" calcext:value-type="float">
            <text:p>6.776715037</text:p>
          </table:table-cell>
          <table:table-cell table:formula="of:=POWER([.C920]-6.75;2)" office:value-type="float" office:value="0.000713693201911357" calcext:value-type="float">
            <text:p>0.000713693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840897" calcext:value-type="float">
            <text:p>6.840897</text:p>
          </table:table-cell>
          <table:table-cell office:value-type="float" office:value="6.7760293875" calcext:value-type="float">
            <text:p>6.7760293875</text:p>
          </table:table-cell>
          <table:table-cell table:formula="of:=POWER([.C921]-6.75;2)" office:value-type="float" office:value="0.000677529013625177" calcext:value-type="float">
            <text:p>0.000677529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850658" calcext:value-type="float">
            <text:p>6.850658</text:p>
          </table:table-cell>
          <table:table-cell office:value-type="float" office:value="6.7752082785" calcext:value-type="float">
            <text:p>6.7752082785</text:p>
          </table:table-cell>
          <table:table-cell table:formula="of:=POWER([.C922]-6.75;2)" office:value-type="float" office:value="0.000635457304933566" calcext:value-type="float">
            <text:p>0.0006354573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60412" calcext:value-type="float">
            <text:p>6.860412</text:p>
          </table:table-cell>
          <table:table-cell office:value-type="float" office:value="6.7742409744" calcext:value-type="float">
            <text:p>6.7742409744</text:p>
          </table:table-cell>
          <table:table-cell table:formula="of:=POWER([.C923]-6.75;2)" office:value-type="float" office:value="0.000587624839861437" calcext:value-type="float">
            <text:p>0.0005876248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69718" calcext:value-type="float">
            <text:p>6.869718</text:p>
          </table:table-cell>
          <table:table-cell office:value-type="float" office:value="6.7731218701" calcext:value-type="float">
            <text:p>6.7731218701</text:p>
          </table:table-cell>
          <table:table-cell table:formula="of:=POWER([.C924]-6.75;2)" office:value-type="float" office:value="0.000534620876921264" calcext:value-type="float">
            <text:p>0.0005346209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78149" calcext:value-type="float">
            <text:p>6.878149</text:p>
          </table:table-cell>
          <table:table-cell office:value-type="float" office:value="6.7718508684" calcext:value-type="float">
            <text:p>6.7718508684</text:p>
          </table:table-cell>
          <table:table-cell table:formula="of:=POWER([.C925]-6.75;2)" office:value-type="float" office:value="0.000477460449834102" calcext:value-type="float">
            <text:p>0.0004774604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85316" calcext:value-type="float">
            <text:p>6.885316</text:p>
          </table:table-cell>
          <table:table-cell office:value-type="float" office:value="6.77043356" calcext:value-type="float">
            <text:p>6.77043356</text:p>
          </table:table-cell>
          <table:table-cell table:formula="of:=POWER([.C926]-6.75;2)" office:value-type="float" office:value="0.000417530374273594" calcext:value-type="float">
            <text:p>0.0004175304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90887" calcext:value-type="float">
            <text:p>6.890887</text:p>
          </table:table-cell>
          <table:table-cell office:value-type="float" office:value="6.7688810946" calcext:value-type="float">
            <text:p>6.7688810946</text:p>
          </table:table-cell>
          <table:table-cell table:formula="of:=POWER([.C927]-6.75;2)" office:value-type="float" office:value="0.000356495733294157" calcext:value-type="float">
            <text:p>0.000356495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94602" calcext:value-type="float">
            <text:p>6.894602</text:p>
          </table:table-cell>
          <table:table-cell office:value-type="float" office:value="6.7672097808" calcext:value-type="float">
            <text:p>6.7672097808</text:p>
          </table:table-cell>
          <table:table-cell table:formula="of:=POWER([.C928]-6.75;2)" office:value-type="float" office:value="0.000296176555184049" calcext:value-type="float">
            <text:p>0.0002961766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896285" calcext:value-type="float">
            <text:p>6.896285</text:p>
          </table:table-cell>
          <table:table-cell office:value-type="float" office:value="6.7654404444" calcext:value-type="float">
            <text:p>6.7654404444</text:p>
          </table:table-cell>
          <table:table-cell table:formula="of:=POWER([.C929]-6.75;2)" office:value-type="float" office:value="0.000238407323269499" calcext:value-type="float">
            <text:p>0.0002384073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895856" calcext:value-type="float">
            <text:p>6.895856</text:p>
          </table:table-cell>
          <table:table-cell office:value-type="float" office:value="6.7635975634" calcext:value-type="float">
            <text:p>6.7635975634</text:p>
          </table:table-cell>
          <table:table-cell table:formula="of:=POWER([.C930]-6.75;2)" office:value-type="float" office:value="0.000184893730417027" calcext:value-type="float">
            <text:p>0.000184893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893335" calcext:value-type="float">
            <text:p>6.893335</text:p>
          </table:table-cell>
          <table:table-cell office:value-type="float" office:value="6.7617081571" calcext:value-type="float">
            <text:p>6.7617081571</text:p>
          </table:table-cell>
          <table:table-cell table:formula="of:=POWER([.C931]-6.75;2)" office:value-type="float" office:value="0.000137080942678284" calcext:value-type="float">
            <text:p>0.0001370809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888845" calcext:value-type="float">
            <text:p>6.888845</text:p>
          </table:table-cell>
          <table:table-cell office:value-type="float" office:value="6.7598005217" calcext:value-type="float">
            <text:p>6.7598005217</text:p>
          </table:table-cell>
          <table:table-cell table:formula="of:=POWER([.C932]-6.75;2)" office:value-type="float" office:value="0.0000960502255921689" calcext:value-type="float">
            <text:p>9.60502255921689E-005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82615" calcext:value-type="float">
            <text:p>6.882615</text:p>
          </table:table-cell>
          <table:table-cell office:value-type="float" office:value="6.7579028088" calcext:value-type="float">
            <text:p>6.7579028088</text:p>
          </table:table-cell>
          <table:table-cell table:formula="of:=POWER([.C933]-6.75;2)" office:value-type="float" office:value="0.0000624543869293565" calcext:value-type="float">
            <text:p>6.24543869293565E-005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874961" calcext:value-type="float">
            <text:p>6.874961</text:p>
          </table:table-cell>
          <table:table-cell office:value-type="float" office:value="6.7560414328" calcext:value-type="float">
            <text:p>6.7560414328</text:p>
          </table:table-cell>
          <table:table-cell table:formula="of:=POWER([.C934]-6.75;2)" office:value-type="float" office:value="0.0000364989102769161" calcext:value-type="float">
            <text:p>3.64989102769161E-005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866284" calcext:value-type="float">
            <text:p>6.866284</text:p>
          </table:table-cell>
          <table:table-cell office:value-type="float" office:value="6.7542396212" calcext:value-type="float">
            <text:p>6.7542396212</text:p>
          </table:table-cell>
          <table:table-cell table:formula="of:=POWER([.C935]-6.75;2)" office:value-type="float" office:value="0.0000179743879194893" calcext:value-type="float">
            <text:p>1.79743879194893E-005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857043" calcext:value-type="float">
            <text:p>6.857043</text:p>
          </table:table-cell>
          <table:table-cell office:value-type="float" office:value="6.7525158615" calcext:value-type="float">
            <text:p>6.7525158615</text:p>
          </table:table-cell>
          <table:table-cell table:formula="of:=POWER([.C936]-6.75;2)" office:value-type="float" office:value="0.0000063295590871825" calcext:value-type="float">
            <text:p>6.3295590871825E-00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847729" calcext:value-type="float">
            <text:p>6.847729</text:p>
          </table:table-cell>
          <table:table-cell office:value-type="float" office:value="6.750882625" calcext:value-type="float">
            <text:p>6.750882625</text:p>
          </table:table-cell>
          <table:table-cell table:formula="of:=POWER([.C937]-6.75;2)" office:value-type="float" office:value="0.000000779026890625045" calcext:value-type="float">
            <text:p>0.00000077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83884" calcext:value-type="float">
            <text:p>6.83884</text:p>
          </table:table-cell>
          <table:table-cell office:value-type="float" office:value="6.749345381" calcext:value-type="float">
            <text:p>6.749345381</text:p>
          </table:table-cell>
          <table:table-cell table:formula="of:=POWER([.C938]-6.75;2)" office:value-type="float" office:value="0.000000428526035160521" calcext:value-type="float">
            <text:p>4.28526035160521E-007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30844" calcext:value-type="float">
            <text:p>6.830844</text:p>
          </table:table-cell>
          <table:table-cell office:value-type="float" office:value="6.7479019194" calcext:value-type="float">
            <text:p>6.7479019194</text:p>
          </table:table-cell>
          <table:table-cell table:formula="of:=POWER([.C939]-6.75;2)" office:value-type="float" office:value="0.00000440194220409518" calcext:value-type="float">
            <text:p>4.40194220409518E-006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24151" calcext:value-type="float">
            <text:p>6.824151</text:p>
          </table:table-cell>
          <table:table-cell office:value-type="float" office:value="6.7465422131" calcext:value-type="float">
            <text:p>6.7465422131</text:p>
          </table:table-cell>
          <table:table-cell table:formula="of:=POWER([.C940]-6.75;2)" office:value-type="float" office:value="0.0000119562902458138" calcext:value-type="float">
            <text:p>1.19562902458138E-005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19081" calcext:value-type="float">
            <text:p>6.819081</text:p>
          </table:table-cell>
          <table:table-cell office:value-type="float" office:value="6.7452487333" calcext:value-type="float">
            <text:p>6.7452487333</text:p>
          </table:table-cell>
          <table:table-cell table:formula="of:=POWER([.C941]-6.75;2)" office:value-type="float" office:value="0.000022574535254525" calcext:value-type="float">
            <text:p>2.2574535254525E-005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15842" calcext:value-type="float">
            <text:p>6.815842</text:p>
          </table:table-cell>
          <table:table-cell office:value-type="float" office:value="6.743997339" calcext:value-type="float">
            <text:p>6.743997339</text:p>
          </table:table-cell>
          <table:table-cell table:formula="of:=POWER([.C942]-6.75;2)" office:value-type="float" office:value="0.0000360319390809226" calcext:value-type="float">
            <text:p>3.60319390809226E-005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14519" calcext:value-type="float">
            <text:p>6.814519</text:p>
          </table:table-cell>
          <table:table-cell office:value-type="float" office:value="6.7427586379" calcext:value-type="float">
            <text:p>6.7427586379</text:p>
          </table:table-cell>
          <table:table-cell table:formula="of:=POWER([.C943]-6.75;2)" office:value-type="float" office:value="0.0000524373250633202" calcext:value-type="float">
            <text:p>5.24373250633202E-005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15063" calcext:value-type="float">
            <text:p>6.815063</text:p>
          </table:table-cell>
          <table:table-cell office:value-type="float" office:value="6.7414996842" calcext:value-type="float">
            <text:p>6.7414996842</text:p>
          </table:table-cell>
          <table:table-cell table:formula="of:=POWER([.C944]-6.75;2)" office:value-type="float" office:value="0.0000722553686997314" calcext:value-type="float">
            <text:p>7.22553686997314E-005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173" calcext:value-type="float">
            <text:p>6.8173</text:p>
          </table:table-cell>
          <table:table-cell office:value-type="float" office:value="6.7401860536" calcext:value-type="float">
            <text:p>6.7401860536</text:p>
          </table:table-cell>
          <table:table-cell table:formula="of:=POWER([.C945]-6.75;2)" office:value-type="float" office:value="0.0000963135439420642" calcext:value-type="float">
            <text:p>9.63135439420642E-00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820944" calcext:value-type="float">
            <text:p>6.820944</text:p>
          </table:table-cell>
          <table:table-cell office:value-type="float" office:value="6.7387839818" calcext:value-type="float">
            <text:p>6.7387839818</text:p>
          </table:table-cell>
          <table:table-cell table:formula="of:=POWER([.C946]-6.75;2)" office:value-type="float" office:value="0.000125799064262728" calcext:value-type="float">
            <text:p>0.000125799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825621" calcext:value-type="float">
            <text:p>6.825621</text:p>
          </table:table-cell>
          <table:table-cell office:value-type="float" office:value="6.7372625" calcext:value-type="float">
            <text:p>6.7372625</text:p>
          </table:table-cell>
          <table:table-cell table:formula="of:=POWER([.C947]-6.75;2)" office:value-type="float" office:value="0.000162243906250002" calcext:value-type="float">
            <text:p>0.0001622439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830894" calcext:value-type="float">
            <text:p>6.830894</text:p>
          </table:table-cell>
          <table:table-cell office:value-type="float" office:value="6.7355953585" calcext:value-type="float">
            <text:p>6.7355953585</text:p>
          </table:table-cell>
          <table:table-cell table:formula="of:=POWER([.C948]-6.75;2)" office:value-type="float" office:value="0.000207493696743512" calcext:value-type="float">
            <text:p>0.000207493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8363" calcext:value-type="float">
            <text:p>6.8363</text:p>
          </table:table-cell>
          <table:table-cell office:value-type="float" office:value="6.7337626923" calcext:value-type="float">
            <text:p>6.7337626923</text:p>
          </table:table-cell>
          <table:table-cell table:formula="of:=POWER([.C949]-6.75;2)" office:value-type="float" office:value="0.000263650161344479" calcext:value-type="float">
            <text:p>0.0002636502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41372" calcext:value-type="float">
            <text:p>6.841372</text:p>
          </table:table-cell>
          <table:table-cell office:value-type="float" office:value="6.7317521569" calcext:value-type="float">
            <text:p>6.7317521569</text:p>
          </table:table-cell>
          <table:table-cell table:formula="of:=POWER([.C950]-6.75;2)" office:value-type="float" office:value="0.000332983777802223" calcext:value-type="float">
            <text:p>0.000332983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45678" calcext:value-type="float">
            <text:p>6.845678</text:p>
          </table:table-cell>
          <table:table-cell office:value-type="float" office:value="6.72955976" calcext:value-type="float">
            <text:p>6.72955976</text:p>
          </table:table-cell>
          <table:table-cell table:formula="of:=POWER([.C951]-6.75;2)" office:value-type="float" office:value="0.000417803411257605" calcext:value-type="float">
            <text:p>0.000417803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48839" calcext:value-type="float">
            <text:p>6.848839</text:p>
          </table:table-cell>
          <table:table-cell office:value-type="float" office:value="6.72719" calcext:value-type="float">
            <text:p>6.72719</text:p>
          </table:table-cell>
          <table:table-cell table:formula="of:=POWER([.C952]-6.75;2)" office:value-type="float" office:value="0.00052029609999999" calcext:value-type="float">
            <text:p>0.0005202961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850554" calcext:value-type="float">
            <text:p>6.850554</text:p>
          </table:table-cell>
          <table:table-cell office:value-type="float" office:value="6.7246556458" calcext:value-type="float">
            <text:p>6.7246556458</text:p>
          </table:table-cell>
          <table:table-cell table:formula="of:=POWER([.C953]-6.75;2)" office:value-type="float" office:value="0.000642336289815037" calcext:value-type="float">
            <text:p>0.0006423363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50613" calcext:value-type="float">
            <text:p>6.850613</text:p>
          </table:table-cell>
          <table:table-cell office:value-type="float" office:value="6.7219769574" calcext:value-type="float">
            <text:p>6.7219769574</text:p>
          </table:table-cell>
          <table:table-cell table:formula="of:=POWER([.C954]-6.75;2)" office:value-type="float" office:value="0.00078529091656142" calcext:value-type="float">
            <text:p>0.0007852909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48906" calcext:value-type="float">
            <text:p>6.848906</text:p>
          </table:table-cell>
          <table:table-cell office:value-type="float" office:value="6.7191805217" calcext:value-type="float">
            <text:p>6.7191805217</text:p>
          </table:table-cell>
          <table:table-cell table:formula="of:=POWER([.C955]-6.75;2)" office:value-type="float" office:value="0.000949840242684156" calcext:value-type="float">
            <text:p>0.0009498402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845428" calcext:value-type="float">
            <text:p>6.845428</text:p>
          </table:table-cell>
          <table:table-cell office:value-type="float" office:value="6.7162977333" calcext:value-type="float">
            <text:p>6.7162977333</text:p>
          </table:table-cell>
          <table:table-cell table:formula="of:=POWER([.C956]-6.75;2)" office:value-type="float" office:value="0.00113584278071791" calcext:value-type="float">
            <text:p>0.0011358428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840276" calcext:value-type="float">
            <text:p>6.840276</text:p>
          </table:table-cell>
          <table:table-cell office:value-type="float" office:value="6.7133629545" calcext:value-type="float">
            <text:p>6.7133629545</text:p>
          </table:table-cell>
          <table:table-cell table:formula="of:=POWER([.C957]-6.75;2)" office:value-type="float" office:value="0.00134227310296907" calcext:value-type="float">
            <text:p>0.001342273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83364" calcext:value-type="float">
            <text:p>6.83364</text:p>
          </table:table-cell>
          <table:table-cell office:value-type="float" office:value="6.7104114884" calcext:value-type="float">
            <text:p>6.7104114884</text:p>
          </table:table-cell>
          <table:table-cell table:formula="of:=POWER([.C958]-6.75;2)" office:value-type="float" office:value="0.00156725025070332" calcext:value-type="float">
            <text:p>0.0015672503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825795" calcext:value-type="float">
            <text:p>6.825795</text:p>
          </table:table-cell>
          <table:table-cell office:value-type="float" office:value="6.7074774762" calcext:value-type="float">
            <text:p>6.7074774762</text:p>
          </table:table-cell>
          <table:table-cell table:formula="of:=POWER([.C959]-6.75;2)" office:value-type="float" office:value="0.00180816503032155" calcext:value-type="float">
            <text:p>0.001808165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81708" calcext:value-type="float">
            <text:p>6.81708</text:p>
          </table:table-cell>
          <table:table-cell office:value-type="float" office:value="6.7045916829" calcext:value-type="float">
            <text:p>6.7045916829</text:p>
          </table:table-cell>
          <table:table-cell table:formula="of:=POWER([.C960]-6.75;2)" office:value-type="float" office:value="0.00206191526185413" calcext:value-type="float">
            <text:p>0.0020619153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807873" calcext:value-type="float">
            <text:p>6.807873</text:p>
          </table:table-cell>
          <table:table-cell office:value-type="float" office:value="6.701779475" calcext:value-type="float">
            <text:p>6.701779475</text:p>
          </table:table-cell>
          <table:table-cell table:formula="of:=POWER([.C961]-6.75;2)" office:value-type="float" office:value="0.00232521903127559" calcext:value-type="float">
            <text:p>0.002325219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9857" calcext:value-type="float">
            <text:p>6.79857</text:p>
          </table:table-cell>
          <table:table-cell office:value-type="float" office:value="6.6990591282" calcext:value-type="float">
            <text:p>6.6990591282</text:p>
          </table:table-cell>
          <table:table-cell table:formula="of:=POWER([.C962]-6.75;2)" office:value-type="float" office:value="0.00259497241974403" calcext:value-type="float">
            <text:p>0.0025949724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8955" calcext:value-type="float">
            <text:p>6.78955</text:p>
          </table:table-cell>
          <table:table-cell office:value-type="float" office:value="6.6964404211" calcext:value-type="float">
            <text:p>6.6964404211</text:p>
          </table:table-cell>
          <table:table-cell table:formula="of:=POWER([.C963]-6.75;2)" office:value-type="float" office:value="0.00286862849194531" calcext:value-type="float">
            <text:p>0.0028686285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81144" calcext:value-type="float">
            <text:p>6.781144</text:p>
          </table:table-cell>
          <table:table-cell office:value-type="float" office:value="6.6939239459" calcext:value-type="float">
            <text:p>6.6939239459</text:p>
          </table:table-cell>
          <table:table-cell table:formula="of:=POWER([.C964]-6.75;2)" office:value-type="float" office:value="0.00314452384342613" calcext:value-type="float">
            <text:p>0.003144523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73608" calcext:value-type="float">
            <text:p>6.773608</text:p>
          </table:table-cell>
          <table:table-cell office:value-type="float" office:value="6.6915011667" calcext:value-type="float">
            <text:p>6.6915011667</text:p>
          </table:table-cell>
          <table:table-cell table:formula="of:=POWER([.C965]-6.75;2)" office:value-type="float" office:value="0.00342211349746117" calcext:value-type="float">
            <text:p>0.0034221135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67101" calcext:value-type="float">
            <text:p>6.767101</text:p>
          </table:table-cell>
          <table:table-cell office:value-type="float" office:value="6.6891552571" calcext:value-type="float">
            <text:p>6.6891552571</text:p>
          </table:table-cell>
          <table:table-cell table:formula="of:=POWER([.C966]-6.75;2)" office:value-type="float" office:value="0.00370208273856706" calcext:value-type="float">
            <text:p>0.0037020827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61666" calcext:value-type="float">
            <text:p>6.761666</text:p>
          </table:table-cell>
          <table:table-cell office:value-type="float" office:value="6.6868627353" calcext:value-type="float">
            <text:p>6.6868627353</text:p>
          </table:table-cell>
          <table:table-cell table:formula="of:=POWER([.C967]-6.75;2)" office:value-type="float" office:value="0.00398631419379786" calcext:value-type="float">
            <text:p>0.0039863142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57226" calcext:value-type="float">
            <text:p>6.757226</text:p>
          </table:table-cell>
          <table:table-cell office:value-type="float" office:value="6.6845959697" calcext:value-type="float">
            <text:p>6.6845959697</text:p>
          </table:table-cell>
          <table:table-cell table:formula="of:=POWER([.C968]-6.75;2)" office:value-type="float" office:value="0.0042776871794833" calcext:value-type="float">
            <text:p>0.0042776872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53598" calcext:value-type="float">
            <text:p>6.753598</text:p>
          </table:table-cell>
          <table:table-cell office:value-type="float" office:value="6.6823262813" calcext:value-type="float">
            <text:p>6.6823262813</text:p>
          </table:table-cell>
          <table:table-cell table:formula="of:=POWER([.C969]-6.75;2)" office:value-type="float" office:value="0.00457973220268674" calcext:value-type="float">
            <text:p>0.004579732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50506" calcext:value-type="float">
            <text:p>6.750506</text:p>
          </table:table-cell>
          <table:table-cell office:value-type="float" office:value="6.6800271935" calcext:value-type="float">
            <text:p>6.6800271935</text:p>
          </table:table-cell>
          <table:table-cell table:formula="of:=POWER([.C970]-6.75;2)" office:value-type="float" office:value="0.00489619364948645" calcext:value-type="float">
            <text:p>0.0048961936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47623" calcext:value-type="float">
            <text:p>6.747623</text:p>
          </table:table-cell>
          <table:table-cell office:value-type="float" office:value="6.6776779" calcext:value-type="float">
            <text:p>6.6776779</text:p>
          </table:table-cell>
          <table:table-cell table:formula="of:=POWER([.C971]-6.75;2)" office:value-type="float" office:value="0.00523048614841001" calcext:value-type="float">
            <text:p>0.005230486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44607" calcext:value-type="float">
            <text:p>6.744607</text:p>
          </table:table-cell>
          <table:table-cell office:value-type="float" office:value="6.675266" calcext:value-type="float">
            <text:p>6.675266</text:p>
          </table:table-cell>
          <table:table-cell table:formula="of:=POWER([.C972]-6.75;2)" office:value-type="float" office:value="0.00558517075600005" calcext:value-type="float">
            <text:p>0.0055851708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41144" calcext:value-type="float">
            <text:p>6.741144</text:p>
          </table:table-cell>
          <table:table-cell office:value-type="float" office:value="6.6727895357" calcext:value-type="float">
            <text:p>6.6727895357</text:p>
          </table:table-cell>
          <table:table-cell table:formula="of:=POWER([.C973]-6.75;2)" office:value-type="float" office:value="0.00596145579742161" calcext:value-type="float">
            <text:p>0.0059614558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36994" calcext:value-type="float">
            <text:p>6.736994</text:p>
          </table:table-cell>
          <table:table-cell office:value-type="float" office:value="6.6702578889" calcext:value-type="float">
            <text:p>6.6702578889</text:p>
          </table:table-cell>
          <table:table-cell table:formula="of:=POWER([.C974]-6.75;2)" office:value-type="float" office:value="0.00635880428268472" calcext:value-type="float">
            <text:p>0.0063588043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3202" calcext:value-type="float">
            <text:p>6.73202</text:p>
          </table:table-cell>
          <table:table-cell office:value-type="float" office:value="6.6676911154" calcext:value-type="float">
            <text:p>6.6676911154</text:p>
          </table:table-cell>
          <table:table-cell table:formula="of:=POWER([.C975]-6.75;2)" office:value-type="float" office:value="0.00677475248409607" calcext:value-type="float">
            <text:p>0.0067747525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26212" calcext:value-type="float">
            <text:p>6.726212</text:p>
          </table:table-cell>
          <table:table-cell office:value-type="float" office:value="6.66511796" calcext:value-type="float">
            <text:p>6.66511796</text:p>
          </table:table-cell>
          <table:table-cell table:formula="of:=POWER([.C976]-6.75;2)" office:value-type="float" office:value="0.00720496071456162" calcext:value-type="float">
            <text:p>0.0072049607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19691" calcext:value-type="float">
            <text:p>6.719691</text:p>
          </table:table-cell>
          <table:table-cell office:value-type="float" office:value="6.662572375" calcext:value-type="float">
            <text:p>6.662572375</text:p>
          </table:table-cell>
          <table:table-cell table:formula="of:=POWER([.C977]-6.75;2)" office:value-type="float" office:value="0.00764358961314065" calcext:value-type="float">
            <text:p>0.007643589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12699" calcext:value-type="float">
            <text:p>6.712699</text:p>
          </table:table-cell>
          <table:table-cell office:value-type="float" office:value="6.6600889565" calcext:value-type="float">
            <text:p>6.6600889565</text:p>
          </table:table-cell>
          <table:table-cell table:formula="of:=POWER([.C978]-6.75;2)" office:value-type="float" office:value="0.00808399574325888" calcext:value-type="float">
            <text:p>0.0080839957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05565" calcext:value-type="float">
            <text:p>6.705565</text:p>
          </table:table-cell>
          <table:table-cell office:value-type="float" office:value="6.6576975909" calcext:value-type="float">
            <text:p>6.6576975909</text:p>
          </table:table-cell>
          <table:table-cell table:formula="of:=POWER([.C979]-6.75;2)" office:value-type="float" office:value="0.0085197347256638" calcext:value-type="float">
            <text:p>0.0085197347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98664" calcext:value-type="float">
            <text:p>6.698664</text:p>
          </table:table-cell>
          <table:table-cell office:value-type="float" office:value="6.6554181905" calcext:value-type="float">
            <text:p>6.6554181905</text:p>
          </table:table-cell>
          <table:table-cell table:formula="of:=POWER([.C980]-6.75;2)" office:value-type="float" office:value="0.00894571868829432" calcext:value-type="float">
            <text:p>0.0089457187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692365" calcext:value-type="float">
            <text:p>6.692365</text:p>
          </table:table-cell>
          <table:table-cell office:value-type="float" office:value="6.6532559" calcext:value-type="float">
            <text:p>6.6532559</text:p>
          </table:table-cell>
          <table:table-cell table:formula="of:=POWER([.C981]-6.75;2)" office:value-type="float" office:value="0.00935942088481009" calcext:value-type="float">
            <text:p>0.0093594209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86979" calcext:value-type="float">
            <text:p>6.686979</text:p>
          </table:table-cell>
          <table:table-cell office:value-type="float" office:value="6.6511975263" calcext:value-type="float">
            <text:p>6.6511975263</text:p>
          </table:table-cell>
          <table:table-cell table:formula="of:=POWER([.C982]-6.75;2)" office:value-type="float" office:value="0.00976192880923923" calcext:value-type="float">
            <text:p>0.0097619288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82708" calcext:value-type="float">
            <text:p>6.682708</text:p>
          </table:table-cell>
          <table:table-cell office:value-type="float" office:value="6.6492096667" calcext:value-type="float">
            <text:p>6.6492096667</text:p>
          </table:table-cell>
          <table:table-cell table:formula="of:=POWER([.C983]-6.75;2)" office:value-type="float" office:value="0.0101586912867251" calcext:value-type="float">
            <text:p>0.010158691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67961" calcext:value-type="float">
            <text:p>6.67961</text:p>
          </table:table-cell>
          <table:table-cell office:value-type="float" office:value="6.6472391765" calcext:value-type="float">
            <text:p>6.6472391765</text:p>
          </table:table-cell>
          <table:table-cell table:formula="of:=POWER([.C984]-6.75;2)" office:value-type="float" office:value="0.0105597868463981" calcext:value-type="float">
            <text:p>0.0105597868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677583" calcext:value-type="float">
            <text:p>6.677583</text:p>
          </table:table-cell>
          <table:table-cell office:value-type="float" office:value="6.645216" calcext:value-type="float">
            <text:p>6.645216</text:p>
          </table:table-cell>
          <table:table-cell table:formula="of:=POWER([.C985]-6.75;2)" office:value-type="float" office:value="0.0109796866560001" calcext:value-type="float">
            <text:p>0.0109796867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676368" calcext:value-type="float">
            <text:p>6.676368</text:p>
          </table:table-cell>
          <table:table-cell office:value-type="float" office:value="6.6430582" calcext:value-type="float">
            <text:p>6.6430582</text:p>
          </table:table-cell>
          <table:table-cell table:formula="of:=POWER([.C986]-6.75;2)" office:value-type="float" office:value="0.0114365485872399" calcext:value-type="float">
            <text:p>0.0114365486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75575" calcext:value-type="float">
            <text:p>6.675575</text:p>
          </table:table-cell>
          <table:table-cell office:value-type="float" office:value="6.6406789286" calcext:value-type="float">
            <text:p>6.6406789286</text:p>
          </table:table-cell>
          <table:table-cell table:formula="of:=POWER([.C987]-6.75;2)" office:value-type="float" office:value="0.0119510966520439" calcext:value-type="float">
            <text:p>0.0119510967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674724" calcext:value-type="float">
            <text:p>6.674724</text:p>
          </table:table-cell>
          <table:table-cell office:value-type="float" office:value="6.6379946154" calcext:value-type="float">
            <text:p>6.6379946154</text:p>
          </table:table-cell>
          <table:table-cell table:formula="of:=POWER([.C988]-6.75;2)" office:value-type="float" office:value="0.0125452061793939" calcext:value-type="float">
            <text:p>0.0125452062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673304" calcext:value-type="float">
            <text:p>6.673304</text:p>
          </table:table-cell>
          <table:table-cell office:value-type="float" office:value="6.6349338333" calcext:value-type="float">
            <text:p>6.6349338333</text:p>
          </table:table-cell>
          <table:table-cell table:formula="of:=POWER([.C989]-6.75;2)" office:value-type="float" office:value="0.0132402227190322" calcext:value-type="float">
            <text:p>0.0132402227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670834" calcext:value-type="float">
            <text:p>6.670834</text:p>
          </table:table-cell>
          <table:table-cell office:value-type="float" office:value="6.6314456364" calcext:value-type="float">
            <text:p>6.6314456364</text:p>
          </table:table-cell>
          <table:table-cell table:formula="of:=POWER([.C990]-6.75;2)" office:value-type="float" office:value="0.0140551371286009" calcext:value-type="float">
            <text:p>0.014055137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666923" calcext:value-type="float">
            <text:p>6.666923</text:p>
          </table:table-cell>
          <table:table-cell office:value-type="float" office:value="6.6275068" calcext:value-type="float">
            <text:p>6.6275068</text:p>
          </table:table-cell>
          <table:table-cell table:formula="of:=POWER([.C991]-6.75;2)" office:value-type="float" office:value="0.01500458404624" calcext:value-type="float">
            <text:p>0.015004584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661326" calcext:value-type="float">
            <text:p>6.661326</text:p>
          </table:table-cell>
          <table:table-cell office:value-type="float" office:value="6.6231272222" calcext:value-type="float">
            <text:p>6.6231272222</text:p>
          </table:table-cell>
          <table:table-cell table:formula="of:=POWER([.C992]-6.75;2)" office:value-type="float" office:value="0.0160967017466882" calcext:value-type="float">
            <text:p>0.0160967017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53975" calcext:value-type="float">
            <text:p>6.653975</text:p>
          </table:table-cell>
          <table:table-cell office:value-type="float" office:value="6.618352375" calcext:value-type="float">
            <text:p>6.618352375</text:p>
          </table:table-cell>
          <table:table-cell table:formula="of:=POWER([.C993]-6.75;2)" office:value-type="float" office:value="0.0173310971681407" calcext:value-type="float">
            <text:p>0.0173310972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645001" calcext:value-type="float">
            <text:p>6.645001</text:p>
          </table:table-cell>
          <table:table-cell office:value-type="float" office:value="6.6132634286" calcext:value-type="float">
            <text:p>6.6132634286</text:p>
          </table:table-cell>
          <table:table-cell table:formula="of:=POWER([.C994]-6.75;2)" office:value-type="float" office:value="0.0186968899582273" calcext:value-type="float">
            <text:p>0.01869689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34728" calcext:value-type="float">
            <text:p>6.634728</text:p>
          </table:table-cell>
          <table:table-cell office:value-type="float" office:value="6.6079738333" calcext:value-type="float">
            <text:p>6.6079738333</text:p>
          </table:table-cell>
          <table:table-cell table:formula="of:=POWER([.C995]-6.75;2)" office:value-type="float" office:value="0.0201714320274962" calcext:value-type="float">
            <text:p>0.020171432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23644" calcext:value-type="float">
            <text:p>6.623644</text:p>
          </table:table-cell>
          <table:table-cell office:value-type="float" office:value="6.602623" calcext:value-type="float">
            <text:p>6.602623</text:p>
          </table:table-cell>
          <table:table-cell table:formula="of:=POWER([.C996]-6.75;2)" office:value-type="float" office:value="0.0217199801289999" calcext:value-type="float">
            <text:p>0.0217199801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12357" calcext:value-type="float">
            <text:p>6.612357</text:p>
          </table:table-cell>
          <table:table-cell office:value-type="float" office:value="6.59736775" calcext:value-type="float">
            <text:p>6.59736775</text:p>
          </table:table-cell>
          <table:table-cell table:formula="of:=POWER([.C997]-6.75;2)" office:value-type="float" office:value="0.0232966037400625" calcext:value-type="float">
            <text:p>0.0232966037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01533" calcext:value-type="float">
            <text:p>6.601533</text:p>
          </table:table-cell>
          <table:table-cell office:value-type="float" office:value="6.5923713333" calcext:value-type="float">
            <text:p>6.5923713333</text:p>
          </table:table-cell>
          <table:table-cell table:formula="of:=POWER([.C998]-6.75;2)" office:value-type="float" office:value="0.0248467965656197" calcext:value-type="float">
            <text:p>0.0248467966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591817" calcext:value-type="float">
            <text:p>6.591817</text:p>
          </table:table-cell>
          <table:table-cell office:value-type="float" office:value="6.5877905" calcext:value-type="float">
            <text:p>6.5877905</text:p>
          </table:table-cell>
          <table:table-cell table:formula="of:=POWER([.C999]-6.75;2)" office:value-type="float" office:value="0.0263119218902501" calcext:value-type="float">
            <text:p>0.0263119219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583764" calcext:value-type="float">
            <text:p>6.583764</text:p>
          </table:table-cell>
          <table:table-cell table:formula="of:=POWER([.C1000]-6.75;2)" office:value-type="float" office:value="0.0276344076959999" calcext:value-type="float">
            <text:p>0.02763440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54:21.889294181</dc:date>
    <meta:document-statistic meta:table-count="1" meta:cell-count="3765" meta:object-count="0"/>
    <meta:generator>LibreOffice/4.2.7.2$Linux_X86_64 LibreOffice_project/420m0$Build-2</meta:generator>
  </office:meta>
</office:document-meta>
</file>